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ta_+_Layer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1007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4">
            <text:p>MPG</text:p>
          </table:table-cell>
          <table:covered-table-cell/>
          <table:table-cell office:value-type="string" table:style-name="ce2">
            <text:p>Cylinders</text:p>
          </table:table-cell>
          <table:table-cell office:value-type="string" table:style-name="ce2">
            <text:p>Displacement</text:p>
          </table:table-cell>
          <table:table-cell office:value-type="string" table:style-name="ce2">
            <text:p>horsepowe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acceleration</text:p>
          </table:table-cell>
          <table:table-cell office:value-type="string" table:style-name="ce2">
            <text:p>model year</text:p>
          </table:table-cell>
          <table:table-cell office:value-type="string" table:style-name="ce2">
            <text:p>Country origin</text:p>
          </table:table-cell>
          <table:table-cell table:style-name="ce2"/>
          <table:table-cell office:value-type="string" table:style-name="ce2">
            <text:p>car name</text:p>
          </table:table-cell>
          <table:table-cell table:number-columns-repeated="6" table:style-name="ce1"/>
          <table:table-cell office:value-type="string" table:style-name="ce1">
            <text:p>+</text:p>
          </table:table-cell>
          <table:table-cell office:value-type="string" table:style-name="ce1">
            <text:p>-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7" table:style-name="ce1">
            <text:p>307</text:p>
          </table:table-cell>
          <table:table-cell office:value-type="float" office:value="130" table:style-name="ce1">
            <text:p>130</text:p>
          </table:table-cell>
          <table:table-cell office:value-type="float" office:value="3504" table:style-name="ce1">
            <text:p>3504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]=1;&quot;USA&quot;;IF([.I2]=2;&quot;Europe&quot;;&quot;Asia&quot;))" table:style-name="ce1">
            <text:p>USA</text:p>
          </table:table-cell>
          <table:table-cell office:value-type="string" table:style-name="ce1">
            <text:p>"chevrolet chevelle malibu"</text:p>
          </table:table-cell>
          <table:table-cell table:number-columns-repeated="5" table:style-name="ce1"/>
          <table:table-cell office:value-type="string" table:style-name="ce1">
            <text:p>tota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table:style-name="ce1"/>
          <table:table-cell office:value-type="string" table:style-name="ce1">
            <text:p>log2+</text:p>
          </table:table-cell>
          <table:table-cell office:value-type="string" table:style-name="ce1">
            <text:p>log2-</text:p>
          </table:table-cell>
          <table:table-cell table:style-name="ce1"/>
          <table:table-cell office:value-type="string" table:style-name="ce1">
            <text:p>entropy</text:p>
          </table:table-cell>
          <table:table-cell table:style-name="ce1"/>
          <table:table-cell office:value-type="string" table:style-name="ce1">
            <text:p>Sv/S</text:p>
          </table:table-cell>
          <table:table-cell office:value-type="string" table:style-name="ce1">
            <text:p>Sv/S*Ent</text:p>
          </table:table-cell>
          <table:table-cell table:style-name="ce1"/>
          <table:table-cell office:value-type="string" table:style-name="ce1">
            <text:p>gain</text:p>
          </table:table-cell>
          <table:table-cell table:number-columns-repeated="1635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65" table:style-name="ce1">
            <text:p>165</text:p>
          </table:table-cell>
          <table:table-cell office:value-type="float" office:value="3693" table:style-name="ce1">
            <text:p>3693</text:p>
          </table:table-cell>
          <table:table-cell office:value-type="float" office:value="11.5" table:style-name="ce1">
            <text:p>11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]=1;&quot;USA&quot;;IF([.I3]=2;&quot;Europe&quot;;&quot;Asia&quot;))" table:style-name="ce1">
            <text:p>USA</text:p>
          </table:table-cell>
          <table:table-cell office:value-type="string" table:style-name="ce1">
            <text:p>"buick skylark 320"</text:p>
          </table:table-cell>
          <table:table-cell table:number-columns-repeated="5" table:style-name="ce1"/>
          <table:table-cell office:value-type="float" office:value="392" table:formula="of:=COUNT([.A2:.A393])" table:style-name="ce1">
            <text:p>392</text:p>
          </table:table-cell>
          <table:table-cell office:value-type="float" office:value="241" table:formula="of:=[.Q3]-[.S3]" table:style-name="ce1">
            <text:p>241</text:p>
          </table:table-cell>
          <table:table-cell office:value-type="float" office:value="151" table:formula="of:=COUNTIF([.B2:.B393];&quot;bad&quot;)" table:style-name="ce1">
            <text:p>151</text:p>
          </table:table-cell>
          <table:table-cell table:style-name="ce1"/>
          <table:table-cell office:value-type="float" office:value="-0.70182050788524664" table:formula="of:=LOG([.R3]/[.Q3];2)" table:style-name="ce1">
            <text:p>-0.701820508</text:p>
          </table:table-cell>
          <table:table-cell office:value-type="float" office:value="-1.3763051047901294" table:formula="of:=LOG([.S3]/[.Q3];2)" table:style-name="ce1">
            <text:p>-1.376305105</text:p>
          </table:table-cell>
          <table:table-cell table:style-name="ce1"/>
          <table:table-cell office:value-type="float" office:value="0.96163472761136215" table:formula="of:=-([.R3]/[.Q3])*[.U3]-([.S3]/[.Q3])*[.V3]" table:style-name="ce1">
            <text:p>0.961634728</text:p>
          </table:table-cell>
          <table:table-cell table:number-columns-repeated="16360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3436" table:style-name="ce1">
            <text:p>3436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]=1;&quot;USA&quot;;IF([.I4]=2;&quot;Europe&quot;;&quot;Asia&quot;))" table:style-name="ce1">
            <text:p>USA</text:p>
          </table:table-cell>
          <table:table-cell office:value-type="string" table:style-name="ce1">
            <text:p>"plymouth satellite"</text:p>
          </table:table-cell>
          <table:table-cell table:number-columns-repeated="4" table:style-name="ce1"/>
          <table:table-cell office:value-type="string" table:style-name="ce1">
            <text:p>CYC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433" table:style-name="ce1">
            <text:p>3433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5]=1;&quot;USA&quot;;IF([.I5]=2;&quot;Europe&quot;;&quot;Asia&quot;))" table:style-name="ce1">
            <text:p>USA</text:p>
          </table:table-cell>
          <table:table-cell office:value-type="string" table:style-name="ce1">
            <text:p>"amc rebel sst"</text:p>
          </table:table-cell>
          <table:table-cell table:number-columns-repeated="3" table:style-name="ce1"/>
          <table:table-cell office:value-type="string" table:style-name="ce1">
            <text:p>cylinder</text:p>
          </table:table-cell>
          <table:table-cell office:value-type="float" office:value="3" table:style-name="ce1">
            <text:p>3</text:p>
          </table:table-cell>
          <table:table-cell office:value-type="float" office:value="4" table:formula="of:=COUNTIF([.$C$2:.$C$393];3)" table:style-name="ce1">
            <text:p>4</text:p>
          </table:table-cell>
          <table:table-cell office:value-type="float" office:value="2" table:formula="of:=COUNTIFS($$CYC;[.P5];$$MPG;&quot;good&quot;)" table:style-name="ce1">
            <text:p>2</text:p>
          </table:table-cell>
          <table:table-cell office:value-type="float" office:value="2" table:formula="of:=COUNTIFS($$CYC;[.P5];$$MPG;&quot;bad&quot;)" table:style-name="ce1">
            <text:p>2</text:p>
          </table:table-cell>
          <table:table-cell table:style-name="ce1"/>
          <table:table-cell office:value-type="float" office:value="-1" table:formula="of:=LOG([.R5]/[.Q5];2)" table:style-name="ce1">
            <text:p>-1</text:p>
          </table:table-cell>
          <table:table-cell office:value-type="float" office:value="-1" table:formula="of:=LOG([.S5]/[.Q5];2)" table:style-name="ce1">
            <text:p>-1</text:p>
          </table:table-cell>
          <table:table-cell table:style-name="ce1"/>
          <table:table-cell office:value-type="float" office:value="1" table:formula="of:=-([.R5]/[.Q5])*[.U5]-([.S5]/[.Q5])*[.V5]" table:style-name="ce1">
            <text:p>1</text:p>
          </table:table-cell>
          <table:table-cell table:style-name="ce1"/>
          <table:table-cell office:value-type="float" office:value="1.020408163265306E-2" table:formula="of:=[.Q5]/[.$Q$3]" table:style-name="ce1">
            <text:p>0.010204082</text:p>
          </table:table-cell>
          <table:table-cell office:value-type="float" office:value="1.020408163265306E-2" table:formula="of:=[.Z5]*[.X5]" table:style-name="ce1">
            <text:p>0.010204082</text:p>
          </table:table-cell>
          <table:table-cell table:number-columns-repeated="16357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40" table:style-name="ce1">
            <text:p>140</text:p>
          </table:table-cell>
          <table:table-cell office:value-type="float" office:value="3449" table:style-name="ce1">
            <text:p>3449</text:p>
          </table:table-cell>
          <table:table-cell office:value-type="float" office:value="10.5" table:style-name="ce1">
            <text:p>10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]=1;&quot;USA&quot;;IF([.I6]=2;&quot;Europe&quot;;&quot;Asia&quot;))" table:style-name="ce1">
            <text:p>USA</text:p>
          </table:table-cell>
          <table:table-cell office:value-type="string" table:style-name="ce1">
            <text:p>"ford torino"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199" table:formula="of:=COUNTIF([.$C$2:.$C$393];[.P6])" table:style-name="ce1">
            <text:p>199</text:p>
          </table:table-cell>
          <table:table-cell office:value-type="float" office:value="195" table:formula="of:=COUNTIFS($$CYC;[.P6];$$MPG;&quot;good&quot;)" table:style-name="ce1">
            <text:p>195</text:p>
          </table:table-cell>
          <table:table-cell office:value-type="float" office:value="4" table:formula="of:=COUNTIFS($$CYC;[.P6];$$MPG;&quot;bad&quot;)" table:style-name="ce1">
            <text:p>4</text:p>
          </table:table-cell>
          <table:table-cell table:style-name="ce1"/>
          <table:table-cell office:value-type="float" office:value="-2.9294306794038116E-2" table:formula="of:=LOG([.R6]/[.Q6];2)" table:style-name="ce1">
            <text:p>-0.029294307</text:p>
          </table:table-cell>
          <table:table-cell office:value-type="float" office:value="-5.6366246205436497" table:formula="of:=LOG([.S6]/[.Q6];2)" table:style-name="ce1">
            <text:p>-5.636624621</text:p>
          </table:table-cell>
          <table:table-cell table:style-name="ce1"/>
          <table:table-cell office:value-type="float" office:value="0.14200446385433182" table:formula="of:=-([.R6]/[.Q6])*[.U6]-([.S6]/[.Q6])*[.V6]" table:style-name="ce1">
            <text:p>0.142004464</text:p>
          </table:table-cell>
          <table:table-cell table:style-name="ce1"/>
          <table:table-cell office:value-type="float" office:value="0.50765306122448983" table:formula="of:=[.Q6]/[.$Q$3]" table:style-name="ce1">
            <text:p>0.507653061</text:p>
          </table:table-cell>
          <table:table-cell office:value-type="float" office:value="7.2089000783193968E-2" table:formula="of:=[.Z6]*[.X6]" table:style-name="ce1">
            <text:p>0.072089001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29" table:style-name="ce1">
            <text:p>429</text:p>
          </table:table-cell>
          <table:table-cell office:value-type="float" office:value="198" table:style-name="ce1">
            <text:p>198</text:p>
          </table:table-cell>
          <table:table-cell office:value-type="float" office:value="4341" table:style-name="ce1">
            <text:p>4341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]=1;&quot;USA&quot;;IF([.I7]=2;&quot;Europe&quot;;&quot;Asia&quot;))" table:style-name="ce1">
            <text:p>USA</text:p>
          </table:table-cell>
          <table:table-cell office:value-type="string" table:style-name="ce1">
            <text:p>"ford galaxie 500"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3" table:formula="of:=COUNTIF([.$C$2:.$C$393];[.P7])" table:style-name="ce1">
            <text:p>3</text:p>
          </table:table-cell>
          <table:table-cell office:value-type="float" office:value="3" table:formula="of:=COUNTIFS($$CYC;[.P7];$$MPG;&quot;good&quot;)" table:style-name="ce1">
            <text:p>3</text:p>
          </table:table-cell>
          <table:table-cell office:value-type="float" office:value="0" table:formula="of:=COUNTIFS($$CYC;[.P7];$$MPG;&quot;bad&quot;)" table:style-name="ce1">
            <text:p>0</text:p>
          </table:table-cell>
          <table:table-cell table:style-name="ce1"/>
          <table:table-cell office:value-type="float" office:value="0" table:formula="of:=LOG([.R7]/[.Q7];2)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-([.R7]/[.Q7])*[.U7]-([.S7]/[.Q7])*[.V7]" table:style-name="ce1">
            <text:p>0</text:p>
          </table:table-cell>
          <table:table-cell table:style-name="ce1"/>
          <table:table-cell office:value-type="float" office:value="7.6530612244897957E-3" table:formula="of:=[.Q7]/[.$Q$3]" table:style-name="ce1">
            <text:p>0.007653061</text:p>
          </table:table-cell>
          <table:table-cell office:value-type="float" office:value="0" table:formula="of:=[.Z7]*[.X7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54" table:style-name="ce1">
            <text:p>454</text:p>
          </table:table-cell>
          <table:table-cell office:value-type="float" office:value="220" table:style-name="ce1">
            <text:p>220</text:p>
          </table:table-cell>
          <table:table-cell office:value-type="float" office:value="4354" table:style-name="ce1">
            <text:p>4354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]=1;&quot;USA&quot;;IF([.I8]=2;&quot;Europe&quot;;&quot;Asia&quot;))" table:style-name="ce1">
            <text:p>USA</text:p>
          </table:table-cell>
          <table:table-cell office:value-type="string" table:style-name="ce1">
            <text:p>"chevrolet impala"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83" table:formula="of:=COUNTIF([.$C$2:.$C$393];[.P8])" table:style-name="ce1">
            <text:p>83</text:p>
          </table:table-cell>
          <table:table-cell office:value-type="float" office:value="36" table:formula="of:=COUNTIFS($$CYC;[.P8];$$MPG;&quot;good&quot;)" table:style-name="ce1">
            <text:p>36</text:p>
          </table:table-cell>
          <table:table-cell office:value-type="float" office:value="47" table:formula="of:=COUNTIFS($$CYC;[.P8];$$MPG;&quot;bad&quot;)" table:style-name="ce1">
            <text:p>47</text:p>
          </table:table-cell>
          <table:table-cell table:style-name="ce1"/>
          <table:table-cell office:value-type="float" office:value="-1.2051144299046124" table:formula="of:=LOG([.R8]/[.Q8];2)" table:style-name="ce1">
            <text:p>-1.20511443</text:p>
          </table:table-cell>
          <table:table-cell office:value-type="float" office:value="-0.82045057966928736" table:formula="of:=LOG([.S8]/[.Q8];2)" table:style-name="ce1">
            <text:p>-0.82045058</text:p>
          </table:table-cell>
          <table:table-cell table:style-name="ce1"/>
          <table:table-cell office:value-type="float" office:value="0.98729273157858499" table:formula="of:=-([.R8]/[.Q8])*[.U8]-([.S8]/[.Q8])*[.V8]" table:style-name="ce1">
            <text:p>0.987292732</text:p>
          </table:table-cell>
          <table:table-cell table:style-name="ce1"/>
          <table:table-cell office:value-type="float" office:value="0.21173469387755103" table:formula="of:=[.Q8]/[.$Q$3]" table:style-name="ce1">
            <text:p>0.211734694</text:p>
          </table:table-cell>
          <table:table-cell office:value-type="float" office:value="0.20904412428832286" table:formula="of:=[.Z8]*[.X8]" table:style-name="ce1">
            <text:p>0.209044124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40" table:style-name="ce1">
            <text:p>440</text:p>
          </table:table-cell>
          <table:table-cell office:value-type="float" office:value="215" table:style-name="ce1">
            <text:p>215</text:p>
          </table:table-cell>
          <table:table-cell office:value-type="float" office:value="4312" table:style-name="ce1">
            <text:p>4312</text:p>
          </table:table-cell>
          <table:table-cell office:value-type="float" office:value="8.5" table:style-name="ce1">
            <text:p>8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]=1;&quot;USA&quot;;IF([.I9]=2;&quot;Europe&quot;;&quot;Asia&quot;))" table:style-name="ce1">
            <text:p>USA</text:p>
          </table:table-cell>
          <table:table-cell office:value-type="string" table:style-name="ce1">
            <text:p>"plymouth fury iii"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03" table:formula="of:=COUNTIF([.$C$2:.$C$393];[.P9])" table:style-name="ce1">
            <text:p>103</text:p>
          </table:table-cell>
          <table:table-cell office:value-type="float" office:value="5" table:formula="of:=COUNTIFS($$CYC;[.P9];$$MPG;&quot;good&quot;)" table:style-name="ce1">
            <text:p>5</text:p>
          </table:table-cell>
          <table:table-cell office:value-type="float" office:value="98" table:formula="of:=COUNTIFS($$CYC;[.P9];$$MPG;&quot;bad&quot;)" table:style-name="ce1">
            <text:p>98</text:p>
          </table:table-cell>
          <table:table-cell table:style-name="ce1"/>
          <table:table-cell office:value-type="float" office:value="-4.3645724322958559" table:formula="of:=LOG([.R9]/[.Q9];2)" table:style-name="ce1">
            <text:p>-4.364572432</text:p>
          </table:table-cell>
          <table:table-cell office:value-type="float" office:value="-7.1790683068010133E-2" table:formula="of:=LOG([.S9]/[.Q9];2)" table:style-name="ce1">
            <text:p>-0.071790683</text:p>
          </table:table-cell>
          <table:table-cell table:style-name="ce1"/>
          <table:table-cell office:value-type="float" office:value="0.28017814662275992" table:formula="of:=-([.R9]/[.Q9])*[.U9]-([.S9]/[.Q9])*[.V9]" table:style-name="ce1">
            <text:p>0.280178147</text:p>
          </table:table-cell>
          <table:table-cell table:style-name="ce1"/>
          <table:table-cell office:value-type="float" office:value="0.26275510204081631" table:formula="of:=[.Q9]/[.$Q$3]" table:style-name="ce1">
            <text:p>0.262755102</text:p>
          </table:table-cell>
          <table:table-cell office:value-type="float" office:value="7.3618237505470072E-2" table:formula="of:=[.Z9]*[.X9]" table:style-name="ce1">
            <text:p>0.073618238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55" table:style-name="ce1">
            <text:p>455</text:p>
          </table:table-cell>
          <table:table-cell office:value-type="float" office:value="225" table:style-name="ce1">
            <text:p>225</text:p>
          </table:table-cell>
          <table:table-cell office:value-type="float" office:value="4425" table:style-name="ce1">
            <text:p>4425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]=1;&quot;USA&quot;;IF([.I10]=2;&quot;Europe&quot;;&quot;Asia&quot;))" table:style-name="ce1">
            <text:p>USA</text:p>
          </table:table-cell>
          <table:table-cell office:value-type="string" table:style-name="ce1">
            <text:p>"pontiac catalina"</text:p>
          </table:table-cell>
          <table:table-cell table:number-columns-repeated="15" table:style-name="ce1"/>
          <table:table-cell office:value-type="float" office:value="0.36495544420963999" table:formula="of:=SUM([.AA5:.AA9])" table:style-name="ce1">
            <text:p>0.364955444</text:p>
          </table:table-cell>
          <table:table-cell office:value-type="string" table:style-name="ce1">
            <text:p>Gain=</text:p>
          </table:table-cell>
          <table:table-cell office:value-type="float" office:value="0.59667928340172216" table:formula="of:=[.$X$3]-[.AA10]" table:style-name="ce1">
            <text:p>0.596679283</text:p>
          </table:table-cell>
          <table:table-cell table:number-columns-repeated="1635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90" table:style-name="ce1">
            <text:p>390</text:p>
          </table:table-cell>
          <table:table-cell office:value-type="float" office:value="190" table:style-name="ce1">
            <text:p>190</text:p>
          </table:table-cell>
          <table:table-cell office:value-type="float" office:value="3850" table:style-name="ce1">
            <text:p>3850</text:p>
          </table:table-cell>
          <table:table-cell office:value-type="float" office:value="8.5" table:style-name="ce1">
            <text:p>8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]=1;&quot;USA&quot;;IF([.I11]=2;&quot;Europe&quot;;&quot;Asia&quot;))" table:style-name="ce1">
            <text:p>USA</text:p>
          </table:table-cell>
          <table:table-cell office:value-type="string" table:style-name="ce1">
            <text:p>"amc ambassador dpl"</text:p>
          </table:table-cell>
          <table:table-cell table:number-columns-repeated="4" table:style-name="ce1"/>
          <table:table-cell office:value-type="string" table:style-name="ce1">
            <text:p>COU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83" table:style-name="ce1">
            <text:p>383</text:p>
          </table:table-cell>
          <table:table-cell office:value-type="float" office:value="170" table:style-name="ce1">
            <text:p>170</text:p>
          </table:table-cell>
          <table:table-cell office:value-type="float" office:value="3563" table:style-name="ce1">
            <text:p>3563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]=1;&quot;USA&quot;;IF([.I12]=2;&quot;Europe&quot;;&quot;Asia&quot;))" table:style-name="ce1">
            <text:p>USA</text:p>
          </table:table-cell>
          <table:table-cell office:value-type="string" table:style-name="ce1">
            <text:p>"dodge challenger se"</text:p>
          </table:table-cell>
          <table:table-cell table:number-columns-repeated="3" table:style-name="ce1"/>
          <table:table-cell office:value-type="string" table:style-name="ce1">
            <text:p>country</text:p>
          </table:table-cell>
          <table:table-cell office:value-type="float" office:value="1" table:style-name="ce1">
            <text:p>1</text:p>
          </table:table-cell>
          <table:table-cell office:value-type="float" office:value="245" table:formula="of:=COUNTIF($$COU;1)" table:style-name="ce1">
            <text:p>245</text:p>
          </table:table-cell>
          <table:table-cell office:value-type="float" office:value="103" table:formula="of:=COUNTIFS($$COU;[.P12];$$MPG;&quot;good&quot;)" table:style-name="ce1">
            <text:p>103</text:p>
          </table:table-cell>
          <table:table-cell office:value-type="float" office:value="142" table:formula="of:=[.Q12]-[.R12]" table:style-name="ce1">
            <text:p>142</text:p>
          </table:table-cell>
          <table:table-cell table:style-name="ce1"/>
          <table:table-cell office:value-type="float" office:value="-1.2501374118193522" table:formula="of:=LOG([.R12]/[.Q12];2)" table:style-name="ce1">
            <text:p>-1.250137412</text:p>
          </table:table-cell>
          <table:table-cell office:value-type="float" office:value="-0.78689081949788864" table:formula="of:=LOG([.S12]/[.Q12];2)" table:style-name="ce1">
            <text:p>-0.786890819</text:p>
          </table:table-cell>
          <table:table-cell table:style-name="ce1"/>
          <table:table-cell office:value-type="float" office:value="0.98164346851466711" table:formula="of:=-([.R12]/[.Q12])*[.U12]-([.S12]/[.Q12])*[.V12]" table:style-name="ce1">
            <text:p>0.981643469</text:p>
          </table:table-cell>
          <table:table-cell table:style-name="ce1"/>
          <table:table-cell office:value-type="float" office:value="0.625" table:formula="of:=[.Q12]/[.$Q$3]" table:style-name="ce1">
            <text:p>0.625</text:p>
          </table:table-cell>
          <table:table-cell office:value-type="float" office:value="0.61352716782166694" table:formula="of:=[.Z12]*[.X12]" table:style-name="ce1">
            <text:p>0.613527168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office:value-type="float" office:value="160" table:style-name="ce1">
            <text:p>160</text:p>
          </table:table-cell>
          <table:table-cell office:value-type="float" office:value="3609" table:style-name="ce1">
            <text:p>3609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]=1;&quot;USA&quot;;IF([.I13]=2;&quot;Europe&quot;;&quot;Asia&quot;))" table:style-name="ce1">
            <text:p>USA</text:p>
          </table:table-cell>
          <table:table-cell office:value-type="string" table:style-name="ce1">
            <text:p>"plymouth 'cuda 340"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68" table:formula="of:=COUNTIF($$COU;[.P13])" table:style-name="ce1">
            <text:p>68</text:p>
          </table:table-cell>
          <table:table-cell office:value-type="float" office:value="62" table:formula="of:=COUNTIFS($$COU;[.P13];$$MPG;&quot;good&quot;)" table:style-name="ce1">
            <text:p>62</text:p>
          </table:table-cell>
          <table:table-cell office:value-type="float" office:value="6" table:formula="of:=[.Q13]-[.R13]" table:style-name="ce1">
            <text:p>6</text:p>
          </table:table-cell>
          <table:table-cell table:style-name="ce1"/>
          <table:table-cell office:value-type="float" office:value="-0.13326653086346424" table:formula="of:=LOG([.R13]/[.Q13];2)" table:style-name="ce1">
            <text:p>-0.133266531</text:p>
          </table:table-cell>
          <table:table-cell office:value-type="float" office:value="-3.502500340529183" table:formula="of:=LOG([.S13]/[.Q13];2)" table:style-name="ce1">
            <text:p>-3.502500341</text:p>
          </table:table-cell>
          <table:table-cell table:style-name="ce1"/>
          <table:table-cell office:value-type="float" office:value="0.4305518670104394" table:formula="of:=-([.R13]/[.Q13])*[.U13]-([.S13]/[.Q13])*[.V13]" table:style-name="ce1">
            <text:p>0.430551867</text:p>
          </table:table-cell>
          <table:table-cell table:style-name="ce1"/>
          <table:table-cell office:value-type="float" office:value="0.17346938775510204" table:formula="of:=[.Q13]/[.$Q$3]" table:style-name="ce1">
            <text:p>0.173469388</text:p>
          </table:table-cell>
          <table:table-cell office:value-type="float" office:value="7.4687568767117032E-2" table:formula="of:=[.Z13]*[.X13]" table:style-name="ce1">
            <text:p>0.074687569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50" table:style-name="ce1">
            <text:p>150</text:p>
          </table:table-cell>
          <table:table-cell office:value-type="float" office:value="3761" table:style-name="ce1">
            <text:p>3761</text:p>
          </table:table-cell>
          <table:table-cell office:value-type="float" office:value="9.5" table:style-name="ce1">
            <text:p>9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4]=1;&quot;USA&quot;;IF([.I14]=2;&quot;Europe&quot;;&quot;Asia&quot;))" table:style-name="ce1">
            <text:p>USA</text:p>
          </table:table-cell>
          <table:table-cell office:value-type="string" table:style-name="ce1">
            <text:p>"chevrolet monte carlo"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79" table:formula="of:=COUNTIF($$COU;[.P14])" table:style-name="ce1">
            <text:p>79</text:p>
          </table:table-cell>
          <table:table-cell office:value-type="float" office:value="76" table:formula="of:=COUNTIFS($$COU;[.P14];$$MPG;&quot;good&quot;)" table:style-name="ce1">
            <text:p>76</text:p>
          </table:table-cell>
          <table:table-cell office:value-type="float" office:value="3" table:formula="of:=[.Q14]-[.R14]" table:style-name="ce1">
            <text:p>3</text:p>
          </table:table-cell>
          <table:table-cell table:style-name="ce1"/>
          <table:table-cell office:value-type="float" office:value="-5.5853234733517401E-2" table:formula="of:=LOG([.R14]/[.Q14];2)" table:style-name="ce1">
            <text:p>-0.055853235</text:p>
          </table:table-cell>
          <table:table-cell office:value-type="float" office:value="-4.718818247455947" table:formula="of:=LOG([.S14]/[.Q14];2)" table:style-name="ce1">
            <text:p>-4.718818247</text:p>
          </table:table-cell>
          <table:table-cell table:style-name="ce1"/>
          <table:table-cell office:value-type="float" office:value="0.23292785546981221" table:formula="of:=-([.R14]/[.Q14])*[.U14]-([.S14]/[.Q14])*[.V14]" table:style-name="ce1">
            <text:p>0.232927855</text:p>
          </table:table-cell>
          <table:table-cell table:style-name="ce1"/>
          <table:table-cell office:value-type="float" office:value="0.20153061224489796" table:formula="of:=[.Q14]/[.$Q$3]" table:style-name="ce1">
            <text:p>0.201530612</text:p>
          </table:table-cell>
          <table:table-cell office:value-type="float" office:value="4.6942093321722361E-2" table:formula="of:=[.Z14]*[.X14]" table:style-name="ce1">
            <text:p>0.046942093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55" table:style-name="ce1">
            <text:p>455</text:p>
          </table:table-cell>
          <table:table-cell office:value-type="float" office:value="225" table:style-name="ce1">
            <text:p>225</text:p>
          </table:table-cell>
          <table:table-cell office:value-type="float" office:value="3086" table:style-name="ce1">
            <text:p>3086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]=1;&quot;USA&quot;;IF([.I15]=2;&quot;Europe&quot;;&quot;Asia&quot;))" table:style-name="ce1">
            <text:p>USA</text:p>
          </table:table-cell>
          <table:table-cell office:value-type="string" table:style-name="ce1">
            <text:p>"buick estate wagon (sw)"</text:p>
          </table:table-cell>
          <table:table-cell table:number-columns-repeated="15" table:style-name="ce1"/>
          <table:table-cell office:value-type="float" office:value="0.73515682991050635" table:formula="of:=SUM([.AA12:.AA14])" table:style-name="ce1">
            <text:p>0.73515683</text:p>
          </table:table-cell>
          <table:table-cell office:value-type="string" table:style-name="ce1">
            <text:p>Gain=</text:p>
          </table:table-cell>
          <table:table-cell office:value-type="float" office:value="0.2264778977008558" table:formula="of:=[.$X$3]-[.AA15]" table:style-name="ce1">
            <text:p>0.226477898</text:p>
          </table:table-cell>
          <table:table-cell table:number-columns-repeated="16355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3" table:style-name="ce1">
            <text:p>113</text:p>
          </table:table-cell>
          <table:table-cell office:value-type="float" office:value="95" table:style-name="ce1">
            <text:p>95</text:p>
          </table:table-cell>
          <table:table-cell office:value-type="float" office:value="2372" table:style-name="ce1">
            <text:p>2372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6]=1;&quot;USA&quot;;IF([.I16]=2;&quot;Europe&quot;;&quot;Asia&quot;))" table:style-name="ce1">
            <text:p>Asia</text:p>
          </table:table-cell>
          <table:table-cell office:value-type="string" table:style-name="ce1">
            <text:p>"toyota corona mark ii"</text:p>
          </table:table-cell>
          <table:table-cell table:number-columns-repeated="3" table:style-name="ce1"/>
          <table:table-cell office:value-type="string" table:style-name="ce1">
            <text:p>year</text:p>
          </table:table-cell>
          <table:table-cell office:value-type="string" table:style-name="ce1">
            <text:p>YEA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17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98" table:style-name="ce1">
            <text:p>198</text:p>
          </table:table-cell>
          <table:table-cell office:value-type="float" office:value="95" table:style-name="ce1">
            <text:p>95</text:p>
          </table:table-cell>
          <table:table-cell office:value-type="float" office:value="2833" table:style-name="ce1">
            <text:p>2833</text:p>
          </table:table-cell>
          <table:table-cell office:value-type="float" office:value="15.5" table:style-name="ce1">
            <text:p>15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7]=1;&quot;USA&quot;;IF([.I17]=2;&quot;Europe&quot;;&quot;Asia&quot;))" table:style-name="ce1">
            <text:p>USA</text:p>
          </table:table-cell>
          <table:table-cell office:value-type="string" table:style-name="ce1">
            <text:p>"plymouth duster"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150" table:formula="of:=COUNTIFS($$YEA;&quot;&lt;=&quot;&amp;[.$P$17];$$YEA;&quot;&gt;=&quot;&amp;[.$O$17])" table:style-name="ce1">
            <text:p>150</text:p>
          </table:table-cell>
          <table:table-cell office:value-type="float" office:value="63" table:formula="of:=COUNTIFS($$YEA;&quot;&lt;=&quot;&amp;[.$P$17];$$YEA;&quot;&gt;=&quot;&amp;[.$O$17];$$MPG;[.R2])" table:style-name="ce1">
            <text:p>63</text:p>
          </table:table-cell>
          <table:table-cell office:value-type="float" office:value="87" table:formula="of:=COUNTIFS($$YEA;&quot;&lt;=&quot;&amp;[.$P$17];$$YEA;&quot;&gt;=&quot;&amp;[.$O$17];$$MPG;[.S2])" table:style-name="ce1">
            <text:p>87</text:p>
          </table:table-cell>
          <table:table-cell table:style-name="ce1"/>
          <table:table-cell office:value-type="float" office:value="-1.2515387669959643" table:formula="of:=LOG([.R17]/[.Q17];2)" table:style-name="ce1">
            <text:p>-1.251538767</text:p>
          </table:table-cell>
          <table:table-cell office:value-type="float" office:value="-0.78587519464715272" table:formula="of:=LOG([.S17]/[.Q17];2)" table:style-name="ce1">
            <text:p>-0.785875195</text:p>
          </table:table-cell>
          <table:table-cell table:style-name="ce1"/>
          <table:table-cell office:value-type="float" office:value="0.98145389503365354" table:formula="of:=-([.R17]/[.Q17])*[.U17]-([.S17]/[.Q17])*[.V17]" table:style-name="ce1">
            <text:p>0.981453895</text:p>
          </table:table-cell>
          <table:table-cell table:style-name="ce1"/>
          <table:table-cell office:value-type="float" office:value="0.38265306122448978" table:formula="of:=[.Q17]/[.$Q$3]" table:style-name="ce1">
            <text:p>0.382653061</text:p>
          </table:table-cell>
          <table:table-cell office:value-type="float" office:value="0.37555633738532657" table:formula="of:=[.Z17]*[.X17]" table:style-name="ce1">
            <text:p>0.375556337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99" table:style-name="ce1">
            <text:p>199</text:p>
          </table:table-cell>
          <table:table-cell office:value-type="float" office:value="97" table:style-name="ce1">
            <text:p>97</text:p>
          </table:table-cell>
          <table:table-cell office:value-type="float" office:value="2774" table:style-name="ce1">
            <text:p>2774</text:p>
          </table:table-cell>
          <table:table-cell office:value-type="float" office:value="15.5" table:style-name="ce1">
            <text:p>15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]=1;&quot;USA&quot;;IF([.I18]=2;&quot;Europe&quot;;&quot;Asia&quot;))" table:style-name="ce1">
            <text:p>USA</text:p>
          </table:table-cell>
          <table:table-cell office:value-type="string" table:style-name="ce1">
            <text:p>"amc hornet"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157" table:formula="of:=COUNTIFS($$YEA;&quot;&lt;=&quot;&amp;[.$P$18];$$YEA;&quot;&gt;=&quot;&amp;[.$O$18])" table:style-name="ce1">
            <text:p>157</text:p>
          </table:table-cell>
          <table:table-cell office:value-type="float" office:value="95" table:formula="of:=COUNTIFS($$YEA;&quot;&lt;=&quot;&amp;[.$P$18];$$YEA;&quot;&gt;=&quot;&amp;[.$O$18];$$MPG;[.R2])" table:style-name="ce1">
            <text:p>95</text:p>
          </table:table-cell>
          <table:table-cell office:value-type="float" office:value="62" table:formula="of:=[.Q18]-[.R18]" table:style-name="ce1">
            <text:p>62</text:p>
          </table:table-cell>
          <table:table-cell table:style-name="ce1"/>
          <table:table-cell office:value-type="float" office:value="-0.7247651405606792" table:formula="of:=LOG([.R18]/[.Q18];2)" table:style-name="ce1">
            <text:p>-0.724765141</text:p>
          </table:table-cell>
          <table:table-cell office:value-type="float" office:value="-1.3404244385047519" table:formula="of:=LOG([.S18]/[.Q18];2)" table:style-name="ce1">
            <text:p>-1.340424439</text:p>
          </table:table-cell>
          <table:table-cell table:style-name="ce1"/>
          <table:table-cell office:value-type="float" office:value="0.96789174229655517" table:formula="of:=-([.R18]/[.Q18])*[.U18]-([.S18]/[.Q18])*[.V18]" table:style-name="ce1">
            <text:p>0.967891742</text:p>
          </table:table-cell>
          <table:table-cell table:style-name="ce1"/>
          <table:table-cell office:value-type="float" office:value="0.40051020408163263" table:formula="of:=[.Q18]/[.$Q$3]" table:style-name="ce1">
            <text:p>0.400510204</text:p>
          </table:table-cell>
          <table:table-cell office:value-type="float" office:value="0.38765051923612026" table:formula="of:=[.Z18]*[.X18]" table:style-name="ce1">
            <text:p>0.387650519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1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5" table:style-name="ce1">
            <text:p>85</text:p>
          </table:table-cell>
          <table:table-cell office:value-type="float" office:value="2587" table:style-name="ce1">
            <text:p>2587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]=1;&quot;USA&quot;;IF([.I19]=2;&quot;Europe&quot;;&quot;Asia&quot;))" table:style-name="ce1">
            <text:p>USA</text:p>
          </table:table-cell>
          <table:table-cell office:value-type="string" table:style-name="ce1">
            <text:p>"ford maverick"</text:p>
          </table:table-cell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85" table:formula="of:=COUNTIFS($$YEA;&quot;&lt;=&quot;&amp;[.$P$19];$$YEA;&quot;&gt;=&quot;&amp;[.$O$19])" table:style-name="ce1">
            <text:p>85</text:p>
          </table:table-cell>
          <table:table-cell office:value-type="float" office:value="83" table:formula="of:=COUNTIFS($$YEA;&quot;&lt;=&quot;&amp;[.$P$19];$$YEA;&quot;&gt;=&quot;&amp;[.$O$19];$$MPG;[.R2])" table:style-name="ce1">
            <text:p>83</text:p>
          </table:table-cell>
          <table:table-cell office:value-type="float" office:value="2" table:formula="of:=[.Q19]-[.R19]" table:style-name="ce1">
            <text:p>2</text:p>
          </table:table-cell>
          <table:table-cell table:style-name="ce1"/>
          <table:table-cell office:value-type="float" office:value="-3.4351504790777039E-2" table:formula="of:=LOG([.R19]/[.Q19];2)" table:style-name="ce1">
            <text:p>-0.034351505</text:p>
          </table:table-cell>
          <table:table-cell office:value-type="float" office:value="-5.4093909361377017" table:formula="of:=LOG([.S19]/[.Q19];2)" table:style-name="ce1">
            <text:p>-5.409390936</text:p>
          </table:table-cell>
          <table:table-cell table:style-name="ce1"/>
          <table:table-cell office:value-type="float" office:value="0.16082302082246938" table:formula="of:=-([.R19]/[.Q19])*[.U19]-([.S19]/[.Q19])*[.V19]" table:style-name="ce1">
            <text:p>0.160823021</text:p>
          </table:table-cell>
          <table:table-cell table:style-name="ce1"/>
          <table:table-cell office:value-type="float" office:value="0.21683673469387754" table:formula="of:=[.Q19]/[.$Q$3]" table:style-name="ce1">
            <text:p>0.216836735</text:p>
          </table:table-cell>
          <table:table-cell office:value-type="float" office:value="3.4872338698749734E-2" table:formula="of:=[.Z19]*[.X19]" table:style-name="ce1">
            <text:p>0.034872339</text:p>
          </table:table-cell>
          <table:table-cell table:number-columns-repeated="16357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2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2130" table:style-name="ce1">
            <text:p>2130</text:p>
          </table:table-cell>
          <table:table-cell office:value-type="float" office:value="14.5" table:style-name="ce1">
            <text:p>14.5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0]=1;&quot;USA&quot;;IF([.I20]=2;&quot;Europe&quot;;&quot;Asia&quot;))" table:style-name="ce1">
            <text:p>Asia</text:p>
          </table:table-cell>
          <table:table-cell office:value-type="string" table:style-name="ce1">
            <text:p>"datsun pl510"</text:p>
          </table:table-cell>
          <table:table-cell table:number-columns-repeated="15" table:style-name="ce1"/>
          <table:table-cell office:value-type="float" office:value="0.79807919532019655" table:formula="of:=SUM([.AA17:.AA19])" table:style-name="ce1">
            <text:p>0.798079195</text:p>
          </table:table-cell>
          <table:table-cell office:value-type="string" table:style-name="ce1">
            <text:p>Gain=</text:p>
          </table:table-cell>
          <table:table-cell office:value-type="float" office:value="0.1635555322911656" table:formula="of:=[.$X$3]-[.AA20]" table:style-name="ce1">
            <text:p>0.163555532</text:p>
          </table:table-cell>
          <table:table-cell table:number-columns-repeated="1635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2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1835" table:style-name="ce1">
            <text:p>1835</text:p>
          </table:table-cell>
          <table:table-cell office:value-type="float" office:value="20.5" table:style-name="ce1">
            <text:p>20.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1]=1;&quot;USA&quot;;IF([.I21]=2;&quot;Europe&quot;;&quot;Asia&quot;))" table:style-name="ce1">
            <text:p>Europe</text:p>
          </table:table-cell>
          <table:table-cell office:value-type="string" table:style-name="ce1">
            <text:p>"volkswagen 1131 deluxe sedan"</text:p>
          </table:table-cell>
          <table:table-cell table:number-columns-repeated="3" table:style-name="ce1"/>
          <table:table-cell office:value-type="string" table:style-name="ce1">
            <text:p>weight</text:p>
          </table:table-cell>
          <table:table-cell office:value-type="string" table:style-name="ce1">
            <text:p>WEI</text:p>
          </table:table-cell>
          <table:table-cell table:number-columns-repeated="16368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2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office:value-type="float" office:value="2672" table:style-name="ce1">
            <text:p>2672</text:p>
          </table:table-cell>
          <table:table-cell office:value-type="float" office:value="17.5" table:style-name="ce1">
            <text:p>17.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2]=1;&quot;USA&quot;;IF([.I22]=2;&quot;Europe&quot;;&quot;Asia&quot;))" table:style-name="ce1">
            <text:p>Europe</text:p>
          </table:table-cell>
          <table:table-cell office:value-type="string" table:style-name="ce1">
            <text:p>"peugeot 504"</text:p>
          </table:table-cell>
          <table:table-cell table:number-columns-repeated="4" table:style-name="ce1"/>
          <table:table-cell office:value-type="float" office:value="2400" table:style-name="ce1">
            <text:p>2400</text:p>
          </table:table-cell>
          <table:table-cell office:value-type="float" office:value="131" table:formula="of:=COUNTIF($$WEI;&quot;&lt;=&quot;&amp;[.$P$22])" table:style-name="ce1">
            <text:p>131</text:p>
          </table:table-cell>
          <table:table-cell office:value-type="float" office:value="128" table:formula="of:=COUNTIFS($$WEI;&quot;&lt;&quot;&amp;[.$P$22];$$MPG;&quot;good&quot;)" table:style-name="ce1">
            <text:p>128</text:p>
          </table:table-cell>
          <table:table-cell office:value-type="float" office:value="3" table:formula="of:=[.Q22]-[.R22]" table:style-name="ce1">
            <text:p>3</text:p>
          </table:table-cell>
          <table:table-cell table:style-name="ce1"/>
          <table:table-cell office:value-type="float" office:value="-3.3423001537450335E-2" table:formula="of:=LOG([.R22]/[.Q22];2)" table:style-name="ce1">
            <text:p>-0.033423002</text:p>
          </table:table-cell>
          <table:table-cell office:value-type="float" office:value="-5.448460500816295" table:formula="of:=LOG([.S22]/[.Q22];2)" table:style-name="ce1">
            <text:p>-5.448460501</text:p>
          </table:table-cell>
          <table:table-cell table:style-name="ce1"/>
          <table:table-cell office:value-type="float" office:value="0.15743149388734753" table:formula="of:=-([.R22]/[.Q22])*[.U22]-([.S22]/[.Q22])*[.V22]" table:style-name="ce1">
            <text:p>0.157431494</text:p>
          </table:table-cell>
          <table:table-cell table:style-name="ce1"/>
          <table:table-cell office:value-type="float" office:value="0.33418367346938777" table:formula="of:=[.Q22]/[.$Q$3]" table:style-name="ce1">
            <text:p>0.334183673</text:p>
          </table:table-cell>
          <table:table-cell office:value-type="float" office:value="5.2611034947047261E-2" table:formula="of:=[.Z22]*[.X22]" table:style-name="ce1">
            <text:p>0.052611035</text:p>
          </table:table-cell>
          <table:table-cell table:number-columns-repeated="16357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2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90" table:style-name="ce1">
            <text:p>90</text:p>
          </table:table-cell>
          <table:table-cell office:value-type="float" office:value="2430" table:style-name="ce1">
            <text:p>2430</text:p>
          </table:table-cell>
          <table:table-cell office:value-type="float" office:value="14.5" table:style-name="ce1">
            <text:p>14.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3]=1;&quot;USA&quot;;IF([.I23]=2;&quot;Europe&quot;;&quot;Asia&quot;))" table:style-name="ce1">
            <text:p>Europe</text:p>
          </table:table-cell>
          <table:table-cell office:value-type="string" table:style-name="ce1">
            <text:p>"audi 100 ls"</text:p>
          </table:table-cell>
          <table:table-cell table:number-columns-repeated="3" table:style-name="ce1"/>
          <table:table-cell office:value-type="float" office:value="2401" table:style-name="ce1">
            <text:p>2401</text:p>
          </table:table-cell>
          <table:table-cell office:value-type="float" office:value="3200" table:style-name="ce1">
            <text:p>3200</text:p>
          </table:table-cell>
          <table:table-cell office:value-type="float" office:value="114" table:formula="of:=COUNTIFS($$WEI;&quot;&gt;=&quot;&amp;[.$O$23];$$WEI;&quot;&lt;=&quot;&amp;[.$P$23])" table:style-name="ce1">
            <text:p>114</text:p>
          </table:table-cell>
          <table:table-cell office:value-type="float" office:value="95" table:formula="of:=COUNTIFS($$WEI;&quot;&gt;=&quot;&amp;[.$O$23];$$WEI;&quot;&lt;=&quot;&amp;[.$P$23];$$MPG;&quot;good&quot;)" table:style-name="ce1">
            <text:p>95</text:p>
          </table:table-cell>
          <table:table-cell office:value-type="float" office:value="19" table:formula="of:=[.Q23]-[.R23]" table:style-name="ce1">
            <text:p>19</text:p>
          </table:table-cell>
          <table:table-cell table:style-name="ce1"/>
          <table:table-cell office:value-type="float" office:value="-0.26303440583379378" table:formula="of:=LOG([.R23]/[.Q23];2)" table:style-name="ce1">
            <text:p>-0.263034406</text:p>
          </table:table-cell>
          <table:table-cell office:value-type="float" office:value="-2.5849625007211561" table:formula="of:=LOG([.S23]/[.Q23];2)" table:style-name="ce1">
            <text:p>-2.584962501</text:p>
          </table:table-cell>
          <table:table-cell table:style-name="ce1"/>
          <table:table-cell office:value-type="float" office:value="0.65002242164835411" table:formula="of:=-([.R23]/[.Q23])*[.U23]-([.S23]/[.Q23])*[.V23]" table:style-name="ce1">
            <text:p>0.650022422</text:p>
          </table:table-cell>
          <table:table-cell table:style-name="ce1"/>
          <table:table-cell office:value-type="float" office:value="0.29081632653061223" table:formula="of:=[.Q23]/[.$Q$3]" table:style-name="ce1">
            <text:p>0.290816327</text:p>
          </table:table-cell>
          <table:table-cell office:value-type="float" office:value="0.18903713282630705" table:formula="of:=[.Z23]*[.X23]" table:style-name="ce1">
            <text:p>0.189037133</text:p>
          </table:table-cell>
          <table:table-cell table:number-columns-repeated="16357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2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95" table:style-name="ce1">
            <text:p>95</text:p>
          </table:table-cell>
          <table:table-cell office:value-type="float" office:value="2375" table:style-name="ce1">
            <text:p>2375</text:p>
          </table:table-cell>
          <table:table-cell office:value-type="float" office:value="17.5" table:style-name="ce1">
            <text:p>17.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4]=1;&quot;USA&quot;;IF([.I24]=2;&quot;Europe&quot;;&quot;Asia&quot;))" table:style-name="ce1">
            <text:p>Europe</text:p>
          </table:table-cell>
          <table:table-cell office:value-type="string" table:style-name="ce1">
            <text:p>"saab 99e"</text:p>
          </table:table-cell>
          <table:table-cell table:number-columns-repeated="3" table:style-name="ce1"/>
          <table:table-cell office:value-type="float" office:value="3201" table:style-name="ce1">
            <text:p>3201</text:p>
          </table:table-cell>
          <table:table-cell office:value-type="float" office:value="4000" table:style-name="ce1">
            <text:p>4000</text:p>
          </table:table-cell>
          <table:table-cell office:value-type="float" office:value="83" table:formula="of:=COUNTIFS($$WEI;&quot;&gt;=&quot;&amp;[.$O$24];$$WEI;&quot;&lt;=&quot;&amp;[.$P$24])" table:style-name="ce1">
            <text:p>83</text:p>
          </table:table-cell>
          <table:table-cell office:value-type="float" office:value="18" table:formula="of:=COUNTIFS($$WEI;&quot;&gt;=&quot;&amp;[.$O$24];$$WEI;&quot;&lt;=&quot;&amp;[.$P$24];$$MPG;&quot;good&quot;)" table:style-name="ce1">
            <text:p>18</text:p>
          </table:table-cell>
          <table:table-cell office:value-type="float" office:value="65" table:formula="of:=[.Q24]-[.R24]" table:style-name="ce1">
            <text:p>65</text:p>
          </table:table-cell>
          <table:table-cell table:style-name="ce1"/>
          <table:table-cell office:value-type="float" office:value="-2.2051144299046124" table:formula="of:=LOG([.R24]/[.Q24];2)" table:style-name="ce1">
            <text:p>-2.20511443</text:p>
          </table:table-cell>
          <table:table-cell office:value-type="float" office:value="-0.35267161831847033" table:formula="of:=LOG([.S24]/[.Q24];2)" table:style-name="ce1">
            <text:p>-0.352671618</text:p>
          </table:table-cell>
          <table:table-cell table:style-name="ce1"/>
          <table:table-cell office:value-type="float" office:value="0.75440620396365776" table:formula="of:=-([.R24]/[.Q24])*[.U24]-([.S24]/[.Q24])*[.V24]" table:style-name="ce1">
            <text:p>0.754406204</text:p>
          </table:table-cell>
          <table:table-cell table:style-name="ce1"/>
          <table:table-cell office:value-type="float" office:value="0.21173469387755103" table:formula="of:=[.Q24]/[.$Q$3]" table:style-name="ce1">
            <text:p>0.211734694</text:p>
          </table:table-cell>
          <table:table-cell office:value-type="float" office:value="0.15973396665557041" table:formula="of:=[.Z24]*[.X24]" table:style-name="ce1">
            <text:p>0.159733967</text:p>
          </table:table-cell>
          <table:table-cell table:number-columns-repeated="16357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2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3" table:style-name="ce1">
            <text:p>113</text:p>
          </table:table-cell>
          <table:table-cell office:value-type="float" office:value="2234" table:style-name="ce1">
            <text:p>2234</text:p>
          </table:table-cell>
          <table:table-cell office:value-type="float" office:value="12.5" table:style-name="ce1">
            <text:p>12.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5]=1;&quot;USA&quot;;IF([.I25]=2;&quot;Europe&quot;;&quot;Asia&quot;))" table:style-name="ce1">
            <text:p>Europe</text:p>
          </table:table-cell>
          <table:table-cell office:value-type="string" table:style-name="ce1">
            <text:p>"bmw 2002"</text:p>
          </table:table-cell>
          <table:table-cell table:number-columns-repeated="3" table:style-name="ce1"/>
          <table:table-cell office:value-type="float" office:value="4001" table:style-name="ce1">
            <text:p>4001</text:p>
          </table:table-cell>
          <table:table-cell office:value-type="float" office:value="4800" table:style-name="ce1">
            <text:p>4800</text:p>
          </table:table-cell>
          <table:table-cell office:value-type="float" office:value="58" table:formula="of:=COUNTIFS($$WEI;&quot;&gt;=&quot;&amp;[.$O$25];$$WEI;&quot;&lt;=&quot;&amp;[.$P$25])" table:style-name="ce1">
            <text:p>58</text:p>
          </table:table-cell>
          <table:table-cell office:value-type="float" office:value="0" table:formula="of:=COUNTIFS($$WEI;&quot;&gt;=&quot;&amp;[.$O$25];$$WEI;&quot;&lt;=&quot;&amp;[.$P$25];$$MPG;&quot;good&quot;)" table:style-name="ce1">
            <text:p>0</text:p>
          </table:table-cell>
          <table:table-cell office:value-type="float" office:value="58" table:formula="of:=[.Q25]-[.R25]" table:style-name="ce1">
            <text:p>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LOG([.S25]/[.Q25];2)" table:style-name="ce1">
            <text:p>0</text:p>
          </table:table-cell>
          <table:table-cell table:style-name="ce1"/>
          <table:table-cell office:value-type="float" office:value="0" table:formula="of:=-([.R25]/[.Q25])*[.U25]-([.S25]/[.Q25])*[.V25]" table:style-name="ce1">
            <text:p>0</text:p>
          </table:table-cell>
          <table:table-cell table:style-name="ce1"/>
          <table:table-cell office:value-type="float" office:value="0.14795918367346939" table:formula="of:=[.Q25]/[.$Q$3]" table:style-name="ce1">
            <text:p>0.147959184</text:p>
          </table:table-cell>
          <table:table-cell office:value-type="float" office:value="0" table:formula="of:=[.Z25]*[.X25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26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99" table:style-name="ce1">
            <text:p>199</text:p>
          </table:table-cell>
          <table:table-cell office:value-type="float" office:value="90" table:style-name="ce1">
            <text:p>90</text:p>
          </table:table-cell>
          <table:table-cell office:value-type="float" office:value="2648" table:style-name="ce1">
            <text:p>2648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]=1;&quot;USA&quot;;IF([.I26]=2;&quot;Europe&quot;;&quot;Asia&quot;))" table:style-name="ce1">
            <text:p>USA</text:p>
          </table:table-cell>
          <table:table-cell office:value-type="string" table:style-name="ce1">
            <text:p>"amc gremlin"</text:p>
          </table:table-cell>
          <table:table-cell table:number-columns-repeated="3" table:style-name="ce1"/>
          <table:table-cell office:value-type="float" office:value="4801" table:style-name="ce1">
            <text:p>4801</text:p>
          </table:table-cell>
          <table:table-cell table:style-name="ce1"/>
          <table:table-cell office:value-type="float" office:value="6" table:formula="of:=COUNTIF($$WEI;&quot;&gt;&quot;&amp;[.$O$26])" table:style-name="ce1">
            <text:p>6</text:p>
          </table:table-cell>
          <table:table-cell office:value-type="float" office:value="0" table:formula="of:=COUNTIFS($$WEI;&quot;&gt;&quot;&amp;[.$O$26];$$MPG;&quot;good&quot;)" table:style-name="ce1">
            <text:p>0</text:p>
          </table:table-cell>
          <table:table-cell office:value-type="float" office:value="6" table:formula="of:=[.Q26]-[.R26]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LOG([.S26]/[.Q26];2)" table:style-name="ce1">
            <text:p>0</text:p>
          </table:table-cell>
          <table:table-cell table:style-name="ce1"/>
          <table:table-cell office:value-type="float" office:value="0" table:formula="of:=-([.R26]/[.Q26])*[.U26]-([.S26]/[.Q26])*[.V26]" table:style-name="ce1">
            <text:p>0</text:p>
          </table:table-cell>
          <table:table-cell table:style-name="ce1"/>
          <table:table-cell office:value-type="float" office:value="1.5306122448979591E-2" table:formula="of:=[.Q26]/[.$Q$3]" table:style-name="ce1">
            <text:p>0.015306122</text:p>
          </table:table-cell>
          <table:table-cell office:value-type="float" office:value="0" table:formula="of:=[.Z26]*[.X26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office:string-value="bad" table:formula="of:=IF([.A2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215" table:style-name="ce1">
            <text:p>215</text:p>
          </table:table-cell>
          <table:table-cell office:value-type="float" office:value="4615" table:style-name="ce1">
            <text:p>4615</text:p>
          </table:table-cell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7]=1;&quot;USA&quot;;IF([.I27]=2;&quot;Europe&quot;;&quot;Asia&quot;))" table:style-name="ce1">
            <text:p>USA</text:p>
          </table:table-cell>
          <table:table-cell office:value-type="string" table:style-name="ce1">
            <text:p>"ford f250"</text:p>
          </table:table-cell>
          <table:table-cell table:number-columns-repeated="15" table:style-name="ce1"/>
          <table:table-cell office:value-type="float" office:value="0.40138213442892468" table:formula="of:=SUM([.AA22:.AA26])" table:style-name="ce1">
            <text:p>0.401382134</text:p>
          </table:table-cell>
          <table:table-cell office:value-type="string" table:style-name="ce1">
            <text:p>Gain=</text:p>
          </table:table-cell>
          <table:table-cell office:value-type="float" office:value="0.56025259318243747" table:formula="of:=[.$X$3]-[.AA27]" table:style-name="ce1">
            <text:p>0.560252593</text:p>
          </table:table-cell>
          <table:table-cell table:number-columns-repeated="1635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office:string-value="bad" table:formula="of:=IF([.A2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7" table:style-name="ce1">
            <text:p>307</text:p>
          </table:table-cell>
          <table:table-cell office:value-type="float" office:value="200" table:style-name="ce1">
            <text:p>200</text:p>
          </table:table-cell>
          <table:table-cell office:value-type="float" office:value="4376" table:style-name="ce1">
            <text:p>4376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]=1;&quot;USA&quot;;IF([.I28]=2;&quot;Europe&quot;;&quot;Asia&quot;))" table:style-name="ce1">
            <text:p>USA</text:p>
          </table:table-cell>
          <table:table-cell office:value-type="string" table:style-name="ce1">
            <text:p>"chevy c20"</text:p>
          </table:table-cell>
          <table:table-cell table:number-columns-repeated="3" table:style-name="ce1"/>
          <table:table-cell office:value-type="string" table:style-name="ce1">
            <text:p>displacement</text:p>
          </table:table-cell>
          <table:table-cell office:value-type="string" table:style-name="ce1">
            <text:p>DSP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office:string-value="bad" table:formula="of:=IF([.A2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210" table:style-name="ce1">
            <text:p>210</text:p>
          </table:table-cell>
          <table:table-cell office:value-type="float" office:value="4382" table:style-name="ce1">
            <text:p>4382</text:p>
          </table:table-cell>
          <table:table-cell office:value-type="float" office:value="13.5" table:style-name="ce1">
            <text:p>13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]=1;&quot;USA&quot;;IF([.I29]=2;&quot;Europe&quot;;&quot;Asia&quot;))" table:style-name="ce1">
            <text:p>USA</text:p>
          </table:table-cell>
          <table:table-cell office:value-type="string" table:style-name="ce1">
            <text:p>"dodge d200"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float" office:value="95" table:formula="of:=COUNTIF($$DSP;&quot;&lt;=&quot;&amp;[.$P$29])" table:style-name="ce1">
            <text:p>95</text:p>
          </table:table-cell>
          <table:table-cell office:value-type="float" office:value="93" table:formula="of:=COUNTIFS($$DSP;&quot;&lt;=&quot;&amp;[.$P$29];$$MPG;&quot;good&quot;)" table:style-name="ce1">
            <text:p>93</text:p>
          </table:table-cell>
          <table:table-cell office:value-type="float" office:value="2" table:formula="of:=[.Q29]-[.R29]" table:style-name="ce1">
            <text:p>2</text:p>
          </table:table-cell>
          <table:table-cell table:style-name="ce1"/>
          <table:table-cell office:value-type="float" office:value="-3.0696797222916385E-2" table:formula="of:=LOG([.R29]/[.Q29];2)" table:style-name="ce1">
            <text:p>-0.030696797</text:p>
          </table:table-cell>
          <table:table-cell office:value-type="float" office:value="-5.5698556083309478" table:formula="of:=LOG([.S29]/[.Q29];2)" table:style-name="ce1">
            <text:p>-5.569855608</text:p>
          </table:table-cell>
          <table:table-cell table:style-name="ce1"/>
          <table:table-cell office:value-type="float" office:value="0.14731066693045389" table:formula="of:=-([.R29]/[.Q29])*[.U29]-([.S29]/[.Q29])*[.V29]" table:style-name="ce1">
            <text:p>0.147310667</text:p>
          </table:table-cell>
          <table:table-cell table:style-name="ce1"/>
          <table:table-cell office:value-type="float" office:value="0.2423469387755102" table:formula="of:=[.Q29]/[.$Q$3]" table:style-name="ce1">
            <text:p>0.242346939</text:p>
          </table:table-cell>
          <table:table-cell office:value-type="float" office:value="3.5700289179574282E-2" table:formula="of:=[.Z29]*[.X29]" table:style-name="ce1">
            <text:p>0.035700289</text:p>
          </table:table-cell>
          <table:table-cell table:number-columns-repeated="16357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office:string-value="bad" table:formula="of:=IF([.A3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93" table:style-name="ce1">
            <text:p>193</text:p>
          </table:table-cell>
          <table:table-cell office:value-type="float" office:value="4732" table:style-name="ce1">
            <text:p>4732</text:p>
          </table:table-cell>
          <table:table-cell office:value-type="float" office:value="18.5" table:style-name="ce1">
            <text:p>18.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]=1;&quot;USA&quot;;IF([.I30]=2;&quot;Europe&quot;;&quot;Asia&quot;))" table:style-name="ce1">
            <text:p>USA</text:p>
          </table:table-cell>
          <table:table-cell office:value-type="string" table:style-name="ce1">
            <text:p>"hi 1200d"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float" office:value="200" table:style-name="ce1">
            <text:p>200</text:p>
          </table:table-cell>
          <table:table-cell office:value-type="float" office:value="139" table:formula="of:=COUNTIFS($$DSP;&quot;&gt;=&quot;&amp;[.$O$30];$$DSP;&quot;&lt;=&quot;&amp;[.$P$30])" table:style-name="ce1">
            <text:p>139</text:p>
          </table:table-cell>
          <table:table-cell office:value-type="float" office:value="128" table:formula="of:=COUNTIFS($$DSP;&quot;&gt;=&quot;&amp;[.$O$30];$$DSP;&quot;&lt;=&quot;&amp;[.$P$30];$$MPG;&quot;good&quot;)" table:style-name="ce1">
            <text:p>128</text:p>
          </table:table-cell>
          <table:table-cell office:value-type="float" office:value="11" table:formula="of:=[.Q30]-[.R30]" table:style-name="ce1">
            <text:p>11</text:p>
          </table:table-cell>
          <table:table-cell table:style-name="ce1"/>
          <table:table-cell office:value-type="float" office:value="-0.11894107272350736" table:formula="of:=LOG([.R30]/[.Q30];2)" table:style-name="ce1">
            <text:p>-0.118941073</text:p>
          </table:table-cell>
          <table:table-cell office:value-type="float" office:value="-3.6595094540862103" table:formula="of:=LOG([.S30]/[.Q30];2)" table:style-name="ce1">
            <text:p>-3.659509454</text:p>
          </table:table-cell>
          <table:table-cell table:style-name="ce1"/>
          <table:table-cell office:value-type="float" office:value="0.39912993743566372" table:formula="of:=-([.R30]/[.Q30])*[.U30]-([.S30]/[.Q30])*[.V30]" table:style-name="ce1">
            <text:p>0.399129937</text:p>
          </table:table-cell>
          <table:table-cell table:style-name="ce1"/>
          <table:table-cell office:value-type="float" office:value="0.35459183673469385" table:formula="of:=[.Q30]/[.$Q$3]" table:style-name="ce1">
            <text:p>0.354591837</text:p>
          </table:table-cell>
          <table:table-cell office:value-type="float" office:value="0.14152821761111545" table:formula="of:=[.Z30]*[.X30]" table:style-name="ce1">
            <text:p>0.141528218</text:p>
          </table:table-cell>
          <table:table-cell table:number-columns-repeated="16357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3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2130" table:style-name="ce1">
            <text:p>2130</text:p>
          </table:table-cell>
          <table:table-cell office:value-type="float" office:value="14.5" table:style-name="ce1">
            <text:p>14.5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1]=1;&quot;USA&quot;;IF([.I31]=2;&quot;Europe&quot;;&quot;Asia&quot;))" table:style-name="ce1">
            <text:p>Asia</text:p>
          </table:table-cell>
          <table:table-cell office:value-type="string" table:style-name="ce1">
            <text:p>"datsun pl510"</text:p>
          </table:table-cell>
          <table:table-cell table:number-columns-repeated="3" table:style-name="ce1"/>
          <table:table-cell office:value-type="float" office:value="201" table:style-name="ce1">
            <text:p>201</text:p>
          </table:table-cell>
          <table:table-cell office:value-type="float" office:value="300" table:style-name="ce1">
            <text:p>300</text:p>
          </table:table-cell>
          <table:table-cell office:value-type="float" office:value="60" table:formula="of:=COUNTIFS($$DSP;&quot;&gt;=&quot;&amp;[.$O$31];$$DSP;&quot;&lt;=&quot;&amp;[.$P$31])" table:style-name="ce1">
            <text:p>60</text:p>
          </table:table-cell>
          <table:table-cell office:value-type="float" office:value="17" table:formula="of:=COUNTIFS($$DSP;&quot;&gt;=&quot;&amp;[.$O$31];$$DSP;&quot;&lt;=&quot;&amp;[.$P$31];$$MPG;&quot;good&quot;)" table:style-name="ce1">
            <text:p>17</text:p>
          </table:table-cell>
          <table:table-cell office:value-type="float" office:value="43" table:formula="of:=[.Q31]-[.R31]" table:style-name="ce1">
            <text:p>43</text:p>
          </table:table-cell>
          <table:table-cell table:style-name="ce1"/>
          <table:table-cell office:value-type="float" office:value="-1.8194277543581794" table:formula="of:=LOG([.R31]/[.Q31];2)" table:style-name="ce1">
            <text:p>-1.819427754</text:p>
          </table:table-cell>
          <table:table-cell office:value-type="float" office:value="-0.48062584090642058" table:formula="of:=LOG([.S31]/[.Q31];2)" table:style-name="ce1">
            <text:p>-0.480625841</text:p>
          </table:table-cell>
          <table:table-cell table:style-name="ce1"/>
          <table:table-cell office:value-type="float" office:value="0.85995304971775222" table:formula="of:=-([.R31]/[.Q31])*[.U31]-([.S31]/[.Q31])*[.V31]" table:style-name="ce1">
            <text:p>0.85995305</text:p>
          </table:table-cell>
          <table:table-cell table:style-name="ce1"/>
          <table:table-cell office:value-type="float" office:value="0.15306122448979592" table:formula="of:=[.Q31]/[.$Q$3]" table:style-name="ce1">
            <text:p>0.153061224</text:p>
          </table:table-cell>
          <table:table-cell office:value-type="float" office:value="0.13162546679353351" table:formula="of:=[.Z31]*[.X31]" table:style-name="ce1">
            <text:p>0.131625467</text:p>
          </table:table-cell>
          <table:table-cell table:number-columns-repeated="16357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3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2264" table:style-name="ce1">
            <text:p>2264</text:p>
          </table:table-cell>
          <table:table-cell office:value-type="float" office:value="15.5" table:style-name="ce1">
            <text:p>15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2]=1;&quot;USA&quot;;IF([.I32]=2;&quot;Europe&quot;;&quot;Asia&quot;))" table:style-name="ce1">
            <text:p>USA</text:p>
          </table:table-cell>
          <table:table-cell office:value-type="string" table:style-name="ce1">
            <text:p>"chevrolet vega 2300"</text:p>
          </table:table-cell>
          <table:table-cell table:number-columns-repeated="3" table:style-name="ce1"/>
          <table:table-cell office:value-type="float" office:value="301" table:style-name="ce1">
            <text:p>301</text:p>
          </table:table-cell>
          <table:table-cell office:value-type="float" office:value="400" table:style-name="ce1">
            <text:p>400</text:p>
          </table:table-cell>
          <table:table-cell office:value-type="float" office:value="89" table:formula="of:=COUNTIFS($$DSP;&quot;&gt;=&quot;&amp;[.$O$32];$$DSP;&quot;&lt;=&quot;&amp;[.$P$32])" table:style-name="ce1">
            <text:p>89</text:p>
          </table:table-cell>
          <table:table-cell office:value-type="float" office:value="3" table:formula="of:=COUNTIFS($$DSP;&quot;&gt;=&quot;&amp;[.$O$32];$$DSP;&quot;&lt;=&quot;&amp;[.$P$32];$$MPG;&quot;good&quot;)" table:style-name="ce1">
            <text:p>3</text:p>
          </table:table-cell>
          <table:table-cell office:value-type="float" office:value="86" table:formula="of:=[.Q32]-[.R32]" table:style-name="ce1">
            <text:p>86</text:p>
          </table:table-cell>
          <table:table-cell table:style-name="ce1"/>
          <table:table-cell office:value-type="float" office:value="-4.8907709302452416" table:formula="of:=LOG([.R32]/[.Q32];2)" table:style-name="ce1">
            <text:p>-4.89077093</text:p>
          </table:table-cell>
          <table:table-cell office:value-type="float" office:value="-4.9468676264299773E-2" table:formula="of:=LOG([.S32]/[.Q32];2)" table:style-name="ce1">
            <text:p>-0.049468676</text:p>
          </table:table-cell>
          <table:table-cell table:style-name="ce1"/>
          <table:table-cell office:value-type="float" office:value="0.21265863988163489" table:formula="of:=-([.R32]/[.Q32])*[.U32]-([.S32]/[.Q32])*[.V32]" table:style-name="ce1">
            <text:p>0.21265864</text:p>
          </table:table-cell>
          <table:table-cell table:style-name="ce1"/>
          <table:table-cell office:value-type="float" office:value="0.22704081632653061" table:formula="of:=[.Q32]/[.$Q$3]" table:style-name="ce1">
            <text:p>0.227040816</text:p>
          </table:table-cell>
          <table:table-cell office:value-type="float" office:value="4.8282191197616085E-2" table:formula="of:=[.Z32]*[.X32]" table:style-name="ce1">
            <text:p>0.048282191</text:p>
          </table:table-cell>
          <table:table-cell table:number-columns-repeated="16357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3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3" table:style-name="ce1">
            <text:p>113</text:p>
          </table:table-cell>
          <table:table-cell office:value-type="float" office:value="95" table:style-name="ce1">
            <text:p>95</text:p>
          </table:table-cell>
          <table:table-cell office:value-type="float" office:value="2228" table:style-name="ce1">
            <text:p>2228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3]=1;&quot;USA&quot;;IF([.I33]=2;&quot;Europe&quot;;&quot;Asia&quot;))" table:style-name="ce1">
            <text:p>Asia</text:p>
          </table:table-cell>
          <table:table-cell office:value-type="string" table:style-name="ce1">
            <text:p>"toyota corona"</text:p>
          </table:table-cell>
          <table:table-cell table:number-columns-repeated="3" table:style-name="ce1"/>
          <table:table-cell office:value-type="float" office:value="401" table:style-name="ce1">
            <text:p>401</text:p>
          </table:table-cell>
          <table:table-cell table:style-name="ce1"/>
          <table:table-cell office:value-type="float" office:value="9" table:formula="of:=COUNTIF($$DSP;&quot;&gt;=&quot;&amp;[.$O$33])" table:style-name="ce1">
            <text:p>9</text:p>
          </table:table-cell>
          <table:table-cell office:value-type="float" office:value="0" table:formula="of:=COUNTIFS($$DSP;&quot;&gt;=&quot;&amp;[.$O$33];$$MPG;&quot;good&quot;)" table:style-name="ce1">
            <text:p>0</text:p>
          </table:table-cell>
          <table:table-cell office:value-type="float" office:value="9" table:formula="of:=[.Q33]-[.R33]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LOG([.S33]/[.Q33];2)" table:style-name="ce1">
            <text:p>0</text:p>
          </table:table-cell>
          <table:table-cell table:style-name="ce1"/>
          <table:table-cell office:value-type="float" office:value="0" table:formula="of:=-([.R33]/[.Q33])*[.U33]-([.S33]/[.Q33])*[.V33]" table:style-name="ce1">
            <text:p>0</text:p>
          </table:table-cell>
          <table:table-cell table:style-name="ce1"/>
          <table:table-cell office:value-type="float" office:value="2.2959183673469389E-2" table:formula="of:=[.Q33]/[.$Q$3]" table:style-name="ce1">
            <text:p>0.022959184</text:p>
          </table:table-cell>
          <table:table-cell office:value-type="float" office:value="0" table:formula="of:=[.Z33]*[.X33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34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2634" table:style-name="ce1">
            <text:p>2634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4]=1;&quot;USA&quot;;IF([.I34]=2;&quot;Europe&quot;;&quot;Asia&quot;))" table:style-name="ce1">
            <text:p>USA</text:p>
          </table:table-cell>
          <table:table-cell office:value-type="string" table:style-name="ce1">
            <text:p>"amc gremlin"</text:p>
          </table:table-cell>
          <table:table-cell table:number-columns-repeated="15" table:style-name="ce1"/>
          <table:table-cell office:value-type="float" office:value="0.35713616478183935" table:formula="of:=SUM([.AA29:.AA33])" table:style-name="ce1">
            <text:p>0.357136165</text:p>
          </table:table-cell>
          <table:table-cell office:value-type="string" table:style-name="ce1">
            <text:p>Gain=</text:p>
          </table:table-cell>
          <table:table-cell office:value-type="float" office:value="0.60449856282952275" table:formula="of:=[.$X$3]-[.AA34]" table:style-name="ce1">
            <text:p>0.604498563</text:p>
          </table:table-cell>
          <table:table-cell table:number-columns-repeated="1635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35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3439" table:style-name="ce1">
            <text:p>3439</text:p>
          </table:table-cell>
          <table:table-cell office:value-type="float" office:value="15.5" table:style-name="ce1">
            <text:p>15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5]=1;&quot;USA&quot;;IF([.I35]=2;&quot;Europe&quot;;&quot;Asia&quot;))" table:style-name="ce1">
            <text:p>USA</text:p>
          </table:table-cell>
          <table:table-cell office:value-type="string" table:style-name="ce1">
            <text:p>"plymouth satellite custom"</text:p>
          </table:table-cell>
          <table:table-cell table:number-columns-repeated="3" table:style-name="ce1"/>
          <table:table-cell office:value-type="string" table:style-name="ce1">
            <text:p>power kuda</text:p>
          </table:table-cell>
          <table:table-cell office:value-type="string" table:style-name="ce1">
            <text:p>HOR</text:p>
          </table:table-cell>
          <table:table-cell table:number-columns-repeated="16368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36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3329" table:style-name="ce1">
            <text:p>3329</text:p>
          </table:table-cell>
          <table:table-cell office:value-type="float" office:value="15.5" table:style-name="ce1">
            <text:p>15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]=1;&quot;USA&quot;;IF([.I36]=2;&quot;Europe&quot;;&quot;Asia&quot;))" table:style-name="ce1">
            <text:p>USA</text:p>
          </table:table-cell>
          <table:table-cell office:value-type="string" table:style-name="ce1">
            <text:p>"chevrolet chevelle malibu"</text:p>
          </table:table-cell>
          <table:table-cell table:number-columns-repeated="4" table:style-name="ce1"/>
          <table:table-cell office:value-type="float" office:value="60" table:style-name="ce1">
            <text:p>60</text:p>
          </table:table-cell>
          <table:table-cell office:value-type="float" office:value="20" table:formula="of:=COUNTIFS($$HOR;&quot;&lt;=60&quot;)" table:style-name="ce1">
            <text:p>20</text:p>
          </table:table-cell>
          <table:table-cell office:value-type="float" office:value="20" table:formula="of:=COUNTIFS($$HOR;&quot;&lt;=60&quot;;$$MPG;&quot;good&quot;)" table:style-name="ce1">
            <text:p>20</text:p>
          </table:table-cell>
          <table:table-cell office:value-type="float" office:value="0" table:formula="of:=[.Q36]-[.R36]" table:style-name="ce1">
            <text:p>0</text:p>
          </table:table-cell>
          <table:table-cell table:style-name="ce1"/>
          <table:table-cell office:value-type="float" office:value="0" table:formula="of:=LOG([.R36]/[.Q36];2)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-([.R36]/[.Q36])*[.U36]-([.S36]/[.Q36])*[.V36]" table:style-name="ce1">
            <text:p>0</text:p>
          </table:table-cell>
          <table:table-cell table:style-name="ce1"/>
          <table:table-cell office:value-type="float" office:value="5.1020408163265307E-2" table:formula="of:=[.Q36]/[.$Q$3]" table:style-name="ce1">
            <text:p>0.051020408</text:p>
          </table:table-cell>
          <table:table-cell office:value-type="float" office:value="0" table:formula="of:=[.Z36]*[.X36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37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88" table:style-name="ce1">
            <text:p>88</text:p>
          </table:table-cell>
          <table:table-cell office:value-type="float" office:value="3302" table:style-name="ce1">
            <text:p>3302</text:p>
          </table:table-cell>
          <table:table-cell office:value-type="float" office:value="15.5" table:style-name="ce1">
            <text:p>15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7]=1;&quot;USA&quot;;IF([.I37]=2;&quot;Europe&quot;;&quot;Asia&quot;))" table:style-name="ce1">
            <text:p>USA</text:p>
          </table:table-cell>
          <table:table-cell office:value-type="string" table:style-name="ce1">
            <text:p>"ford torino 500"</text:p>
          </table:table-cell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270" table:formula="of:=COUNTIFS($$HOR;&quot;&gt;=61&quot;;$$HOR;&quot;&lt;=120&quot;)" table:style-name="ce1">
            <text:p>270</text:p>
          </table:table-cell>
          <table:table-cell office:value-type="float" office:value="217" table:formula="of:=COUNTIFS($$HOR;&quot;&gt;=61&quot;;$$HOR;&quot;&lt;=120&quot;;$$MPG;&quot;good&quot;)" table:style-name="ce1">
            <text:p>217</text:p>
          </table:table-cell>
          <table:table-cell office:value-type="float" office:value="53" table:formula="of:=[.Q37]-[.R37]" table:style-name="ce1">
            <text:p>53</text:p>
          </table:table-cell>
          <table:table-cell table:style-name="ce1"/>
          <table:table-cell office:value-type="float" office:value="-0.3152643646063516" table:formula="of:=LOG([.R37]/[.Q37];2)" table:style-name="ce1">
            <text:p>-0.315264365</text:p>
          </table:table-cell>
          <table:table-cell office:value-type="float" office:value="-2.3488951424876316" table:formula="of:=LOG([.S37]/[.Q37];2)" table:style-name="ce1">
            <text:p>-2.348895142</text:p>
          </table:table-cell>
          <table:table-cell table:style-name="ce1"/>
          <table:table-cell office:value-type="float" office:value="0.71445855433860284" table:formula="of:=-([.R37]/[.Q37])*[.U37]-([.S37]/[.Q37])*[.V37]" table:style-name="ce1">
            <text:p>0.714458554</text:p>
          </table:table-cell>
          <table:table-cell table:style-name="ce1"/>
          <table:table-cell office:value-type="float" office:value="0.68877551020408168" table:formula="of:=[.Q37]/[.$Q$3]" table:style-name="ce1">
            <text:p>0.68877551</text:p>
          </table:table-cell>
          <table:table-cell office:value-type="float" office:value="0.49210155528424177" table:formula="of:=[.Z37]*[.X37]" table:style-name="ce1">
            <text:p>0.492101555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3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3288" table:style-name="ce1">
            <text:p>3288</text:p>
          </table:table-cell>
          <table:table-cell office:value-type="float" office:value="15.5" table:style-name="ce1">
            <text:p>15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]=1;&quot;USA&quot;;IF([.I38]=2;&quot;Europe&quot;;&quot;Asia&quot;))" table:style-name="ce1">
            <text:p>USA</text:p>
          </table:table-cell>
          <table:table-cell office:value-type="string" table:style-name="ce1">
            <text:p>"amc matador"</text:p>
          </table:table-cell>
          <table:table-cell table:number-columns-repeated="3" table:style-name="ce1"/>
          <table:table-cell office:value-type="float" office:value="121" table:style-name="ce1">
            <text:p>121</text:p>
          </table:table-cell>
          <table:table-cell office:value-type="float" office:value="180" table:style-name="ce1">
            <text:p>180</text:p>
          </table:table-cell>
          <table:table-cell office:value-type="float" office:value="85" table:formula="of:=COUNTIFS($$HOR;&quot;&gt;=121&quot;;$$HOR;&quot;&lt;=180&quot;)" table:style-name="ce1">
            <text:p>85</text:p>
          </table:table-cell>
          <table:table-cell office:value-type="float" office:value="4" table:formula="of:=COUNTIFS($$HOR;&quot;&gt;=121&quot;;$$HOR;&quot;&lt;=180&quot;;$$MPG;&quot;good&quot;)" table:style-name="ce1">
            <text:p>4</text:p>
          </table:table-cell>
          <table:table-cell office:value-type="float" office:value="81" table:formula="of:=[.Q38]-[.R38]" table:style-name="ce1">
            <text:p>81</text:p>
          </table:table-cell>
          <table:table-cell table:style-name="ce1"/>
          <table:table-cell office:value-type="float" office:value="-4.4093909361377017" table:formula="of:=LOG([.R38]/[.Q38];2)" table:style-name="ce1">
            <text:p>-4.409390936</text:p>
          </table:table-cell>
          <table:table-cell office:value-type="float" office:value="-6.9540933253077114E-2" table:formula="of:=LOG([.S38]/[.Q38];2)" table:style-name="ce1">
            <text:p>-0.069540933</text:p>
          </table:table-cell>
          <table:table-cell table:style-name="ce1"/>
          <table:table-cell office:value-type="float" office:value="0.27376916868294177" table:formula="of:=-([.R38]/[.Q38])*[.U38]-([.S38]/[.Q38])*[.V38]" table:style-name="ce1">
            <text:p>0.273769169</text:p>
          </table:table-cell>
          <table:table-cell table:style-name="ce1"/>
          <table:table-cell office:value-type="float" office:value="0.21683673469387754" table:formula="of:=[.Q38]/[.$Q$3]" table:style-name="ce1">
            <text:p>0.216836735</text:p>
          </table:table-cell>
          <table:table-cell office:value-type="float" office:value="5.936321259706645E-2" table:formula="of:=[.Z38]*[.X38]" table:style-name="ce1">
            <text:p>0.059363213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3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65" table:style-name="ce1">
            <text:p>165</text:p>
          </table:table-cell>
          <table:table-cell office:value-type="float" office:value="4209" table:style-name="ce1">
            <text:p>4209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9]=1;&quot;USA&quot;;IF([.I39]=2;&quot;Europe&quot;;&quot;Asia&quot;))" table:style-name="ce1">
            <text:p>USA</text:p>
          </table:table-cell>
          <table:table-cell office:value-type="string" table:style-name="ce1">
            <text:p>"chevrolet impala"</text:p>
          </table:table-cell>
          <table:table-cell table:number-columns-repeated="3" table:style-name="ce1"/>
          <table:table-cell office:value-type="float" office:value="181" table:style-name="ce1">
            <text:p>181</text:p>
          </table:table-cell>
          <table:table-cell office:value-type="float" office:value="240" table:style-name="ce1">
            <text:p>240</text:p>
          </table:table-cell>
          <table:table-cell office:value-type="float" office:value="17" table:formula="of:=COUNTIFS($$HOR;&quot;&gt;=181&quot;;$$HOR;&quot;&lt;=240&quot;)" table:style-name="ce1">
            <text:p>17</text:p>
          </table:table-cell>
          <table:table-cell office:value-type="float" office:value="0" table:formula="of:=COUNTIFS($$HOR;&quot;&gt;=181&quot;;$$HOR;&quot;&lt;=240&quot;;$$MPG;&quot;good&quot;)" table:style-name="ce1">
            <text:p>0</text:p>
          </table:table-cell>
          <table:table-cell office:value-type="float" office:value="17" table:formula="of:=[.Q39]-[.R39]" table:style-name="ce1">
            <text:p>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LOG([.S39]/[.Q39];2)" table:style-name="ce1">
            <text:p>0</text:p>
          </table:table-cell>
          <table:table-cell table:style-name="ce1"/>
          <table:table-cell office:value-type="float" office:value="0" table:formula="of:=-([.R39]/[.Q39])*[.U39]-([.S39]/[.Q39])*[.V39]" table:style-name="ce1">
            <text:p>0</text:p>
          </table:table-cell>
          <table:table-cell table:style-name="ce1"/>
          <table:table-cell office:value-type="float" office:value="4.336734693877551E-2" table:formula="of:=[.Q39]/[.$Q$3]" table:style-name="ce1">
            <text:p>0.043367347</text:p>
          </table:table-cell>
          <table:table-cell office:value-type="float" office:value="0" table:formula="of:=[.Z39]*[.X39]" table:style-name="ce1">
            <text:p>0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4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4464" table:style-name="ce1">
            <text:p>4464</text:p>
          </table:table-cell>
          <table:table-cell office:value-type="float" office:value="11.5" table:style-name="ce1">
            <text:p>11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0]=1;&quot;USA&quot;;IF([.I40]=2;&quot;Europe&quot;;&quot;Asia&quot;))" table:style-name="ce1">
            <text:p>USA</text:p>
          </table:table-cell>
          <table:table-cell office:value-type="string" table:style-name="ce1">
            <text:p>"pontiac catalina brougham"</text:p>
          </table:table-cell>
          <table:table-cell table:number-columns-repeated="3" table:style-name="ce1"/>
          <table:table-cell office:value-type="float" office:value="241" table:style-name="ce1">
            <text:p>241</text:p>
          </table:table-cell>
          <table:table-cell table:style-name="ce1"/>
          <table:table-cell office:value-type="float" office:value="0" table:formula="of:=COUNTIFS($$HOR;&quot;&gt;=241&quot;)" table:style-name="ce1">
            <text:p>0</text:p>
          </table:table-cell>
          <table:table-cell table:number-columns-repeated="9" table:style-name="ce1"/>
          <table:table-cell office:value-type="float" office:value="0.55146476788130827" table:formula="of:=SUM([.AA36:.AA39])" table:style-name="ce1">
            <text:p>0.551464768</text:p>
          </table:table-cell>
          <table:table-cell office:value-type="string" table:style-name="ce1">
            <text:p>Gain=</text:p>
          </table:table-cell>
          <table:table-cell office:value-type="float" office:value="0.41016995973005388" table:formula="of:=[.$X$3]-[.AA40]" table:style-name="ce1">
            <text:p>0.41016996</text:p>
          </table:table-cell>
          <table:table-cell table:number-columns-repeated="1635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4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53" table:style-name="ce1">
            <text:p>153</text:p>
          </table:table-cell>
          <table:table-cell office:value-type="float" office:value="4154" table:style-name="ce1">
            <text:p>4154</text:p>
          </table:table-cell>
          <table:table-cell office:value-type="float" office:value="13.5" table:style-name="ce1">
            <text:p>13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1]=1;&quot;USA&quot;;IF([.I41]=2;&quot;Europe&quot;;&quot;Asia&quot;))" table:style-name="ce1">
            <text:p>USA</text:p>
          </table:table-cell>
          <table:table-cell office:value-type="string" table:style-name="ce1">
            <text:p>"ford galaxie 500"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4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096" table:style-name="ce1">
            <text:p>4096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2]=1;&quot;USA&quot;;IF([.I42]=2;&quot;Europe&quot;;&quot;Asia&quot;))" table:style-name="ce1">
            <text:p>USA</text:p>
          </table:table-cell>
          <table:table-cell office:value-type="string" table:style-name="ce1">
            <text:p>"plymouth fury iii"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4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83" table:style-name="ce1">
            <text:p>383</text:p>
          </table:table-cell>
          <table:table-cell office:value-type="float" office:value="180" table:style-name="ce1">
            <text:p>180</text:p>
          </table:table-cell>
          <table:table-cell office:value-type="float" office:value="4955" table:style-name="ce1">
            <text:p>4955</text:p>
          </table:table-cell>
          <table:table-cell office:value-type="float" office:value="11.5" table:style-name="ce1">
            <text:p>11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3]=1;&quot;USA&quot;;IF([.I43]=2;&quot;Europe&quot;;&quot;Asia&quot;))" table:style-name="ce1">
            <text:p>USA</text:p>
          </table:table-cell>
          <table:table-cell office:value-type="string" table:style-name="ce1">
            <text:p>"dodge monaco (sw)"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4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0" table:style-name="ce1">
            <text:p>170</text:p>
          </table:table-cell>
          <table:table-cell office:value-type="float" office:value="4746" table:style-name="ce1">
            <text:p>4746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4]=1;&quot;USA&quot;;IF([.I44]=2;&quot;Europe&quot;;&quot;Asia&quot;))" table:style-name="ce1">
            <text:p>USA</text:p>
          </table:table-cell>
          <table:table-cell office:value-type="string" table:style-name="ce1">
            <text:p>"ford country squire (sw)"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4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5140" table:style-name="ce1">
            <text:p>5140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5]=1;&quot;USA&quot;;IF([.I45]=2;&quot;Europe&quot;;&quot;Asia&quot;))" table:style-name="ce1">
            <text:p>USA</text:p>
          </table:table-cell>
          <table:table-cell office:value-type="string" table:style-name="ce1">
            <text:p>"pontiac safari (sw)"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46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2962" table:style-name="ce1">
            <text:p>2962</text:p>
          </table:table-cell>
          <table:table-cell office:value-type="float" office:value="13.5" table:style-name="ce1">
            <text:p>13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6]=1;&quot;USA&quot;;IF([.I46]=2;&quot;Europe&quot;;&quot;Asia&quot;))" table:style-name="ce1">
            <text:p>USA</text:p>
          </table:table-cell>
          <table:table-cell office:value-type="string" table:style-name="ce1">
            <text:p>"amc hornet sportabout (sw)"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4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72" table:style-name="ce1">
            <text:p>72</text:p>
          </table:table-cell>
          <table:table-cell office:value-type="float" office:value="2408" table:style-name="ce1">
            <text:p>2408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7]=1;&quot;USA&quot;;IF([.I47]=2;&quot;Europe&quot;;&quot;Asia&quot;))" table:style-name="ce1">
            <text:p>USA</text:p>
          </table:table-cell>
          <table:table-cell office:value-type="string" table:style-name="ce1">
            <text:p>"chevrolet vega (sw)"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4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3282" table:style-name="ce1">
            <text:p>3282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8]=1;&quot;USA&quot;;IF([.I48]=2;&quot;Europe&quot;;&quot;Asia&quot;))" table:style-name="ce1">
            <text:p>USA</text:p>
          </table:table-cell>
          <table:table-cell office:value-type="string" table:style-name="ce1">
            <text:p>"pontiac firebird"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49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88" table:style-name="ce1">
            <text:p>88</text:p>
          </table:table-cell>
          <table:table-cell office:value-type="float" office:value="3139" table:style-name="ce1">
            <text:p>3139</text:p>
          </table:table-cell>
          <table:table-cell office:value-type="float" office:value="14.5" table:style-name="ce1">
            <text:p>14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49]=1;&quot;USA&quot;;IF([.I49]=2;&quot;Europe&quot;;&quot;Asia&quot;))" table:style-name="ce1">
            <text:p>USA</text:p>
          </table:table-cell>
          <table:table-cell office:value-type="string" table:style-name="ce1">
            <text:p>"ford mustang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5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6" table:style-name="ce1">
            <text:p>86</text:p>
          </table:table-cell>
          <table:table-cell office:value-type="float" office:value="2220" table:style-name="ce1">
            <text:p>2220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50]=1;&quot;USA&quot;;IF([.I50]=2;&quot;Europe&quot;;&quot;Asia&quot;))" table:style-name="ce1">
            <text:p>USA</text:p>
          </table:table-cell>
          <table:table-cell office:value-type="string" table:style-name="ce1">
            <text:p>"mercury capri 2000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5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90" table:style-name="ce1">
            <text:p>90</text:p>
          </table:table-cell>
          <table:table-cell office:value-type="float" office:value="2123" table:style-name="ce1">
            <text:p>2123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51]=1;&quot;USA&quot;;IF([.I51]=2;&quot;Europe&quot;;&quot;Asia&quot;))" table:style-name="ce1">
            <text:p>Europe</text:p>
          </table:table-cell>
          <table:table-cell office:value-type="string" table:style-name="ce1">
            <text:p>"opel 1900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5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2074" table:style-name="ce1">
            <text:p>2074</text:p>
          </table:table-cell>
          <table:table-cell office:value-type="float" office:value="19.5" table:style-name="ce1">
            <text:p>19.5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52]=1;&quot;USA&quot;;IF([.I52]=2;&quot;Europe&quot;;&quot;Asia&quot;))" table:style-name="ce1">
            <text:p>Europe</text:p>
          </table:table-cell>
          <table:table-cell office:value-type="string" table:style-name="ce1">
            <text:p>"peugeot 304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5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2065" table:style-name="ce1">
            <text:p>2065</text:p>
          </table:table-cell>
          <table:table-cell office:value-type="float" office:value="14.5" table:style-name="ce1">
            <text:p>14.5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53]=1;&quot;USA&quot;;IF([.I53]=2;&quot;Europe&quot;;&quot;Asia&quot;))" table:style-name="ce1">
            <text:p>Europe</text:p>
          </table:table-cell>
          <table:table-cell office:value-type="string" table:style-name="ce1">
            <text:p>"fiat 124b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5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1773" table:style-name="ce1">
            <text:p>1773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54]=1;&quot;USA&quot;;IF([.I54]=2;&quot;Europe&quot;;&quot;Asia&quot;))" table:style-name="ce1">
            <text:p>Asia</text:p>
          </table:table-cell>
          <table:table-cell office:value-type="string" table:style-name="ce1">
            <text:p>"toyota corolla 1200"</text:p>
          </table:table-cell>
          <table:table-cell table:number-columns-repeated="1637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office:string-value="good" table:formula="of:=IF([.A5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1613" table:style-name="ce1">
            <text:p>1613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55]=1;&quot;USA&quot;;IF([.I55]=2;&quot;Europe&quot;;&quot;Asia&quot;))" table:style-name="ce1">
            <text:p>Asia</text:p>
          </table:table-cell>
          <table:table-cell office:value-type="string" table:style-name="ce1">
            <text:p>"datsun 1200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5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1834" table:style-name="ce1">
            <text:p>1834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56]=1;&quot;USA&quot;;IF([.I56]=2;&quot;Europe&quot;;&quot;Asia&quot;))" table:style-name="ce1">
            <text:p>Europe</text:p>
          </table:table-cell>
          <table:table-cell office:value-type="string" table:style-name="ce1">
            <text:p>"volkswagen model 111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5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1955" table:style-name="ce1">
            <text:p>1955</text:p>
          </table:table-cell>
          <table:table-cell office:value-type="float" office:value="20.5" table:style-name="ce1">
            <text:p>20.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57]=1;&quot;USA&quot;;IF([.I57]=2;&quot;Europe&quot;;&quot;Asia&quot;))" table:style-name="ce1">
            <text:p>USA</text:p>
          </table:table-cell>
          <table:table-cell office:value-type="string" table:style-name="ce1">
            <text:p>"plymouth cricket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5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3" table:style-name="ce1">
            <text:p>113</text:p>
          </table:table-cell>
          <table:table-cell office:value-type="float" office:value="95" table:style-name="ce1">
            <text:p>95</text:p>
          </table:table-cell>
          <table:table-cell office:value-type="float" office:value="2278" table:style-name="ce1">
            <text:p>2278</text:p>
          </table:table-cell>
          <table:table-cell office:value-type="float" office:value="15.5" table:style-name="ce1">
            <text:p>15.5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58]=1;&quot;USA&quot;;IF([.I58]=2;&quot;Europe&quot;;&quot;Asia&quot;))" table:style-name="ce1">
            <text:p>Asia</text:p>
          </table:table-cell>
          <table:table-cell office:value-type="string" table:style-name="ce1">
            <text:p>"toyota corona hardtop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5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.5" table:style-name="ce1">
            <text:p>97.5</text:p>
          </table:table-cell>
          <table:table-cell office:value-type="float" office:value="80" table:style-name="ce1">
            <text:p>80</text:p>
          </table:table-cell>
          <table:table-cell office:value-type="float" office:value="2126" table:style-name="ce1">
            <text:p>2126</text:p>
          </table:table-cell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59]=1;&quot;USA&quot;;IF([.I59]=2;&quot;Europe&quot;;&quot;Asia&quot;))" table:style-name="ce1">
            <text:p>USA</text:p>
          </table:table-cell>
          <table:table-cell office:value-type="string" table:style-name="ce1">
            <text:p>"dodge colt hardtop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6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54" table:style-name="ce1">
            <text:p>54</text:p>
          </table:table-cell>
          <table:table-cell office:value-type="float" office:value="2254" table:style-name="ce1">
            <text:p>2254</text:p>
          </table:table-cell>
          <table:table-cell office:value-type="float" office:value="23.5" table:style-name="ce1">
            <text:p>23.5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60]=1;&quot;USA&quot;;IF([.I60]=2;&quot;Europe&quot;;&quot;Asia&quot;))" table:style-name="ce1">
            <text:p>Europe</text:p>
          </table:table-cell>
          <table:table-cell office:value-type="string" table:style-name="ce1">
            <text:p>"volkswagen type 3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6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90" table:style-name="ce1">
            <text:p>90</text:p>
          </table:table-cell>
          <table:table-cell office:value-type="float" office:value="2408" table:style-name="ce1">
            <text:p>2408</text:p>
          </table:table-cell>
          <table:table-cell office:value-type="float" office:value="19.5" table:style-name="ce1">
            <text:p>19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1]=1;&quot;USA&quot;;IF([.I61]=2;&quot;Europe&quot;;&quot;Asia&quot;))" table:style-name="ce1">
            <text:p>USA</text:p>
          </table:table-cell>
          <table:table-cell office:value-type="string" table:style-name="ce1">
            <text:p>"chevrolet vega"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6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6" table:style-name="ce1">
            <text:p>86</text:p>
          </table:table-cell>
          <table:table-cell office:value-type="float" office:value="2226" table:style-name="ce1">
            <text:p>2226</text:p>
          </table:table-cell>
          <table:table-cell office:value-type="float" office:value="16.5" table:style-name="ce1">
            <text:p>16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2]=1;&quot;USA&quot;;IF([.I62]=2;&quot;Europe&quot;;&quot;Asia&quot;))" table:style-name="ce1">
            <text:p>USA</text:p>
          </table:table-cell>
          <table:table-cell office:value-type="string" table:style-name="ce1">
            <text:p>"ford pinto runabout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6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65" table:style-name="ce1">
            <text:p>165</text:p>
          </table:table-cell>
          <table:table-cell office:value-type="float" office:value="4274" table:style-name="ce1">
            <text:p>4274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3]=1;&quot;USA&quot;;IF([.I63]=2;&quot;Europe&quot;;&quot;Asia&quot;))" table:style-name="ce1">
            <text:p>USA</text:p>
          </table:table-cell>
          <table:table-cell office:value-type="string" table:style-name="ce1">
            <text:p>"chevrolet impala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6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4385" table:style-name="ce1">
            <text:p>4385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4]=1;&quot;USA&quot;;IF([.I64]=2;&quot;Europe&quot;;&quot;Asia&quot;))" table:style-name="ce1">
            <text:p>USA</text:p>
          </table:table-cell>
          <table:table-cell office:value-type="string" table:style-name="ce1">
            <text:p>"pontiac catalina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6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135" table:style-name="ce1">
            <text:p>4135</text:p>
          </table:table-cell>
          <table:table-cell office:value-type="float" office:value="13.5" table:style-name="ce1">
            <text:p>13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5]=1;&quot;USA&quot;;IF([.I65]=2;&quot;Europe&quot;;&quot;Asia&quot;))" table:style-name="ce1">
            <text:p>USA</text:p>
          </table:table-cell>
          <table:table-cell office:value-type="string" table:style-name="ce1">
            <text:p>"plymouth fury iii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6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53" table:style-name="ce1">
            <text:p>153</text:p>
          </table:table-cell>
          <table:table-cell office:value-type="float" office:value="4129" table:style-name="ce1">
            <text:p>4129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6]=1;&quot;USA&quot;;IF([.I66]=2;&quot;Europe&quot;;&quot;Asia&quot;))" table:style-name="ce1">
            <text:p>USA</text:p>
          </table:table-cell>
          <table:table-cell office:value-type="string" table:style-name="ce1">
            <text:p>"ford galaxie 500"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6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672" table:style-name="ce1">
            <text:p>3672</text:p>
          </table:table-cell>
          <table:table-cell office:value-type="float" office:value="11.5" table:style-name="ce1">
            <text:p>11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7]=1;&quot;USA&quot;;IF([.I67]=2;&quot;Europe&quot;;&quot;Asia&quot;))" table:style-name="ce1">
            <text:p>USA</text:p>
          </table:table-cell>
          <table:table-cell office:value-type="string" table:style-name="ce1">
            <text:p>"amc ambassador sst"</text:p>
          </table:table-cell>
          <table:table-cell table:number-columns-repeated="1637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office:string-value="bad" table:formula="of:=IF([.A6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29" table:style-name="ce1">
            <text:p>429</text:p>
          </table:table-cell>
          <table:table-cell office:value-type="float" office:value="208" table:style-name="ce1">
            <text:p>208</text:p>
          </table:table-cell>
          <table:table-cell office:value-type="float" office:value="4633" table:style-name="ce1">
            <text:p>4633</text:p>
          </table:table-cell>
          <table:table-cell office:value-type="float" office:value="11" table:style-name="ce1">
            <text:p>11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8]=1;&quot;USA&quot;;IF([.I68]=2;&quot;Europe&quot;;&quot;Asia&quot;))" table:style-name="ce1">
            <text:p>USA</text:p>
          </table:table-cell>
          <table:table-cell office:value-type="string" table:style-name="ce1">
            <text:p>"mercury marquis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6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55" table:style-name="ce1">
            <text:p>155</text:p>
          </table:table-cell>
          <table:table-cell office:value-type="float" office:value="4502" table:style-name="ce1">
            <text:p>4502</text:p>
          </table:table-cell>
          <table:table-cell office:value-type="float" office:value="13.5" table:style-name="ce1">
            <text:p>13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69]=1;&quot;USA&quot;;IF([.I69]=2;&quot;Europe&quot;;&quot;Asia&quot;))" table:style-name="ce1">
            <text:p>USA</text:p>
          </table:table-cell>
          <table:table-cell office:value-type="string" table:style-name="ce1">
            <text:p>"buick lesabre custom"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7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60" table:style-name="ce1">
            <text:p>160</text:p>
          </table:table-cell>
          <table:table-cell office:value-type="float" office:value="4456" table:style-name="ce1">
            <text:p>4456</text:p>
          </table:table-cell>
          <table:table-cell office:value-type="float" office:value="13.5" table:style-name="ce1">
            <text:p>13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0]=1;&quot;USA&quot;;IF([.I70]=2;&quot;Europe&quot;;&quot;Asia&quot;))" table:style-name="ce1">
            <text:p>USA</text:p>
          </table:table-cell>
          <table:table-cell office:value-type="string" table:style-name="ce1">
            <text:p>"oldsmobile delta 88 royale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7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90" table:style-name="ce1">
            <text:p>190</text:p>
          </table:table-cell>
          <table:table-cell office:value-type="float" office:value="4422" table:style-name="ce1">
            <text:p>4422</text:p>
          </table:table-cell>
          <table:table-cell office:value-type="float" office:value="12.5" table:style-name="ce1">
            <text:p>12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1]=1;&quot;USA&quot;;IF([.I71]=2;&quot;Europe&quot;;&quot;Asia&quot;))" table:style-name="ce1">
            <text:p>USA</text:p>
          </table:table-cell>
          <table:table-cell office:value-type="string" table:style-name="ce1">
            <text:p>"chrysler newport royal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72]&lt;20;&quot;bad&quot;;&quot;good&quot;)" table:style-name="ce3">
            <text:p>bad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office:value-type="float" office:value="2330" table:style-name="ce1">
            <text:p>2330</text:p>
          </table:table-cell>
          <table:table-cell office:value-type="float" office:value="13.5" table:style-name="ce1">
            <text:p>13.5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72]=1;&quot;USA&quot;;IF([.I72]=2;&quot;Europe&quot;;&quot;Asia&quot;))" table:style-name="ce1">
            <text:p>Asia</text:p>
          </table:table-cell>
          <table:table-cell office:value-type="string" table:style-name="ce1">
            <text:p>"mazda rx2 coupe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7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892" table:style-name="ce1">
            <text:p>3892</text:p>
          </table:table-cell>
          <table:table-cell office:value-type="float" office:value="12.5" table:style-name="ce1">
            <text:p>12.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3]=1;&quot;USA&quot;;IF([.I73]=2;&quot;Europe&quot;;&quot;Asia&quot;))" table:style-name="ce1">
            <text:p>USA</text:p>
          </table:table-cell>
          <table:table-cell office:value-type="string" table:style-name="ce1">
            <text:p>"amc matador (sw)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7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7" table:style-name="ce1">
            <text:p>307</text:p>
          </table:table-cell>
          <table:table-cell office:value-type="float" office:value="130" table:style-name="ce1">
            <text:p>130</text:p>
          </table:table-cell>
          <table:table-cell office:value-type="float" office:value="4098" table:style-name="ce1">
            <text:p>4098</text:p>
          </table:table-cell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4]=1;&quot;USA&quot;;IF([.I74]=2;&quot;Europe&quot;;&quot;Asia&quot;))" table:style-name="ce1">
            <text:p>USA</text:p>
          </table:table-cell>
          <table:table-cell office:value-type="string" table:style-name="ce1">
            <text:p>"chevrolet chevelle concours (sw)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7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40" table:style-name="ce1">
            <text:p>140</text:p>
          </table:table-cell>
          <table:table-cell office:value-type="float" office:value="4294" table:style-name="ce1">
            <text:p>4294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5]=1;&quot;USA&quot;;IF([.I75]=2;&quot;Europe&quot;;&quot;Asia&quot;))" table:style-name="ce1">
            <text:p>USA</text:p>
          </table:table-cell>
          <table:table-cell office:value-type="string" table:style-name="ce1">
            <text:p>"ford gran torino (sw)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7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077" table:style-name="ce1">
            <text:p>4077</text:p>
          </table:table-cell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76]=1;&quot;USA&quot;;IF([.I76]=2;&quot;Europe&quot;;&quot;Asia&quot;))" table:style-name="ce1">
            <text:p>USA</text:p>
          </table:table-cell>
          <table:table-cell office:value-type="string" table:style-name="ce1">
            <text:p>"plymouth satellite custom (sw)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77]&lt;20;&quot;bad&quot;;&quot;good&quot;)" table:style-name="ce3">
            <text:p>ba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2" table:style-name="ce1">
            <text:p>112</text:p>
          </table:table-cell>
          <table:table-cell office:value-type="float" office:value="2933" table:style-name="ce1">
            <text:p>2933</text:p>
          </table:table-cell>
          <table:table-cell office:value-type="float" office:value="14.5" table:style-name="ce1">
            <text:p>14.5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77]=1;&quot;USA&quot;;IF([.I77]=2;&quot;Europe&quot;;&quot;Asia&quot;))" table:style-name="ce1">
            <text:p>Europe</text:p>
          </table:table-cell>
          <table:table-cell office:value-type="string" table:style-name="ce1">
            <text:p>"volvo 145e (sw)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7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76" table:style-name="ce1">
            <text:p>76</text:p>
          </table:table-cell>
          <table:table-cell office:value-type="float" office:value="2511" table:style-name="ce1">
            <text:p>2511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78]=1;&quot;USA&quot;;IF([.I78]=2;&quot;Europe&quot;;&quot;Asia&quot;))" table:style-name="ce1">
            <text:p>Europe</text:p>
          </table:table-cell>
          <table:table-cell office:value-type="string" table:style-name="ce1">
            <text:p>"volkswagen 411 (sw)"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7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87" table:style-name="ce1">
            <text:p>87</text:p>
          </table:table-cell>
          <table:table-cell office:value-type="float" office:value="2979" table:style-name="ce1">
            <text:p>2979</text:p>
          </table:table-cell>
          <table:table-cell office:value-type="float" office:value="19.5" table:style-name="ce1">
            <text:p>19.5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79]=1;&quot;USA&quot;;IF([.I79]=2;&quot;Europe&quot;;&quot;Asia&quot;))" table:style-name="ce1">
            <text:p>Europe</text:p>
          </table:table-cell>
          <table:table-cell office:value-type="string" table:style-name="ce1">
            <text:p>"peugeot 504 (sw)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8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2189" table:style-name="ce1">
            <text:p>2189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80]=1;&quot;USA&quot;;IF([.I80]=2;&quot;Europe&quot;;&quot;Asia&quot;))" table:style-name="ce1">
            <text:p>Europe</text:p>
          </table:table-cell>
          <table:table-cell office:value-type="string" table:style-name="ce1">
            <text:p>"renault 12 (sw)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8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6" table:style-name="ce1">
            <text:p>86</text:p>
          </table:table-cell>
          <table:table-cell office:value-type="float" office:value="2395" table:style-name="ce1">
            <text:p>2395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1]=1;&quot;USA&quot;;IF([.I81]=2;&quot;Europe&quot;;&quot;Asia&quot;))" table:style-name="ce1">
            <text:p>USA</text:p>
          </table:table-cell>
          <table:table-cell office:value-type="string" table:style-name="ce1">
            <text:p>"ford pinto (sw)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8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2288" table:style-name="ce1">
            <text:p>2288</text:p>
          </table:table-cell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82]=1;&quot;USA&quot;;IF([.I82]=2;&quot;Europe&quot;;&quot;Asia&quot;))" table:style-name="ce1">
            <text:p>Asia</text:p>
          </table:table-cell>
          <table:table-cell office:value-type="string" table:style-name="ce1">
            <text:p>"datsun 510 (sw)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8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97" table:style-name="ce1">
            <text:p>97</text:p>
          </table:table-cell>
          <table:table-cell office:value-type="float" office:value="2506" table:style-name="ce1">
            <text:p>2506</text:p>
          </table:table-cell>
          <table:table-cell office:value-type="float" office:value="14.5" table:style-name="ce1">
            <text:p>14.5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83]=1;&quot;USA&quot;;IF([.I83]=2;&quot;Europe&quot;;&quot;Asia&quot;))" table:style-name="ce1">
            <text:p>Asia</text:p>
          </table:table-cell>
          <table:table-cell office:value-type="string" table:style-name="ce1">
            <text:p>"toyouta corona mark ii (sw)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8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2164" table:style-name="ce1">
            <text:p>2164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4]=1;&quot;USA&quot;;IF([.I84]=2;&quot;Europe&quot;;&quot;Asia&quot;))" table:style-name="ce1">
            <text:p>USA</text:p>
          </table:table-cell>
          <table:table-cell office:value-type="string" table:style-name="ce1">
            <text:p>"dodge colt (sw)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8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2100" table:style-name="ce1">
            <text:p>2100</text:p>
          </table:table-cell>
          <table:table-cell office:value-type="float" office:value="16.5" table:style-name="ce1">
            <text:p>16.5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85]=1;&quot;USA&quot;;IF([.I85]=2;&quot;Europe&quot;;&quot;Asia&quot;))" table:style-name="ce1">
            <text:p>Asia</text:p>
          </table:table-cell>
          <table:table-cell office:value-type="string" table:style-name="ce1">
            <text:p>"toyota corolla 1600 (sw)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8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75" table:style-name="ce1">
            <text:p>175</text:p>
          </table:table-cell>
          <table:table-cell office:value-type="float" office:value="4100" table:style-name="ce1">
            <text:p>4100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6]=1;&quot;USA&quot;;IF([.I86]=2;&quot;Europe&quot;;&quot;Asia&quot;))" table:style-name="ce1">
            <text:p>USA</text:p>
          </table:table-cell>
          <table:table-cell office:value-type="string" table:style-name="ce1">
            <text:p>"buick century 350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8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672" table:style-name="ce1">
            <text:p>3672</text:p>
          </table:table-cell>
          <table:table-cell office:value-type="float" office:value="11.5" table:style-name="ce1">
            <text:p>11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7]=1;&quot;USA&quot;;IF([.I87]=2;&quot;Europe&quot;;&quot;Asia&quot;))" table:style-name="ce1">
            <text:p>USA</text:p>
          </table:table-cell>
          <table:table-cell office:value-type="string" table:style-name="ce1">
            <text:p>"amc matador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8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3988" table:style-name="ce1">
            <text:p>3988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8]=1;&quot;USA&quot;;IF([.I88]=2;&quot;Europe&quot;;&quot;Asia&quot;))" table:style-name="ce1">
            <text:p>USA</text:p>
          </table:table-cell>
          <table:table-cell office:value-type="string" table:style-name="ce1">
            <text:p>"chevrolet malibu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8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37" table:style-name="ce1">
            <text:p>137</text:p>
          </table:table-cell>
          <table:table-cell office:value-type="float" office:value="4042" table:style-name="ce1">
            <text:p>4042</text:p>
          </table:table-cell>
          <table:table-cell office:value-type="float" office:value="14.5" table:style-name="ce1">
            <text:p>14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89]=1;&quot;USA&quot;;IF([.I89]=2;&quot;Europe&quot;;&quot;Asia&quot;))" table:style-name="ce1">
            <text:p>USA</text:p>
          </table:table-cell>
          <table:table-cell office:value-type="string" table:style-name="ce1">
            <text:p>"ford gran torino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9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3777" table:style-name="ce1">
            <text:p>3777</text:p>
          </table:table-cell>
          <table:table-cell office:value-type="float" office:value="12.5" table:style-name="ce1">
            <text:p>12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0]=1;&quot;USA&quot;;IF([.I90]=2;&quot;Europe&quot;;&quot;Asia&quot;))" table:style-name="ce1">
            <text:p>USA</text:p>
          </table:table-cell>
          <table:table-cell office:value-type="string" table:style-name="ce1">
            <text:p>"dodge coronet custom"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9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29" table:style-name="ce1">
            <text:p>429</text:p>
          </table:table-cell>
          <table:table-cell office:value-type="float" office:value="198" table:style-name="ce1">
            <text:p>198</text:p>
          </table:table-cell>
          <table:table-cell office:value-type="float" office:value="4952" table:style-name="ce1">
            <text:p>4952</text:p>
          </table:table-cell>
          <table:table-cell office:value-type="float" office:value="11.5" table:style-name="ce1">
            <text:p>11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1]=1;&quot;USA&quot;;IF([.I91]=2;&quot;Europe&quot;;&quot;Asia&quot;))" table:style-name="ce1">
            <text:p>USA</text:p>
          </table:table-cell>
          <table:table-cell office:value-type="string" table:style-name="ce1">
            <text:p>"mercury marquis brougham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9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50" table:style-name="ce1">
            <text:p>150</text:p>
          </table:table-cell>
          <table:table-cell office:value-type="float" office:value="4464" table:style-name="ce1">
            <text:p>4464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2]=1;&quot;USA&quot;;IF([.I92]=2;&quot;Europe&quot;;&quot;Asia&quot;))" table:style-name="ce1">
            <text:p>USA</text:p>
          </table:table-cell>
          <table:table-cell office:value-type="string" table:style-name="ce1">
            <text:p>"chevrolet caprice classic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9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58" table:style-name="ce1">
            <text:p>158</text:p>
          </table:table-cell>
          <table:table-cell office:value-type="float" office:value="4363" table:style-name="ce1">
            <text:p>4363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3]=1;&quot;USA&quot;;IF([.I93]=2;&quot;Europe&quot;;&quot;Asia&quot;))" table:style-name="ce1">
            <text:p>USA</text:p>
          </table:table-cell>
          <table:table-cell office:value-type="string" table:style-name="ce1">
            <text:p>"ford ltd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9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237" table:style-name="ce1">
            <text:p>4237</text:p>
          </table:table-cell>
          <table:table-cell office:value-type="float" office:value="14.5" table:style-name="ce1">
            <text:p>14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4]=1;&quot;USA&quot;;IF([.I94]=2;&quot;Europe&quot;;&quot;Asia&quot;))" table:style-name="ce1">
            <text:p>USA</text:p>
          </table:table-cell>
          <table:table-cell office:value-type="string" table:style-name="ce1">
            <text:p>"plymouth fury gran sedan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9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40" table:style-name="ce1">
            <text:p>440</text:p>
          </table:table-cell>
          <table:table-cell office:value-type="float" office:value="215" table:style-name="ce1">
            <text:p>215</text:p>
          </table:table-cell>
          <table:table-cell office:value-type="float" office:value="4735" table:style-name="ce1">
            <text:p>4735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5]=1;&quot;USA&quot;;IF([.I95]=2;&quot;Europe&quot;;&quot;Asia&quot;))" table:style-name="ce1">
            <text:p>USA</text:p>
          </table:table-cell>
          <table:table-cell office:value-type="string" table:style-name="ce1">
            <text:p>"chrysler new yorker brougham"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9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55" table:style-name="ce1">
            <text:p>455</text:p>
          </table:table-cell>
          <table:table-cell office:value-type="float" office:value="225" table:style-name="ce1">
            <text:p>225</text:p>
          </table:table-cell>
          <table:table-cell office:value-type="float" office:value="4951" table:style-name="ce1">
            <text:p>4951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6]=1;&quot;USA&quot;;IF([.I96]=2;&quot;Europe&quot;;&quot;Asia&quot;))" table:style-name="ce1">
            <text:p>USA</text:p>
          </table:table-cell>
          <table:table-cell office:value-type="string" table:style-name="ce1">
            <text:p>"buick electra 225 custom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9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75" table:style-name="ce1">
            <text:p>175</text:p>
          </table:table-cell>
          <table:table-cell office:value-type="float" office:value="3821" table:style-name="ce1">
            <text:p>3821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7]=1;&quot;USA&quot;;IF([.I97]=2;&quot;Europe&quot;;&quot;Asia&quot;))" table:style-name="ce1">
            <text:p>USA</text:p>
          </table:table-cell>
          <table:table-cell office:value-type="string" table:style-name="ce1">
            <text:p>"amc ambassador brougham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9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3121" table:style-name="ce1">
            <text:p>3121</text:p>
          </table:table-cell>
          <table:table-cell office:value-type="float" office:value="16.5" table:style-name="ce1">
            <text:p>16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8]=1;&quot;USA&quot;;IF([.I98]=2;&quot;Europe&quot;;&quot;Asia&quot;))" table:style-name="ce1">
            <text:p>USA</text:p>
          </table:table-cell>
          <table:table-cell office:value-type="string" table:style-name="ce1">
            <text:p>"plymouth valiant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99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3278" table:style-name="ce1">
            <text:p>3278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99]=1;&quot;USA&quot;;IF([.I99]=2;&quot;Europe&quot;;&quot;Asia&quot;))" table:style-name="ce1">
            <text:p>USA</text:p>
          </table:table-cell>
          <table:table-cell office:value-type="string" table:style-name="ce1">
            <text:p>"chevrolet nova custom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00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2945" table:style-name="ce1">
            <text:p>2945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0]=1;&quot;USA&quot;;IF([.I100]=2;&quot;Europe&quot;;&quot;Asia&quot;))" table:style-name="ce1">
            <text:p>USA</text:p>
          </table:table-cell>
          <table:table-cell office:value-type="string" table:style-name="ce1">
            <text:p>"amc hornet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0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88" table:style-name="ce1">
            <text:p>88</text:p>
          </table:table-cell>
          <table:table-cell office:value-type="float" office:value="3021" table:style-name="ce1">
            <text:p>3021</text:p>
          </table:table-cell>
          <table:table-cell office:value-type="float" office:value="16.5" table:style-name="ce1">
            <text:p>16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1]=1;&quot;USA&quot;;IF([.I101]=2;&quot;Europe&quot;;&quot;Asia&quot;))" table:style-name="ce1">
            <text:p>USA</text:p>
          </table:table-cell>
          <table:table-cell office:value-type="string" table:style-name="ce1">
            <text:p>"ford maverick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102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98" table:style-name="ce1">
            <text:p>198</text:p>
          </table:table-cell>
          <table:table-cell office:value-type="float" office:value="95" table:style-name="ce1">
            <text:p>95</text:p>
          </table:table-cell>
          <table:table-cell office:value-type="float" office:value="2904" table:style-name="ce1">
            <text:p>2904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2]=1;&quot;USA&quot;;IF([.I102]=2;&quot;Europe&quot;;&quot;Asia&quot;))" table:style-name="ce1">
            <text:p>USA</text:p>
          </table:table-cell>
          <table:table-cell office:value-type="string" table:style-name="ce1">
            <text:p>"plymouth duster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0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1950" table:style-name="ce1">
            <text:p>1950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03]=1;&quot;USA&quot;;IF([.I103]=2;&quot;Europe&quot;;&quot;Asia&quot;))" table:style-name="ce1">
            <text:p>Europe</text:p>
          </table:table-cell>
          <table:table-cell office:value-type="string" table:style-name="ce1">
            <text:p>"volkswagen super beetle"</text:p>
          </table:table-cell>
          <table:table-cell table:number-columns-repeated="1637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office:string-value="bad" table:formula="of:=IF([.A10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50" table:style-name="ce1">
            <text:p>150</text:p>
          </table:table-cell>
          <table:table-cell office:value-type="float" office:value="4997" table:style-name="ce1">
            <text:p>4997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4]=1;&quot;USA&quot;;IF([.I104]=2;&quot;Europe&quot;;&quot;Asia&quot;))" table:style-name="ce1">
            <text:p>USA</text:p>
          </table:table-cell>
          <table:table-cell office:value-type="string" table:style-name="ce1">
            <text:p>"chevrolet impala"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10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67" table:style-name="ce1">
            <text:p>167</text:p>
          </table:table-cell>
          <table:table-cell office:value-type="float" office:value="4906" table:style-name="ce1">
            <text:p>4906</text:p>
          </table:table-cell>
          <table:table-cell office:value-type="float" office:value="12.5" table:style-name="ce1">
            <text:p>12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5]=1;&quot;USA&quot;;IF([.I105]=2;&quot;Europe&quot;;&quot;Asia&quot;))" table:style-name="ce1">
            <text:p>USA</text:p>
          </table:table-cell>
          <table:table-cell office:value-type="string" table:style-name="ce1">
            <text:p>"ford country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10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70" table:style-name="ce1">
            <text:p>170</text:p>
          </table:table-cell>
          <table:table-cell office:value-type="float" office:value="4654" table:style-name="ce1">
            <text:p>4654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6]=1;&quot;USA&quot;;IF([.I106]=2;&quot;Europe&quot;;&quot;Asia&quot;))" table:style-name="ce1">
            <text:p>USA</text:p>
          </table:table-cell>
          <table:table-cell office:value-type="string" table:style-name="ce1">
            <text:p>"plymouth custom suburb"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office:string-value="bad" table:formula="of:=IF([.A10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80" table:style-name="ce1">
            <text:p>180</text:p>
          </table:table-cell>
          <table:table-cell office:value-type="float" office:value="4499" table:style-name="ce1">
            <text:p>4499</text:p>
          </table:table-cell>
          <table:table-cell office:value-type="float" office:value="12.5" table:style-name="ce1">
            <text:p>12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7]=1;&quot;USA&quot;;IF([.I107]=2;&quot;Europe&quot;;&quot;Asia&quot;))" table:style-name="ce1">
            <text:p>USA</text:p>
          </table:table-cell>
          <table:table-cell office:value-type="string" table:style-name="ce1">
            <text:p>"oldsmobile vista cruiser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0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2789" table:style-name="ce1">
            <text:p>2789</text:p>
          </table:table-cell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08]=1;&quot;USA&quot;;IF([.I108]=2;&quot;Europe&quot;;&quot;Asia&quot;))" table:style-name="ce1">
            <text:p>USA</text:p>
          </table:table-cell>
          <table:table-cell office:value-type="string" table:style-name="ce1">
            <text:p>"amc gremlin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0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2279" table:style-name="ce1">
            <text:p>2279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09]=1;&quot;USA&quot;;IF([.I109]=2;&quot;Europe&quot;;&quot;Asia&quot;))" table:style-name="ce1">
            <text:p>Asia</text:p>
          </table:table-cell>
          <table:table-cell office:value-type="string" table:style-name="ce1">
            <text:p>"toyota carina"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11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72" table:style-name="ce1">
            <text:p>72</text:p>
          </table:table-cell>
          <table:table-cell office:value-type="float" office:value="2401" table:style-name="ce1">
            <text:p>2401</text:p>
          </table:table-cell>
          <table:table-cell office:value-type="float" office:value="19.5" table:style-name="ce1">
            <text:p>19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0]=1;&quot;USA&quot;;IF([.I110]=2;&quot;Europe&quot;;&quot;Asia&quot;))" table:style-name="ce1">
            <text:p>USA</text:p>
          </table:table-cell>
          <table:table-cell office:value-type="string" table:style-name="ce1">
            <text:p>"chevrolet vega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11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94" table:style-name="ce1">
            <text:p>94</text:p>
          </table:table-cell>
          <table:table-cell office:value-type="float" office:value="2379" table:style-name="ce1">
            <text:p>2379</text:p>
          </table:table-cell>
          <table:table-cell office:value-type="float" office:value="16.5" table:style-name="ce1">
            <text:p>16.5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11]=1;&quot;USA&quot;;IF([.I111]=2;&quot;Europe&quot;;&quot;Asia&quot;))" table:style-name="ce1">
            <text:p>Asia</text:p>
          </table:table-cell>
          <table:table-cell office:value-type="string" table:style-name="ce1">
            <text:p>"datsun 610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12]&lt;20;&quot;bad&quot;;&quot;good&quot;)" table:style-name="ce3">
            <text:p>bad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2124" table:style-name="ce1">
            <text:p>2124</text:p>
          </table:table-cell>
          <table:table-cell office:value-type="float" office:value="13.5" table:style-name="ce1">
            <text:p>13.5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12]=1;&quot;USA&quot;;IF([.I112]=2;&quot;Europe&quot;;&quot;Asia&quot;))" table:style-name="ce1">
            <text:p>Asia</text:p>
          </table:table-cell>
          <table:table-cell office:value-type="string" table:style-name="ce1">
            <text:p>"maxda rx3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113]&lt;20;&quot;bad&quot;;&quot;good&quot;)" table:style-name="ce3">
            <text:p>ba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5" table:style-name="ce1">
            <text:p>85</text:p>
          </table:table-cell>
          <table:table-cell office:value-type="float" office:value="2310" table:style-name="ce1">
            <text:p>2310</text:p>
          </table:table-cell>
          <table:table-cell office:value-type="float" office:value="18.5" table:style-name="ce1">
            <text:p>18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3]=1;&quot;USA&quot;;IF([.I113]=2;&quot;Europe&quot;;&quot;Asia&quot;))" table:style-name="ce1">
            <text:p>USA</text:p>
          </table:table-cell>
          <table:table-cell office:value-type="string" table:style-name="ce1">
            <text:p>"ford pinto"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11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55" table:style-name="ce1">
            <text:p>155</text:p>
          </table:table-cell>
          <table:table-cell office:value-type="float" office:value="107" table:style-name="ce1">
            <text:p>107</text:p>
          </table:table-cell>
          <table:table-cell office:value-type="float" office:value="2472" table:style-name="ce1">
            <text:p>2472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4]=1;&quot;USA&quot;;IF([.I114]=2;&quot;Europe&quot;;&quot;Asia&quot;))" table:style-name="ce1">
            <text:p>USA</text:p>
          </table:table-cell>
          <table:table-cell office:value-type="string" table:style-name="ce1">
            <text:p>"mercury capri v6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1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2265" table:style-name="ce1">
            <text:p>2265</text:p>
          </table:table-cell>
          <table:table-cell office:value-type="float" office:value="15.5" table:style-name="ce1">
            <text:p>15.5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15]=1;&quot;USA&quot;;IF([.I115]=2;&quot;Europe&quot;;&quot;Asia&quot;))" table:style-name="ce1">
            <text:p>Europe</text:p>
          </table:table-cell>
          <table:table-cell office:value-type="string" table:style-name="ce1">
            <text:p>"fiat 124 sport coupe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1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4082" table:style-name="ce1">
            <text:p>4082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6]=1;&quot;USA&quot;;IF([.I116]=2;&quot;Europe&quot;;&quot;Asia&quot;))" table:style-name="ce1">
            <text:p>USA</text:p>
          </table:table-cell>
          <table:table-cell office:value-type="string" table:style-name="ce1">
            <text:p>"chevrolet monte carlo s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1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230" table:style-name="ce1">
            <text:p>230</text:p>
          </table:table-cell>
          <table:table-cell office:value-type="float" office:value="4278" table:style-name="ce1">
            <text:p>4278</text:p>
          </table:table-cell>
          <table:table-cell office:value-type="float" office:value="9.5" table:style-name="ce1">
            <text:p>9.5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17]=1;&quot;USA&quot;;IF([.I117]=2;&quot;Europe&quot;;&quot;Asia&quot;))" table:style-name="ce1">
            <text:p>USA</text:p>
          </table:table-cell>
          <table:table-cell office:value-type="string" table:style-name="ce1">
            <text:p>"pontiac grand prix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1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1867" table:style-name="ce1">
            <text:p>1867</text:p>
          </table:table-cell>
          <table:table-cell office:value-type="float" office:value="19.5" table:style-name="ce1">
            <text:p>19.5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18]=1;&quot;USA&quot;;IF([.I118]=2;&quot;Europe&quot;;&quot;Asia&quot;))" table:style-name="ce1">
            <text:p>Europe</text:p>
          </table:table-cell>
          <table:table-cell office:value-type="string" table:style-name="ce1">
            <text:p>"fiat 128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1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75" table:style-name="ce1">
            <text:p>75</text:p>
          </table:table-cell>
          <table:table-cell office:value-type="float" office:value="2158" table:style-name="ce1">
            <text:p>2158</text:p>
          </table:table-cell>
          <table:table-cell office:value-type="float" office:value="15.5" table:style-name="ce1">
            <text:p>15.5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19]=1;&quot;USA&quot;;IF([.I119]=2;&quot;Europe&quot;;&quot;Asia&quot;))" table:style-name="ce1">
            <text:p>Europe</text:p>
          </table:table-cell>
          <table:table-cell office:value-type="string" table:style-name="ce1">
            <text:p>"opel manta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2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office:value-type="float" office:value="2582" table:style-name="ce1">
            <text:p>2582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20]=1;&quot;USA&quot;;IF([.I120]=2;&quot;Europe&quot;;&quot;Asia&quot;))" table:style-name="ce1">
            <text:p>Europe</text:p>
          </table:table-cell>
          <table:table-cell office:value-type="string" table:style-name="ce1">
            <text:p>"audi 100ls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121]&lt;20;&quot;bad&quot;;&quot;good&quot;)" table:style-name="ce3">
            <text:p>ba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2" table:style-name="ce1">
            <text:p>112</text:p>
          </table:table-cell>
          <table:table-cell office:value-type="float" office:value="2868" table:style-name="ce1">
            <text:p>2868</text:p>
          </table:table-cell>
          <table:table-cell office:value-type="float" office:value="15.5" table:style-name="ce1">
            <text:p>15.5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21]=1;&quot;USA&quot;;IF([.I121]=2;&quot;Europe&quot;;&quot;Asia&quot;))" table:style-name="ce1">
            <text:p>Europe</text:p>
          </table:table-cell>
          <table:table-cell office:value-type="string" table:style-name="ce1">
            <text:p>"volvo 144ea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2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3399" table:style-name="ce1">
            <text:p>3399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2]=1;&quot;USA&quot;;IF([.I122]=2;&quot;Europe&quot;;&quot;Asia&quot;))" table:style-name="ce1">
            <text:p>USA</text:p>
          </table:table-cell>
          <table:table-cell office:value-type="string" table:style-name="ce1">
            <text:p>"dodge dart custom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2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0" table:style-name="ce1">
            <text:p>110</text:p>
          </table:table-cell>
          <table:table-cell office:value-type="float" office:value="2660" table:style-name="ce1">
            <text:p>2660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23]=1;&quot;USA&quot;;IF([.I123]=2;&quot;Europe&quot;;&quot;Asia&quot;))" table:style-name="ce1">
            <text:p>Europe</text:p>
          </table:table-cell>
          <table:table-cell office:value-type="string" table:style-name="ce1">
            <text:p>"saab 99le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2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56" table:style-name="ce1">
            <text:p>156</text:p>
          </table:table-cell>
          <table:table-cell office:value-type="float" office:value="122" table:style-name="ce1">
            <text:p>122</text:p>
          </table:table-cell>
          <table:table-cell office:value-type="float" office:value="2807" table:style-name="ce1">
            <text:p>2807</text:p>
          </table:table-cell>
          <table:table-cell office:value-type="float" office:value="13.5" table:style-name="ce1">
            <text:p>13.5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24]=1;&quot;USA&quot;;IF([.I124]=2;&quot;Europe&quot;;&quot;Asia&quot;))" table:style-name="ce1">
            <text:p>Asia</text:p>
          </table:table-cell>
          <table:table-cell office:value-type="string" table:style-name="ce1">
            <text:p>"toyota mark ii"</text:p>
          </table:table-cell>
          <table:table-cell table:number-columns-repeated="1637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office:string-value="bad" table:formula="of:=IF([.A12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80" table:style-name="ce1">
            <text:p>180</text:p>
          </table:table-cell>
          <table:table-cell office:value-type="float" office:value="3664" table:style-name="ce1">
            <text:p>3664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5]=1;&quot;USA&quot;;IF([.I125]=2;&quot;Europe&quot;;&quot;Asia&quot;))" table:style-name="ce1">
            <text:p>USA</text:p>
          </table:table-cell>
          <table:table-cell office:value-type="string" table:style-name="ce1">
            <text:p>"oldsmobile omega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26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98" table:style-name="ce1">
            <text:p>198</text:p>
          </table:table-cell>
          <table:table-cell office:value-type="float" office:value="95" table:style-name="ce1">
            <text:p>95</text:p>
          </table:table-cell>
          <table:table-cell office:value-type="float" office:value="3102" table:style-name="ce1">
            <text:p>3102</text:p>
          </table:table-cell>
          <table:table-cell office:value-type="float" office:value="16.5" table:style-name="ce1">
            <text:p>16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6]=1;&quot;USA&quot;;IF([.I126]=2;&quot;Europe&quot;;&quot;Asia&quot;))" table:style-name="ce1">
            <text:p>USA</text:p>
          </table:table-cell>
          <table:table-cell office:value-type="string" table:style-name="ce1">
            <text:p>"plymouth duster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127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2901" table:style-name="ce1">
            <text:p>2901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7]=1;&quot;USA&quot;;IF([.I127]=2;&quot;Europe&quot;;&quot;Asia&quot;))" table:style-name="ce1">
            <text:p>USA</text:p>
          </table:table-cell>
          <table:table-cell office:value-type="string" table:style-name="ce1">
            <text:p>"amc hornet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2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3336" table:style-name="ce1">
            <text:p>3336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28]=1;&quot;USA&quot;;IF([.I128]=2;&quot;Europe&quot;;&quot;Asia&quot;))" table:style-name="ce1">
            <text:p>USA</text:p>
          </table:table-cell>
          <table:table-cell office:value-type="string" table:style-name="ce1">
            <text:p>"chevrolet nova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12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1950" table:style-name="ce1">
            <text:p>1950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29]=1;&quot;USA&quot;;IF([.I129]=2;&quot;Europe&quot;;&quot;Asia&quot;))" table:style-name="ce1">
            <text:p>Asia</text:p>
          </table:table-cell>
          <table:table-cell office:value-type="string" table:style-name="ce1">
            <text:p>"datsun b210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3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2451" table:style-name="ce1">
            <text:p>2451</text:p>
          </table:table-cell>
          <table:table-cell office:value-type="float" office:value="16.5" table:style-name="ce1">
            <text:p>16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0]=1;&quot;USA&quot;;IF([.I130]=2;&quot;Europe&quot;;&quot;Asia&quot;))" table:style-name="ce1">
            <text:p>USA</text:p>
          </table:table-cell>
          <table:table-cell office:value-type="string" table:style-name="ce1">
            <text:p>"ford pinto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13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1836" table:style-name="ce1">
            <text:p>1836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31]=1;&quot;USA&quot;;IF([.I131]=2;&quot;Europe&quot;;&quot;Asia&quot;))" table:style-name="ce1">
            <text:p>Asia</text:p>
          </table:table-cell>
          <table:table-cell office:value-type="string" table:style-name="ce1">
            <text:p>"toyota corolla 1200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13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75" table:style-name="ce1">
            <text:p>75</text:p>
          </table:table-cell>
          <table:table-cell office:value-type="float" office:value="2542" table:style-name="ce1">
            <text:p>2542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2]=1;&quot;USA&quot;;IF([.I132]=2;&quot;Europe&quot;;&quot;Asia&quot;))" table:style-name="ce1">
            <text:p>USA</text:p>
          </table:table-cell>
          <table:table-cell office:value-type="string" table:style-name="ce1">
            <text:p>"chevrolet vega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33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3781" table:style-name="ce1">
            <text:p>3781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3]=1;&quot;USA&quot;;IF([.I133]=2;&quot;Europe&quot;;&quot;Asia&quot;))" table:style-name="ce1">
            <text:p>USA</text:p>
          </table:table-cell>
          <table:table-cell office:value-type="string" table:style-name="ce1">
            <text:p>"chevrolet chevelle malibu classic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34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3632" table:style-name="ce1">
            <text:p>3632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4]=1;&quot;USA&quot;;IF([.I134]=2;&quot;Europe&quot;;&quot;Asia&quot;))" table:style-name="ce1">
            <text:p>USA</text:p>
          </table:table-cell>
          <table:table-cell office:value-type="string" table:style-name="ce1">
            <text:p>"amc matador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35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3613" table:style-name="ce1">
            <text:p>3613</text:p>
          </table:table-cell>
          <table:table-cell office:value-type="float" office:value="16.5" table:style-name="ce1">
            <text:p>16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5]=1;&quot;USA&quot;;IF([.I135]=2;&quot;Europe&quot;;&quot;Asia&quot;))" table:style-name="ce1">
            <text:p>USA</text:p>
          </table:table-cell>
          <table:table-cell office:value-type="string" table:style-name="ce1">
            <text:p>"plymouth satellite sebring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3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40" table:style-name="ce1">
            <text:p>140</text:p>
          </table:table-cell>
          <table:table-cell office:value-type="float" office:value="4141" table:style-name="ce1">
            <text:p>4141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6]=1;&quot;USA&quot;;IF([.I136]=2;&quot;Europe&quot;;&quot;Asia&quot;))" table:style-name="ce1">
            <text:p>USA</text:p>
          </table:table-cell>
          <table:table-cell office:value-type="string" table:style-name="ce1">
            <text:p>"ford gran torino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13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50" table:style-name="ce1">
            <text:p>150</text:p>
          </table:table-cell>
          <table:table-cell office:value-type="float" office:value="4699" table:style-name="ce1">
            <text:p>4699</text:p>
          </table:table-cell>
          <table:table-cell office:value-type="float" office:value="14.5" table:style-name="ce1">
            <text:p>14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7]=1;&quot;USA&quot;;IF([.I137]=2;&quot;Europe&quot;;&quot;Asia&quot;))" table:style-name="ce1">
            <text:p>USA</text:p>
          </table:table-cell>
          <table:table-cell office:value-type="string" table:style-name="ce1">
            <text:p>"buick century luxus (sw)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3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457" table:style-name="ce1">
            <text:p>4457</text:p>
          </table:table-cell>
          <table:table-cell office:value-type="float" office:value="13.5" table:style-name="ce1">
            <text:p>13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8]=1;&quot;USA&quot;;IF([.I138]=2;&quot;Europe&quot;;&quot;Asia&quot;))" table:style-name="ce1">
            <text:p>USA</text:p>
          </table:table-cell>
          <table:table-cell office:value-type="string" table:style-name="ce1">
            <text:p>"dodge coronet custom (sw)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3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40" table:style-name="ce1">
            <text:p>140</text:p>
          </table:table-cell>
          <table:table-cell office:value-type="float" office:value="4638" table:style-name="ce1">
            <text:p>4638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39]=1;&quot;USA&quot;;IF([.I139]=2;&quot;Europe&quot;;&quot;Asia&quot;))" table:style-name="ce1">
            <text:p>USA</text:p>
          </table:table-cell>
          <table:table-cell office:value-type="string" table:style-name="ce1">
            <text:p>"ford gran torino (sw)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4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4257" table:style-name="ce1">
            <text:p>4257</text:p>
          </table:table-cell>
          <table:table-cell office:value-type="float" office:value="15.5" table:style-name="ce1">
            <text:p>15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40]=1;&quot;USA&quot;;IF([.I140]=2;&quot;Europe&quot;;&quot;Asia&quot;))" table:style-name="ce1">
            <text:p>USA</text:p>
          </table:table-cell>
          <table:table-cell office:value-type="string" table:style-name="ce1">
            <text:p>"amc matador (sw)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4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2219" table:style-name="ce1">
            <text:p>2219</text:p>
          </table:table-cell>
          <table:table-cell office:value-type="float" office:value="16.5" table:style-name="ce1">
            <text:p>16.5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41]=1;&quot;USA&quot;;IF([.I141]=2;&quot;Europe&quot;;&quot;Asia&quot;))" table:style-name="ce1">
            <text:p>Europe</text:p>
          </table:table-cell>
          <table:table-cell office:value-type="string" table:style-name="ce1">
            <text:p>"audi fox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4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1963" table:style-name="ce1">
            <text:p>1963</text:p>
          </table:table-cell>
          <table:table-cell office:value-type="float" office:value="15.5" table:style-name="ce1">
            <text:p>15.5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42]=1;&quot;USA&quot;;IF([.I142]=2;&quot;Europe&quot;;&quot;Asia&quot;))" table:style-name="ce1">
            <text:p>Europe</text:p>
          </table:table-cell>
          <table:table-cell office:value-type="string" table:style-name="ce1">
            <text:p>"volkswagen dasher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4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2300" table:style-name="ce1">
            <text:p>2300</text:p>
          </table:table-cell>
          <table:table-cell office:value-type="float" office:value="14.5" table:style-name="ce1">
            <text:p>14.5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43]=1;&quot;USA&quot;;IF([.I143]=2;&quot;Europe&quot;;&quot;Asia&quot;))" table:style-name="ce1">
            <text:p>Europe</text:p>
          </table:table-cell>
          <table:table-cell office:value-type="string" table:style-name="ce1">
            <text:p>"opel manta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14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1649" table:style-name="ce1">
            <text:p>1649</text:p>
          </table:table-cell>
          <table:table-cell office:value-type="float" office:value="16.5" table:style-name="ce1">
            <text:p>16.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44]=1;&quot;USA&quot;;IF([.I144]=2;&quot;Europe&quot;;&quot;Asia&quot;))" table:style-name="ce1">
            <text:p>Asia</text:p>
          </table:table-cell>
          <table:table-cell office:value-type="string" table:style-name="ce1">
            <text:p>"toyota corona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14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office:value-type="float" office:value="2003" table:style-name="ce1">
            <text:p>2003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45]=1;&quot;USA&quot;;IF([.I145]=2;&quot;Europe&quot;;&quot;Asia&quot;))" table:style-name="ce1">
            <text:p>Asia</text:p>
          </table:table-cell>
          <table:table-cell office:value-type="string" table:style-name="ce1">
            <text:p>"datsun 710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14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2125" table:style-name="ce1">
            <text:p>2125</text:p>
          </table:table-cell>
          <table:table-cell office:value-type="float" office:value="14.5" table:style-name="ce1">
            <text:p>14.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46]=1;&quot;USA&quot;;IF([.I146]=2;&quot;Europe&quot;;&quot;Asia&quot;))" table:style-name="ce1">
            <text:p>USA</text:p>
          </table:table-cell>
          <table:table-cell office:value-type="string" table:style-name="ce1">
            <text:p>"dodge colt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4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2108" table:style-name="ce1">
            <text:p>2108</text:p>
          </table:table-cell>
          <table:table-cell office:value-type="float" office:value="15.5" table:style-name="ce1">
            <text:p>15.5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47]=1;&quot;USA&quot;;IF([.I147]=2;&quot;Europe&quot;;&quot;Asia&quot;))" table:style-name="ce1">
            <text:p>Europe</text:p>
          </table:table-cell>
          <table:table-cell office:value-type="string" table:style-name="ce1">
            <text:p>"fiat 128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4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75" table:style-name="ce1">
            <text:p>75</text:p>
          </table:table-cell>
          <table:table-cell office:value-type="float" office:value="2246" table:style-name="ce1">
            <text:p>2246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48]=1;&quot;USA&quot;;IF([.I148]=2;&quot;Europe&quot;;&quot;Asia&quot;))" table:style-name="ce1">
            <text:p>Europe</text:p>
          </table:table-cell>
          <table:table-cell office:value-type="string" table:style-name="ce1">
            <text:p>"fiat 124 tc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4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97" table:style-name="ce1">
            <text:p>97</text:p>
          </table:table-cell>
          <table:table-cell office:value-type="float" office:value="2489" table:style-name="ce1">
            <text:p>2489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49]=1;&quot;USA&quot;;IF([.I149]=2;&quot;Europe&quot;;&quot;Asia&quot;))" table:style-name="ce1">
            <text:p>Asia</text:p>
          </table:table-cell>
          <table:table-cell office:value-type="string" table:style-name="ce1">
            <text:p>"honda civic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5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93" table:style-name="ce1">
            <text:p>93</text:p>
          </table:table-cell>
          <table:table-cell office:value-type="float" office:value="2391" table:style-name="ce1">
            <text:p>2391</text:p>
          </table:table-cell>
          <table:table-cell office:value-type="float" office:value="15.5" table:style-name="ce1">
            <text:p>15.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50]=1;&quot;USA&quot;;IF([.I150]=2;&quot;Europe&quot;;&quot;Asia&quot;))" table:style-name="ce1">
            <text:p>Asia</text:p>
          </table:table-cell>
          <table:table-cell office:value-type="string" table:style-name="ce1">
            <text:p>"subaru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15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51]=1;&quot;USA&quot;;IF([.I151]=2;&quot;Europe&quot;;&quot;Asia&quot;))" table:style-name="ce1">
            <text:p>Europe</text:p>
          </table:table-cell>
          <table:table-cell office:value-type="string" table:style-name="ce1">
            <text:p>"fiat x1.9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152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95" table:style-name="ce1">
            <text:p>95</text:p>
          </table:table-cell>
          <table:table-cell office:value-type="float" office:value="3264" table:style-name="ce1">
            <text:p>3264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2]=1;&quot;USA&quot;;IF([.I152]=2;&quot;Europe&quot;;&quot;Asia&quot;))" table:style-name="ce1">
            <text:p>USA</text:p>
          </table:table-cell>
          <table:table-cell office:value-type="string" table:style-name="ce1">
            <text:p>"plymouth valiant custom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53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5" table:style-name="ce1">
            <text:p>105</text:p>
          </table:table-cell>
          <table:table-cell office:value-type="float" office:value="3459" table:style-name="ce1">
            <text:p>3459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3]=1;&quot;USA&quot;;IF([.I153]=2;&quot;Europe&quot;;&quot;Asia&quot;))" table:style-name="ce1">
            <text:p>USA</text:p>
          </table:table-cell>
          <table:table-cell office:value-type="string" table:style-name="ce1">
            <text:p>"chevrolet nova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54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72" table:style-name="ce1">
            <text:p>72</text:p>
          </table:table-cell>
          <table:table-cell office:value-type="float" office:value="3432" table:style-name="ce1">
            <text:p>3432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4]=1;&quot;USA&quot;;IF([.I154]=2;&quot;Europe&quot;;&quot;Asia&quot;))" table:style-name="ce1">
            <text:p>USA</text:p>
          </table:table-cell>
          <table:table-cell office:value-type="string" table:style-name="ce1">
            <text:p>"mercury monarch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55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72" table:style-name="ce1">
            <text:p>72</text:p>
          </table:table-cell>
          <table:table-cell office:value-type="float" office:value="3158" table:style-name="ce1">
            <text:p>3158</text:p>
          </table:table-cell>
          <table:table-cell office:value-type="float" office:value="19.5" table:style-name="ce1">
            <text:p>19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5]=1;&quot;USA&quot;;IF([.I155]=2;&quot;Europe&quot;;&quot;Asia&quot;))" table:style-name="ce1">
            <text:p>USA</text:p>
          </table:table-cell>
          <table:table-cell office:value-type="string" table:style-name="ce1">
            <text:p>"ford maverick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5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0" table:style-name="ce1">
            <text:p>170</text:p>
          </table:table-cell>
          <table:table-cell office:value-type="float" office:value="4668" table:style-name="ce1">
            <text:p>4668</text:p>
          </table:table-cell>
          <table:table-cell office:value-type="float" office:value="11.5" table:style-name="ce1">
            <text:p>11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6]=1;&quot;USA&quot;;IF([.I156]=2;&quot;Europe&quot;;&quot;Asia&quot;))" table:style-name="ce1">
            <text:p>USA</text:p>
          </table:table-cell>
          <table:table-cell office:value-type="string" table:style-name="ce1">
            <text:p>"pontiac catalina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5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4440" table:style-name="ce1">
            <text:p>4440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7]=1;&quot;USA&quot;;IF([.I157]=2;&quot;Europe&quot;;&quot;Asia&quot;))" table:style-name="ce1">
            <text:p>USA</text:p>
          </table:table-cell>
          <table:table-cell office:value-type="string" table:style-name="ce1">
            <text:p>"chevrolet bel air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5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498" table:style-name="ce1">
            <text:p>4498</text:p>
          </table:table-cell>
          <table:table-cell office:value-type="float" office:value="14.5" table:style-name="ce1">
            <text:p>14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8]=1;&quot;USA&quot;;IF([.I158]=2;&quot;Europe&quot;;&quot;Asia&quot;))" table:style-name="ce1">
            <text:p>USA</text:p>
          </table:table-cell>
          <table:table-cell office:value-type="string" table:style-name="ce1">
            <text:p>"plymouth grand fury"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office:string-value="bad" table:formula="of:=IF([.A15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48" table:style-name="ce1">
            <text:p>148</text:p>
          </table:table-cell>
          <table:table-cell office:value-type="float" office:value="4657" table:style-name="ce1">
            <text:p>4657</text:p>
          </table:table-cell>
          <table:table-cell office:value-type="float" office:value="13.5" table:style-name="ce1">
            <text:p>13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59]=1;&quot;USA&quot;;IF([.I159]=2;&quot;Europe&quot;;&quot;Asia&quot;))" table:style-name="ce1">
            <text:p>USA</text:p>
          </table:table-cell>
          <table:table-cell office:value-type="string" table:style-name="ce1">
            <text:p>"ford ltd"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160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10" table:style-name="ce1">
            <text:p>110</text:p>
          </table:table-cell>
          <table:table-cell office:value-type="float" office:value="3907" table:style-name="ce1">
            <text:p>3907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0]=1;&quot;USA&quot;;IF([.I160]=2;&quot;Europe&quot;;&quot;Asia&quot;))" table:style-name="ce1">
            <text:p>USA</text:p>
          </table:table-cell>
          <table:table-cell office:value-type="string" table:style-name="ce1">
            <text:p>"buick century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6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5" table:style-name="ce1">
            <text:p>105</text:p>
          </table:table-cell>
          <table:table-cell office:value-type="float" office:value="3897" table:style-name="ce1">
            <text:p>3897</text:p>
          </table:table-cell>
          <table:table-cell office:value-type="float" office:value="18.5" table:style-name="ce1">
            <text:p>18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1]=1;&quot;USA&quot;;IF([.I161]=2;&quot;Europe&quot;;&quot;Asia&quot;))" table:style-name="ce1">
            <text:p>USA</text:p>
          </table:table-cell>
          <table:table-cell office:value-type="string" table:style-name="ce1">
            <text:p>"chevroelt chevelle malibu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162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3730" table:style-name="ce1">
            <text:p>3730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2]=1;&quot;USA&quot;;IF([.I162]=2;&quot;Europe&quot;;&quot;Asia&quot;))" table:style-name="ce1">
            <text:p>USA</text:p>
          </table:table-cell>
          <table:table-cell office:value-type="string" table:style-name="ce1">
            <text:p>"amc matador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63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95" table:style-name="ce1">
            <text:p>95</text:p>
          </table:table-cell>
          <table:table-cell office:value-type="float" office:value="3785" table:style-name="ce1">
            <text:p>3785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3]=1;&quot;USA&quot;;IF([.I163]=2;&quot;Europe&quot;;&quot;Asia&quot;))" table:style-name="ce1">
            <text:p>USA</text:p>
          </table:table-cell>
          <table:table-cell office:value-type="string" table:style-name="ce1">
            <text:p>"plymouth fury"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office:string-value="good" table:formula="of:=IF([.A16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10" table:style-name="ce1">
            <text:p>110</text:p>
          </table:table-cell>
          <table:table-cell office:value-type="float" office:value="3039" table:style-name="ce1">
            <text:p>3039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4]=1;&quot;USA&quot;;IF([.I164]=2;&quot;Europe&quot;;&quot;Asia&quot;))" table:style-name="ce1">
            <text:p>USA</text:p>
          </table:table-cell>
          <table:table-cell office:value-type="string" table:style-name="ce1">
            <text:p>"buick skyhawk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65]&lt;20;&quot;bad&quot;;&quot;good&quot;)" table:style-name="ce3">
            <text:p>good</text:p>
          </table:table-cell>
          <table:table-cell office:value-type="float" office:value="8" table:style-name="ce1">
            <text:p>8</text:p>
          </table:table-cell>
          <table:table-cell office:value-type="float" office:value="262" table:style-name="ce1">
            <text:p>262</text:p>
          </table:table-cell>
          <table:table-cell office:value-type="float" office:value="110" table:style-name="ce1">
            <text:p>110</text:p>
          </table:table-cell>
          <table:table-cell office:value-type="float" office:value="3221" table:style-name="ce1">
            <text:p>3221</text:p>
          </table:table-cell>
          <table:table-cell office:value-type="float" office:value="13.5" table:style-name="ce1">
            <text:p>13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5]=1;&quot;USA&quot;;IF([.I165]=2;&quot;Europe&quot;;&quot;Asia&quot;))" table:style-name="ce1">
            <text:p>USA</text:p>
          </table:table-cell>
          <table:table-cell office:value-type="string" table:style-name="ce1">
            <text:p>"chevrolet monza 2+2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16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29" table:style-name="ce1">
            <text:p>129</text:p>
          </table:table-cell>
          <table:table-cell office:value-type="float" office:value="3169" table:style-name="ce1">
            <text:p>3169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6]=1;&quot;USA&quot;;IF([.I166]=2;&quot;Europe&quot;;&quot;Asia&quot;))" table:style-name="ce1">
            <text:p>USA</text:p>
          </table:table-cell>
          <table:table-cell office:value-type="string" table:style-name="ce1">
            <text:p>"ford mustang ii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6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2171" table:style-name="ce1">
            <text:p>2171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67]=1;&quot;USA&quot;;IF([.I167]=2;&quot;Europe&quot;;&quot;Asia&quot;))" table:style-name="ce1">
            <text:p>Asia</text:p>
          </table:table-cell>
          <table:table-cell office:value-type="string" table:style-name="ce1">
            <text:p>"toyota corolla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16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office:value-type="float" office:value="2639" table:style-name="ce1">
            <text:p>2639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8]=1;&quot;USA&quot;;IF([.I168]=2;&quot;Europe&quot;;&quot;Asia&quot;))" table:style-name="ce1">
            <text:p>USA</text:p>
          </table:table-cell>
          <table:table-cell office:value-type="string" table:style-name="ce1">
            <text:p>"ford pinto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6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00" table:style-name="ce1">
            <text:p>100</text:p>
          </table:table-cell>
          <table:table-cell office:value-type="float" office:value="2914" table:style-name="ce1">
            <text:p>2914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69]=1;&quot;USA&quot;;IF([.I169]=2;&quot;Europe&quot;;&quot;Asia&quot;))" table:style-name="ce1">
            <text:p>USA</text:p>
          </table:table-cell>
          <table:table-cell office:value-type="string" table:style-name="ce1">
            <text:p>"amc gremlin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17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78" table:style-name="ce1">
            <text:p>78</text:p>
          </table:table-cell>
          <table:table-cell office:value-type="float" office:value="2592" table:style-name="ce1">
            <text:p>2592</text:p>
          </table:table-cell>
          <table:table-cell office:value-type="float" office:value="18.5" table:style-name="ce1">
            <text:p>18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70]=1;&quot;USA&quot;;IF([.I170]=2;&quot;Europe&quot;;&quot;Asia&quot;))" table:style-name="ce1">
            <text:p>USA</text:p>
          </table:table-cell>
          <table:table-cell office:value-type="string" table:style-name="ce1">
            <text:p>"pontiac astro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7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4" table:style-name="ce1">
            <text:p>134</text:p>
          </table:table-cell>
          <table:table-cell office:value-type="float" office:value="96" table:style-name="ce1">
            <text:p>96</text:p>
          </table:table-cell>
          <table:table-cell office:value-type="float" office:value="2702" table:style-name="ce1">
            <text:p>2702</text:p>
          </table:table-cell>
          <table:table-cell office:value-type="float" office:value="13.5" table:style-name="ce1">
            <text:p>13.5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71]=1;&quot;USA&quot;;IF([.I171]=2;&quot;Europe&quot;;&quot;Asia&quot;))" table:style-name="ce1">
            <text:p>Asia</text:p>
          </table:table-cell>
          <table:table-cell office:value-type="string" table:style-name="ce1">
            <text:p>"toyota corona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17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2223" table:style-name="ce1">
            <text:p>2223</text:p>
          </table:table-cell>
          <table:table-cell office:value-type="float" office:value="16.5" table:style-name="ce1">
            <text:p>16.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72]=1;&quot;USA&quot;;IF([.I172]=2;&quot;Europe&quot;;&quot;Asia&quot;))" table:style-name="ce1">
            <text:p>Europe</text:p>
          </table:table-cell>
          <table:table-cell office:value-type="string" table:style-name="ce1">
            <text:p>"volkswagen dasher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7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97" table:style-name="ce1">
            <text:p>97</text:p>
          </table:table-cell>
          <table:table-cell office:value-type="float" office:value="2545" table:style-name="ce1">
            <text:p>2545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73]=1;&quot;USA&quot;;IF([.I173]=2;&quot;Europe&quot;;&quot;Asia&quot;))" table:style-name="ce1">
            <text:p>Asia</text:p>
          </table:table-cell>
          <table:table-cell office:value-type="string" table:style-name="ce1">
            <text:p>"datsun 710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174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71" table:style-name="ce1">
            <text:p>171</text:p>
          </table:table-cell>
          <table:table-cell office:value-type="float" office:value="97" table:style-name="ce1">
            <text:p>97</text:p>
          </table:table-cell>
          <table:table-cell office:value-type="float" office:value="2984" table:style-name="ce1">
            <text:p>2984</text:p>
          </table:table-cell>
          <table:table-cell office:value-type="float" office:value="14.5" table:style-name="ce1">
            <text:p>14.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74]=1;&quot;USA&quot;;IF([.I174]=2;&quot;Europe&quot;;&quot;Asia&quot;))" table:style-name="ce1">
            <text:p>USA</text:p>
          </table:table-cell>
          <table:table-cell office:value-type="string" table:style-name="ce1">
            <text:p>"ford pinto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7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937" table:style-name="ce1">
            <text:p>1937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75]=1;&quot;USA&quot;;IF([.I175]=2;&quot;Europe&quot;;&quot;Asia&quot;))" table:style-name="ce1">
            <text:p>Europe</text:p>
          </table:table-cell>
          <table:table-cell office:value-type="string" table:style-name="ce1">
            <text:p>"volkswagen rabbit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176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90" table:style-name="ce1">
            <text:p>90</text:p>
          </table:table-cell>
          <table:table-cell office:value-type="float" office:value="3211" table:style-name="ce1">
            <text:p>3211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76]=1;&quot;USA&quot;;IF([.I176]=2;&quot;Europe&quot;;&quot;Asia&quot;))" table:style-name="ce1">
            <text:p>USA</text:p>
          </table:table-cell>
          <table:table-cell office:value-type="string" table:style-name="ce1">
            <text:p>"amc pacer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17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2694" table:style-name="ce1">
            <text:p>2694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77]=1;&quot;USA&quot;;IF([.I177]=2;&quot;Europe&quot;;&quot;Asia&quot;))" table:style-name="ce1">
            <text:p>Europe</text:p>
          </table:table-cell>
          <table:table-cell office:value-type="string" table:style-name="ce1">
            <text:p>"audi 100ls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17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88" table:style-name="ce1">
            <text:p>88</text:p>
          </table:table-cell>
          <table:table-cell office:value-type="float" office:value="2957" table:style-name="ce1">
            <text:p>2957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78]=1;&quot;USA&quot;;IF([.I178]=2;&quot;Europe&quot;;&quot;Asia&quot;))" table:style-name="ce1">
            <text:p>Europe</text:p>
          </table:table-cell>
          <table:table-cell office:value-type="string" table:style-name="ce1">
            <text:p>"peugeot 504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17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98" table:style-name="ce1">
            <text:p>98</text:p>
          </table:table-cell>
          <table:table-cell office:value-type="float" office:value="2945" table:style-name="ce1">
            <text:p>2945</text:p>
          </table:table-cell>
          <table:table-cell office:value-type="float" office:value="14.5" table:style-name="ce1">
            <text:p>14.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79]=1;&quot;USA&quot;;IF([.I179]=2;&quot;Europe&quot;;&quot;Asia&quot;))" table:style-name="ce1">
            <text:p>Europe</text:p>
          </table:table-cell>
          <table:table-cell office:value-type="string" table:style-name="ce1">
            <text:p>"volvo 244dl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18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5" table:style-name="ce1">
            <text:p>115</text:p>
          </table:table-cell>
          <table:table-cell office:value-type="float" office:value="2671" table:style-name="ce1">
            <text:p>2671</text:p>
          </table:table-cell>
          <table:table-cell office:value-type="float" office:value="13.5" table:style-name="ce1">
            <text:p>13.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80]=1;&quot;USA&quot;;IF([.I180]=2;&quot;Europe&quot;;&quot;Asia&quot;))" table:style-name="ce1">
            <text:p>Europe</text:p>
          </table:table-cell>
          <table:table-cell office:value-type="string" table:style-name="ce1">
            <text:p>"saab 99le"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office:string-value="good" table:formula="of:=IF([.A18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1795" table:style-name="ce1">
            <text:p>1795</text:p>
          </table:table-cell>
          <table:table-cell office:value-type="float" office:value="17.5" table:style-name="ce1">
            <text:p>17.5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81]=1;&quot;USA&quot;;IF([.I181]=2;&quot;Europe&quot;;&quot;Asia&quot;))" table:style-name="ce1">
            <text:p>Asia</text:p>
          </table:table-cell>
          <table:table-cell office:value-type="string" table:style-name="ce1">
            <text:p>"honda civic cvcc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18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86" table:style-name="ce1">
            <text:p>86</text:p>
          </table:table-cell>
          <table:table-cell office:value-type="float" office:value="2464" table:style-name="ce1">
            <text:p>2464</text:p>
          </table:table-cell>
          <table:table-cell office:value-type="float" office:value="15.5" table:style-name="ce1">
            <text:p>15.5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82]=1;&quot;USA&quot;;IF([.I182]=2;&quot;Europe&quot;;&quot;Asia&quot;))" table:style-name="ce1">
            <text:p>Europe</text:p>
          </table:table-cell>
          <table:table-cell office:value-type="string" table:style-name="ce1">
            <text:p>"fiat 131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18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81" table:style-name="ce1">
            <text:p>81</text:p>
          </table:table-cell>
          <table:table-cell office:value-type="float" office:value="2220" table:style-name="ce1">
            <text:p>2220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83]=1;&quot;USA&quot;;IF([.I183]=2;&quot;Europe&quot;;&quot;Asia&quot;))" table:style-name="ce1">
            <text:p>Europe</text:p>
          </table:table-cell>
          <table:table-cell office:value-type="string" table:style-name="ce1">
            <text:p>"opel 1900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18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92" table:style-name="ce1">
            <text:p>92</text:p>
          </table:table-cell>
          <table:table-cell office:value-type="float" office:value="2572" table:style-name="ce1">
            <text:p>2572</text:p>
          </table:table-cell>
          <table:table-cell office:value-type="float" office:value="14.9" table:style-name="ce1">
            <text:p>14.9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4]=1;&quot;USA&quot;;IF([.I184]=2;&quot;Europe&quot;;&quot;Asia&quot;))" table:style-name="ce1">
            <text:p>USA</text:p>
          </table:table-cell>
          <table:table-cell office:value-type="string" table:style-name="ce1">
            <text:p>"capri ii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18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2255" table:style-name="ce1">
            <text:p>2255</text:p>
          </table:table-cell>
          <table:table-cell office:value-type="float" office:value="17.7" table:style-name="ce1">
            <text:p>17.7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5]=1;&quot;USA&quot;;IF([.I185]=2;&quot;Europe&quot;;&quot;Asia&quot;))" table:style-name="ce1">
            <text:p>USA</text:p>
          </table:table-cell>
          <table:table-cell office:value-type="string" table:style-name="ce1">
            <text:p>"dodge colt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18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1" table:style-name="ce1">
            <text:p>101</text:p>
          </table:table-cell>
          <table:table-cell office:value-type="float" office:value="83" table:style-name="ce1">
            <text:p>83</text:p>
          </table:table-cell>
          <table:table-cell office:value-type="float" office:value="2202" table:style-name="ce1">
            <text:p>2202</text:p>
          </table:table-cell>
          <table:table-cell office:value-type="float" office:value="15.3" table:style-name="ce1">
            <text:p>15.3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86]=1;&quot;USA&quot;;IF([.I186]=2;&quot;Europe&quot;;&quot;Asia&quot;))" table:style-name="ce1">
            <text:p>Europe</text:p>
          </table:table-cell>
          <table:table-cell office:value-type="string" table:style-name="ce1">
            <text:p>"renault 12tl"</text:p>
          </table:table-cell>
          <table:table-cell table:number-columns-repeated="16373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string" office:string-value="bad" table:formula="of:=IF([.A18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5" table:style-name="ce1">
            <text:p>305</text:p>
          </table:table-cell>
          <table:table-cell office:value-type="float" office:value="140" table:style-name="ce1">
            <text:p>140</text:p>
          </table:table-cell>
          <table:table-cell office:value-type="float" office:value="4215" table:style-name="ce1">
            <text:p>4215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7]=1;&quot;USA&quot;;IF([.I187]=2;&quot;Europe&quot;;&quot;Asia&quot;))" table:style-name="ce1">
            <text:p>USA</text:p>
          </table:table-cell>
          <table:table-cell office:value-type="string" table:style-name="ce1">
            <text:p>"chevrolet chevelle malibu classic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18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4190" table:style-name="ce1">
            <text:p>4190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8]=1;&quot;USA&quot;;IF([.I188]=2;&quot;Europe&quot;;&quot;Asia&quot;))" table:style-name="ce1">
            <text:p>USA</text:p>
          </table:table-cell>
          <table:table-cell office:value-type="string" table:style-name="ce1">
            <text:p>"dodge coronet brougham"</text:p>
          </table:table-cell>
          <table:table-cell table:number-columns-repeated="16373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string" office:string-value="bad" table:formula="of:=IF([.A18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20" table:style-name="ce1">
            <text:p>120</text:p>
          </table:table-cell>
          <table:table-cell office:value-type="float" office:value="3962" table:style-name="ce1">
            <text:p>3962</text:p>
          </table:table-cell>
          <table:table-cell office:value-type="float" office:value="13.9" table:style-name="ce1">
            <text:p>13.9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89]=1;&quot;USA&quot;;IF([.I189]=2;&quot;Europe&quot;;&quot;Asia&quot;))" table:style-name="ce1">
            <text:p>USA</text:p>
          </table:table-cell>
          <table:table-cell office:value-type="string" table:style-name="ce1">
            <text:p>"amc matador"</text:p>
          </table:table-cell>
          <table:table-cell table:number-columns-repeated="16373"/>
        </table:table-row>
        <table:table-row table:style-name="ro1">
          <table:table-cell office:value-type="float" office:value="14.5" table:style-name="ce3">
            <text:p>14.5</text:p>
          </table:table-cell>
          <table:table-cell office:value-type="string" office:string-value="bad" table:formula="of:=IF([.A19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52" table:style-name="ce1">
            <text:p>152</text:p>
          </table:table-cell>
          <table:table-cell office:value-type="float" office:value="4215" table:style-name="ce1">
            <text:p>4215</text:p>
          </table:table-cell>
          <table:table-cell office:value-type="float" office:value="12.8" table:style-name="ce1">
            <text:p>12.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0]=1;&quot;USA&quot;;IF([.I190]=2;&quot;Europe&quot;;&quot;Asia&quot;))" table:style-name="ce1">
            <text:p>USA</text:p>
          </table:table-cell>
          <table:table-cell office:value-type="string" table:style-name="ce1">
            <text:p>"ford gran torino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191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0" table:style-name="ce1">
            <text:p>100</text:p>
          </table:table-cell>
          <table:table-cell office:value-type="float" office:value="3233" table:style-name="ce1">
            <text:p>3233</text:p>
          </table:table-cell>
          <table:table-cell office:value-type="float" office:value="15.4" table:style-name="ce1">
            <text:p>15.4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1]=1;&quot;USA&quot;;IF([.I191]=2;&quot;Europe&quot;;&quot;Asia&quot;))" table:style-name="ce1">
            <text:p>USA</text:p>
          </table:table-cell>
          <table:table-cell office:value-type="string" table:style-name="ce1">
            <text:p>"plymouth valiant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192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05" table:style-name="ce1">
            <text:p>105</text:p>
          </table:table-cell>
          <table:table-cell office:value-type="float" office:value="3353" table:style-name="ce1">
            <text:p>3353</text:p>
          </table:table-cell>
          <table:table-cell office:value-type="float" office:value="14.5" table:style-name="ce1">
            <text:p>14.5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2]=1;&quot;USA&quot;;IF([.I192]=2;&quot;Europe&quot;;&quot;Asia&quot;))" table:style-name="ce1">
            <text:p>USA</text:p>
          </table:table-cell>
          <table:table-cell office:value-type="string" table:style-name="ce1">
            <text:p>"chevrolet nova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193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1" table:style-name="ce1">
            <text:p>81</text:p>
          </table:table-cell>
          <table:table-cell office:value-type="float" office:value="3012" table:style-name="ce1">
            <text:p>3012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3]=1;&quot;USA&quot;;IF([.I193]=2;&quot;Europe&quot;;&quot;Asia&quot;))" table:style-name="ce1">
            <text:p>USA</text:p>
          </table:table-cell>
          <table:table-cell office:value-type="string" table:style-name="ce1">
            <text:p>"ford maverick"</text:p>
          </table:table-cell>
          <table:table-cell table:number-columns-repeated="16373"/>
        </table:table-row>
        <table:table-row table:style-name="ro1">
          <table:table-cell office:value-type="float" office:value="22.5" table:style-name="ce3">
            <text:p>22.5</text:p>
          </table:table-cell>
          <table:table-cell office:value-type="string" office:string-value="good" table:formula="of:=IF([.A19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90" table:style-name="ce1">
            <text:p>90</text:p>
          </table:table-cell>
          <table:table-cell office:value-type="float" office:value="3085" table:style-name="ce1">
            <text:p>3085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4]=1;&quot;USA&quot;;IF([.I194]=2;&quot;Europe&quot;;&quot;Asia&quot;))" table:style-name="ce1">
            <text:p>USA</text:p>
          </table:table-cell>
          <table:table-cell office:value-type="string" table:style-name="ce1">
            <text:p>"amc hornet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9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52" table:style-name="ce1">
            <text:p>52</text:p>
          </table:table-cell>
          <table:table-cell office:value-type="float" office:value="2035" table:style-name="ce1">
            <text:p>2035</text:p>
          </table:table-cell>
          <table:table-cell office:value-type="float" office:value="22.2" table:style-name="ce1">
            <text:p>22.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5]=1;&quot;USA&quot;;IF([.I195]=2;&quot;Europe&quot;;&quot;Asia&quot;))" table:style-name="ce1">
            <text:p>USA</text:p>
          </table:table-cell>
          <table:table-cell office:value-type="string" table:style-name="ce1">
            <text:p>"chevrolet chevette"</text:p>
          </table:table-cell>
          <table:table-cell table:number-columns-repeated="16373"/>
        </table:table-row>
        <table:table-row table:style-name="ro1">
          <table:table-cell office:value-type="float" office:value="24.5" table:style-name="ce3">
            <text:p>24.5</text:p>
          </table:table-cell>
          <table:table-cell office:value-type="string" office:string-value="good" table:formula="of:=IF([.A19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office:value-type="float" office:value="2164" table:style-name="ce1">
            <text:p>2164</text:p>
          </table:table-cell>
          <table:table-cell office:value-type="float" office:value="22.1" table:style-name="ce1">
            <text:p>22.1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6]=1;&quot;USA&quot;;IF([.I196]=2;&quot;Europe&quot;;&quot;Asia&quot;))" table:style-name="ce1">
            <text:p>USA</text:p>
          </table:table-cell>
          <table:table-cell office:value-type="string" table:style-name="ce1">
            <text:p>"chevrolet woody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19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1937" table:style-name="ce1">
            <text:p>1937</text:p>
          </table:table-cell>
          <table:table-cell office:value-type="float" office:value="14.2" table:style-name="ce1">
            <text:p>14.2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197]=1;&quot;USA&quot;;IF([.I197]=2;&quot;Europe&quot;;&quot;Asia&quot;))" table:style-name="ce1">
            <text:p>Europe</text:p>
          </table:table-cell>
          <table:table-cell office:value-type="string" table:style-name="ce1">
            <text:p>"vw rabbit"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office:string-value="good" table:formula="of:=IF([.A19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1795" table:style-name="ce1">
            <text:p>179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198]=1;&quot;USA&quot;;IF([.I198]=2;&quot;Europe&quot;;&quot;Asia&quot;))" table:style-name="ce1">
            <text:p>Asia</text:p>
          </table:table-cell>
          <table:table-cell office:value-type="string" table:style-name="ce1">
            <text:p>"honda civic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19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0" table:style-name="ce1">
            <text:p>100</text:p>
          </table:table-cell>
          <table:table-cell office:value-type="float" office:value="3651" table:style-name="ce1">
            <text:p>3651</text:p>
          </table:table-cell>
          <table:table-cell office:value-type="float" office:value="17.7" table:style-name="ce1">
            <text:p>17.7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199]=1;&quot;USA&quot;;IF([.I199]=2;&quot;Europe&quot;;&quot;Asia&quot;))" table:style-name="ce1">
            <text:p>USA</text:p>
          </table:table-cell>
          <table:table-cell office:value-type="string" table:style-name="ce1">
            <text:p>"dodge aspen se"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office:string-value="bad" table:formula="of:=IF([.A200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78" table:style-name="ce1">
            <text:p>78</text:p>
          </table:table-cell>
          <table:table-cell office:value-type="float" office:value="3574" table:style-name="ce1">
            <text:p>3574</text:p>
          </table:table-cell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00]=1;&quot;USA&quot;;IF([.I200]=2;&quot;Europe&quot;;&quot;Asia&quot;))" table:style-name="ce1">
            <text:p>USA</text:p>
          </table:table-cell>
          <table:table-cell office:value-type="string" table:style-name="ce1">
            <text:p>"ford granada ghia"</text:p>
          </table:table-cell>
          <table:table-cell table:number-columns-repeated="16373"/>
        </table:table-row>
        <table:table-row table:style-name="ro1">
          <table:table-cell office:value-type="float" office:value="18.5" table:style-name="ce3">
            <text:p>18.5</text:p>
          </table:table-cell>
          <table:table-cell office:value-type="string" office:string-value="bad" table:formula="of:=IF([.A20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3645" table:style-name="ce1">
            <text:p>3645</text:p>
          </table:table-cell>
          <table:table-cell office:value-type="float" office:value="16.2" table:style-name="ce1">
            <text:p>16.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01]=1;&quot;USA&quot;;IF([.I201]=2;&quot;Europe&quot;;&quot;Asia&quot;))" table:style-name="ce1">
            <text:p>USA</text:p>
          </table:table-cell>
          <table:table-cell office:value-type="string" table:style-name="ce1">
            <text:p>"pontiac ventura sj"</text:p>
          </table:table-cell>
          <table:table-cell table:number-columns-repeated="16373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string" office:string-value="bad" table:formula="of:=IF([.A202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95" table:style-name="ce1">
            <text:p>95</text:p>
          </table:table-cell>
          <table:table-cell office:value-type="float" office:value="3193" table:style-name="ce1">
            <text:p>3193</text:p>
          </table:table-cell>
          <table:table-cell office:value-type="float" office:value="17.8" table:style-name="ce1">
            <text:p>17.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02]=1;&quot;USA&quot;;IF([.I202]=2;&quot;Europe&quot;;&quot;Asia&quot;))" table:style-name="ce1">
            <text:p>USA</text:p>
          </table:table-cell>
          <table:table-cell office:value-type="string" table:style-name="ce1">
            <text:p>"amc pacer d/l"</text:p>
          </table:table-cell>
          <table:table-cell table:number-columns-repeated="16373"/>
        </table:table-row>
        <table:table-row table:style-name="ro1">
          <table:table-cell office:value-type="float" office:value="29.5" table:style-name="ce3">
            <text:p>29.5</text:p>
          </table:table-cell>
          <table:table-cell office:value-type="string" office:string-value="good" table:formula="of:=IF([.A20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1825" table:style-name="ce1">
            <text:p>1825</text:p>
          </table:table-cell>
          <table:table-cell office:value-type="float" office:value="12.2" table:style-name="ce1">
            <text:p>12.2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03]=1;&quot;USA&quot;;IF([.I203]=2;&quot;Europe&quot;;&quot;Asia&quot;))" table:style-name="ce1">
            <text:p>Europe</text:p>
          </table:table-cell>
          <table:table-cell office:value-type="string" table:style-name="ce1">
            <text:p>"volkswagen rabbit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20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1990" table:style-name="ce1">
            <text:p>1990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04]=1;&quot;USA&quot;;IF([.I204]=2;&quot;Europe&quot;;&quot;Asia&quot;))" table:style-name="ce1">
            <text:p>Asia</text:p>
          </table:table-cell>
          <table:table-cell office:value-type="string" table:style-name="ce1">
            <text:p>"datsun b-210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20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2155" table:style-name="ce1">
            <text:p>215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05]=1;&quot;USA&quot;;IF([.I205]=2;&quot;Europe&quot;;&quot;Asia&quot;))" table:style-name="ce1">
            <text:p>Asia</text:p>
          </table:table-cell>
          <table:table-cell office:value-type="string" table:style-name="ce1">
            <text:p>"toyota corolla"</text:p>
          </table:table-cell>
          <table:table-cell table:number-columns-repeated="16373"/>
        </table:table-row>
        <table:table-row table:style-name="ro1">
          <table:table-cell office:value-type="float" office:value="26.5" table:style-name="ce3">
            <text:p>26.5</text:p>
          </table:table-cell>
          <table:table-cell office:value-type="string" office:string-value="good" table:formula="of:=IF([.A20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72" table:style-name="ce1">
            <text:p>72</text:p>
          </table:table-cell>
          <table:table-cell office:value-type="float" office:value="2565" table:style-name="ce1">
            <text:p>2565</text:p>
          </table:table-cell>
          <table:table-cell office:value-type="float" office:value="13.6" table:style-name="ce1">
            <text:p>13.6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06]=1;&quot;USA&quot;;IF([.I206]=2;&quot;Europe&quot;;&quot;Asia&quot;))" table:style-name="ce1">
            <text:p>USA</text:p>
          </table:table-cell>
          <table:table-cell office:value-type="string" table:style-name="ce1">
            <text:p>"ford pinto"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office:string-value="good" table:formula="of:=IF([.A20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102" table:style-name="ce1">
            <text:p>102</text:p>
          </table:table-cell>
          <table:table-cell office:value-type="float" office:value="3150" table:style-name="ce1">
            <text:p>3150</text:p>
          </table:table-cell>
          <table:table-cell office:value-type="float" office:value="15.7" table:style-name="ce1">
            <text:p>15.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07]=1;&quot;USA&quot;;IF([.I207]=2;&quot;Europe&quot;;&quot;Asia&quot;))" table:style-name="ce1">
            <text:p>Europe</text:p>
          </table:table-cell>
          <table:table-cell office:value-type="string" table:style-name="ce1">
            <text:p>"volvo 245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20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3940" table:style-name="ce1">
            <text:p>3940</text:p>
          </table:table-cell>
          <table:table-cell office:value-type="float" office:value="13.2" table:style-name="ce1">
            <text:p>13.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08]=1;&quot;USA&quot;;IF([.I208]=2;&quot;Europe&quot;;&quot;Asia&quot;))" table:style-name="ce1">
            <text:p>USA</text:p>
          </table:table-cell>
          <table:table-cell office:value-type="string" table:style-name="ce1">
            <text:p>"plymouth volare premier v8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209]&lt;20;&quot;bad&quot;;&quot;good&quot;)" table:style-name="ce3">
            <text:p>ba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88" table:style-name="ce1">
            <text:p>88</text:p>
          </table:table-cell>
          <table:table-cell office:value-type="float" office:value="3270" table:style-name="ce1">
            <text:p>3270</text:p>
          </table:table-cell>
          <table:table-cell office:value-type="float" office:value="21.9" table:style-name="ce1">
            <text:p>21.9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09]=1;&quot;USA&quot;;IF([.I209]=2;&quot;Europe&quot;;&quot;Asia&quot;))" table:style-name="ce1">
            <text:p>Europe</text:p>
          </table:table-cell>
          <table:table-cell office:value-type="string" table:style-name="ce1">
            <text:p>"peugeot 504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210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56" table:style-name="ce1">
            <text:p>156</text:p>
          </table:table-cell>
          <table:table-cell office:value-type="float" office:value="108" table:style-name="ce1">
            <text:p>108</text:p>
          </table:table-cell>
          <table:table-cell office:value-type="float" office:value="2930" table:style-name="ce1">
            <text:p>2930</text:p>
          </table:table-cell>
          <table:table-cell office:value-type="float" office:value="15.5" table:style-name="ce1">
            <text:p>15.5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10]=1;&quot;USA&quot;;IF([.I210]=2;&quot;Europe&quot;;&quot;Asia&quot;))" table:style-name="ce1">
            <text:p>Asia</text:p>
          </table:table-cell>
          <table:table-cell office:value-type="string" table:style-name="ce1">
            <text:p>"toyota mark ii"</text:p>
          </table:table-cell>
          <table:table-cell table:number-columns-repeated="16373"/>
        </table:table-row>
        <table:table-row table:style-name="ro1">
          <table:table-cell office:value-type="float" office:value="16.5" table:style-name="ce3">
            <text:p>16.5</text:p>
          </table:table-cell>
          <table:table-cell office:value-type="string" office:string-value="bad" table:formula="of:=IF([.A21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120" table:style-name="ce1">
            <text:p>120</text:p>
          </table:table-cell>
          <table:table-cell office:value-type="float" office:value="3820" table:style-name="ce1">
            <text:p>3820</text:p>
          </table:table-cell>
          <table:table-cell office:value-type="float" office:value="16.7" table:style-name="ce1">
            <text:p>16.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11]=1;&quot;USA&quot;;IF([.I211]=2;&quot;Europe&quot;;&quot;Asia&quot;))" table:style-name="ce1">
            <text:p>Europe</text:p>
          </table:table-cell>
          <table:table-cell office:value-type="string" table:style-name="ce1">
            <text:p>"mercedes-benz 280s"</text:p>
          </table:table-cell>
          <table:table-cell table:number-columns-repeated="16373"/>
        </table:table-row>
        <table:table-row table:style-name="ro1">
          <table:table-cell office:value-type="float" office:value="16.5" table:style-name="ce3">
            <text:p>16.5</text:p>
          </table:table-cell>
          <table:table-cell office:value-type="string" office:string-value="bad" table:formula="of:=IF([.A21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80" table:style-name="ce1">
            <text:p>180</text:p>
          </table:table-cell>
          <table:table-cell office:value-type="float" office:value="4380" table:style-name="ce1">
            <text:p>4380</text:p>
          </table:table-cell>
          <table:table-cell office:value-type="float" office:value="12.1" table:style-name="ce1">
            <text:p>12.1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2]=1;&quot;USA&quot;;IF([.I212]=2;&quot;Europe&quot;;&quot;Asia&quot;))" table:style-name="ce1">
            <text:p>USA</text:p>
          </table:table-cell>
          <table:table-cell office:value-type="string" table:style-name="ce1">
            <text:p>"cadillac seville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21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4055" table:style-name="ce1">
            <text:p>4055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3]=1;&quot;USA&quot;;IF([.I213]=2;&quot;Europe&quot;;&quot;Asia&quot;))" table:style-name="ce1">
            <text:p>USA</text:p>
          </table:table-cell>
          <table:table-cell office:value-type="string" table:style-name="ce1">
            <text:p>"chevy c10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21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30" table:style-name="ce1">
            <text:p>130</text:p>
          </table:table-cell>
          <table:table-cell office:value-type="float" office:value="3870" table:style-name="ce1">
            <text:p>3870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4]=1;&quot;USA&quot;;IF([.I214]=2;&quot;Europe&quot;;&quot;Asia&quot;))" table:style-name="ce1">
            <text:p>USA</text:p>
          </table:table-cell>
          <table:table-cell office:value-type="string" table:style-name="ce1">
            <text:p>"ford f108"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office:string-value="bad" table:formula="of:=IF([.A21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3755" table:style-name="ce1">
            <text:p>3755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5]=1;&quot;USA&quot;;IF([.I215]=2;&quot;Europe&quot;;&quot;Asia&quot;))" table:style-name="ce1">
            <text:p>USA</text:p>
          </table:table-cell>
          <table:table-cell office:value-type="string" table:style-name="ce1">
            <text:p>"dodge d100"</text:p>
          </table:table-cell>
          <table:table-cell table:number-columns-repeated="16373"/>
        </table:table-row>
        <table:table-row table:style-name="ro1">
          <table:table-cell office:value-type="float" office:value="31.5" table:style-name="ce3">
            <text:p>31.5</text:p>
          </table:table-cell>
          <table:table-cell office:value-type="string" office:string-value="good" table:formula="of:=IF([.A21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045" table:style-name="ce1">
            <text:p>2045</text:p>
          </table:table-cell>
          <table:table-cell office:value-type="float" office:value="18.5" table:style-name="ce1">
            <text:p>18.5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16]=1;&quot;USA&quot;;IF([.I216]=2;&quot;Europe&quot;;&quot;Asia&quot;))" table:style-name="ce1">
            <text:p>Asia</text:p>
          </table:table-cell>
          <table:table-cell office:value-type="string" table:style-name="ce1">
            <text:p>"honda accord cvcc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21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1" table:style-name="ce1">
            <text:p>111</text:p>
          </table:table-cell>
          <table:table-cell office:value-type="float" office:value="80" table:style-name="ce1">
            <text:p>80</text:p>
          </table:table-cell>
          <table:table-cell office:value-type="float" office:value="2155" table:style-name="ce1">
            <text:p>2155</text:p>
          </table:table-cell>
          <table:table-cell office:value-type="float" office:value="14.8" table:style-name="ce1">
            <text:p>14.8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7]=1;&quot;USA&quot;;IF([.I217]=2;&quot;Europe&quot;;&quot;Asia&quot;))" table:style-name="ce1">
            <text:p>USA</text:p>
          </table:table-cell>
          <table:table-cell office:value-type="string" table:style-name="ce1">
            <text:p>"buick opel isuzu deluxe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21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1825" table:style-name="ce1">
            <text:p>1825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18]=1;&quot;USA&quot;;IF([.I218]=2;&quot;Europe&quot;;&quot;Asia&quot;))" table:style-name="ce1">
            <text:p>Europe</text:p>
          </table:table-cell>
          <table:table-cell office:value-type="string" table:style-name="ce1">
            <text:p>"renault 5 gtl"</text:p>
          </table:table-cell>
          <table:table-cell table:number-columns-repeated="16373"/>
        </table:table-row>
        <table:table-row table:style-name="ro1">
          <table:table-cell office:value-type="float" office:value="25.5" table:style-name="ce3">
            <text:p>25.5</text:p>
          </table:table-cell>
          <table:table-cell office:value-type="string" office:string-value="good" table:formula="of:=IF([.A21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96" table:style-name="ce1">
            <text:p>96</text:p>
          </table:table-cell>
          <table:table-cell office:value-type="float" office:value="2300" table:style-name="ce1">
            <text:p>2300</text:p>
          </table:table-cell>
          <table:table-cell office:value-type="float" office:value="15.5" table:style-name="ce1">
            <text:p>15.5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19]=1;&quot;USA&quot;;IF([.I219]=2;&quot;Europe&quot;;&quot;Asia&quot;))" table:style-name="ce1">
            <text:p>USA</text:p>
          </table:table-cell>
          <table:table-cell office:value-type="string" table:style-name="ce1">
            <text:p>"plymouth arrow gs"</text:p>
          </table:table-cell>
          <table:table-cell table:number-columns-repeated="16373"/>
        </table:table-row>
        <table:table-row table:style-name="ro1">
          <table:table-cell office:value-type="float" office:value="33.5" table:style-name="ce3">
            <text:p>33.5</text:p>
          </table:table-cell>
          <table:table-cell office:value-type="string" office:string-value="good" table:formula="of:=IF([.A22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1945" table:style-name="ce1">
            <text:p>1945</text:p>
          </table:table-cell>
          <table:table-cell office:value-type="float" office:value="16.8" table:style-name="ce1">
            <text:p>16.8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20]=1;&quot;USA&quot;;IF([.I220]=2;&quot;Europe&quot;;&quot;Asia&quot;))" table:style-name="ce1">
            <text:p>Asia</text:p>
          </table:table-cell>
          <table:table-cell office:value-type="string" table:style-name="ce1">
            <text:p>"datsun f-10 hatchback"</text:p>
          </table:table-cell>
          <table:table-cell table:number-columns-repeated="16373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string" office:string-value="bad" table:formula="of:=IF([.A22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5" table:style-name="ce1">
            <text:p>305</text:p>
          </table:table-cell>
          <table:table-cell office:value-type="float" office:value="145" table:style-name="ce1">
            <text:p>145</text:p>
          </table:table-cell>
          <table:table-cell office:value-type="float" office:value="3880" table:style-name="ce1">
            <text:p>3880</text:p>
          </table:table-cell>
          <table:table-cell office:value-type="float" office:value="12.5" table:style-name="ce1">
            <text:p>12.5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1]=1;&quot;USA&quot;;IF([.I221]=2;&quot;Europe&quot;;&quot;Asia&quot;))" table:style-name="ce1">
            <text:p>USA</text:p>
          </table:table-cell>
          <table:table-cell office:value-type="string" table:style-name="ce1">
            <text:p>"chevrolet caprice classic"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22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110" table:style-name="ce1">
            <text:p>110</text:p>
          </table:table-cell>
          <table:table-cell office:value-type="float" office:value="4060" table:style-name="ce1">
            <text:p>4060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2]=1;&quot;USA&quot;;IF([.I222]=2;&quot;Europe&quot;;&quot;Asia&quot;))" table:style-name="ce1">
            <text:p>USA</text:p>
          </table:table-cell>
          <table:table-cell office:value-type="string" table:style-name="ce1">
            <text:p>"oldsmobile cutlass supreme"</text:p>
          </table:table-cell>
          <table:table-cell table:number-columns-repeated="16373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string" office:string-value="bad" table:formula="of:=IF([.A223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45" table:style-name="ce1">
            <text:p>145</text:p>
          </table:table-cell>
          <table:table-cell office:value-type="float" office:value="4140" table:style-name="ce1">
            <text:p>4140</text:p>
          </table:table-cell>
          <table:table-cell office:value-type="float" office:value="13.7" table:style-name="ce1">
            <text:p>13.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3]=1;&quot;USA&quot;;IF([.I223]=2;&quot;Europe&quot;;&quot;Asia&quot;))" table:style-name="ce1">
            <text:p>USA</text:p>
          </table:table-cell>
          <table:table-cell office:value-type="string" table:style-name="ce1">
            <text:p>"dodge monaco brougham"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office:string-value="bad" table:formula="of:=IF([.A22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30" table:style-name="ce1">
            <text:p>130</text:p>
          </table:table-cell>
          <table:table-cell office:value-type="float" office:value="4295" table:style-name="ce1">
            <text:p>4295</text:p>
          </table:table-cell>
          <table:table-cell office:value-type="float" office:value="14.9" table:style-name="ce1">
            <text:p>14.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4]=1;&quot;USA&quot;;IF([.I224]=2;&quot;Europe&quot;;&quot;Asia&quot;))" table:style-name="ce1">
            <text:p>USA</text:p>
          </table:table-cell>
          <table:table-cell office:value-type="string" table:style-name="ce1">
            <text:p>"mercury cougar brougham"</text:p>
          </table:table-cell>
          <table:table-cell table:number-columns-repeated="16373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string" office:string-value="bad" table:formula="of:=IF([.A225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110" table:style-name="ce1">
            <text:p>110</text:p>
          </table:table-cell>
          <table:table-cell office:value-type="float" office:value="3520" table:style-name="ce1">
            <text:p>352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5]=1;&quot;USA&quot;;IF([.I225]=2;&quot;Europe&quot;;&quot;Asia&quot;))" table:style-name="ce1">
            <text:p>USA</text:p>
          </table:table-cell>
          <table:table-cell office:value-type="string" table:style-name="ce1">
            <text:p>"chevrolet concours"</text:p>
          </table:table-cell>
          <table:table-cell table:number-columns-repeated="16373"/>
        </table:table-row>
        <table:table-row table:style-name="ro1">
          <table:table-cell office:value-type="float" office:value="20.5" table:style-name="ce3">
            <text:p>20.5</text:p>
          </table:table-cell>
          <table:table-cell office:value-type="string" office:string-value="good" table:formula="of:=IF([.A226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05" table:style-name="ce1">
            <text:p>105</text:p>
          </table:table-cell>
          <table:table-cell office:value-type="float" office:value="3425" table:style-name="ce1">
            <text:p>342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6]=1;&quot;USA&quot;;IF([.I226]=2;&quot;Europe&quot;;&quot;Asia&quot;))" table:style-name="ce1">
            <text:p>USA</text:p>
          </table:table-cell>
          <table:table-cell office:value-type="string" table:style-name="ce1">
            <text:p>"buick skylark"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office:string-value="bad" table:formula="of:=IF([.A227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0" table:style-name="ce1">
            <text:p>100</text:p>
          </table:table-cell>
          <table:table-cell office:value-type="float" office:value="3630" table:style-name="ce1">
            <text:p>3630</text:p>
          </table:table-cell>
          <table:table-cell office:value-type="float" office:value="17.7" table:style-name="ce1">
            <text:p>17.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7]=1;&quot;USA&quot;;IF([.I227]=2;&quot;Europe&quot;;&quot;Asia&quot;))" table:style-name="ce1">
            <text:p>USA</text:p>
          </table:table-cell>
          <table:table-cell office:value-type="string" table:style-name="ce1">
            <text:p>"plymouth volare custom"</text:p>
          </table:table-cell>
          <table:table-cell table:number-columns-repeated="16373"/>
        </table:table-row>
        <table:table-row table:style-name="ro1">
          <table:table-cell office:value-type="float" office:value="18.5" table:style-name="ce3">
            <text:p>18.5</text:p>
          </table:table-cell>
          <table:table-cell office:value-type="string" office:string-value="bad" table:formula="of:=IF([.A228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98" table:style-name="ce1">
            <text:p>98</text:p>
          </table:table-cell>
          <table:table-cell office:value-type="float" office:value="3525" table:style-name="ce1">
            <text:p>3525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8]=1;&quot;USA&quot;;IF([.I228]=2;&quot;Europe&quot;;&quot;Asia&quot;))" table:style-name="ce1">
            <text:p>USA</text:p>
          </table:table-cell>
          <table:table-cell office:value-type="string" table:style-name="ce1">
            <text:p>"ford granada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22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80" table:style-name="ce1">
            <text:p>180</text:p>
          </table:table-cell>
          <table:table-cell office:value-type="float" office:value="4220" table:style-name="ce1">
            <text:p>4220</text:p>
          </table:table-cell>
          <table:table-cell office:value-type="float" office:value="11.1" table:style-name="ce1">
            <text:p>11.1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29]=1;&quot;USA&quot;;IF([.I229]=2;&quot;Europe&quot;;&quot;Asia&quot;))" table:style-name="ce1">
            <text:p>USA</text:p>
          </table:table-cell>
          <table:table-cell office:value-type="string" table:style-name="ce1">
            <text:p>"pontiac grand prix lj"</text:p>
          </table:table-cell>
          <table:table-cell table:number-columns-repeated="16373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string" office:string-value="bad" table:formula="of:=IF([.A23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70" table:style-name="ce1">
            <text:p>170</text:p>
          </table:table-cell>
          <table:table-cell office:value-type="float" office:value="4165" table:style-name="ce1">
            <text:p>4165</text:p>
          </table:table-cell>
          <table:table-cell office:value-type="float" office:value="11.4" table:style-name="ce1">
            <text:p>11.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0]=1;&quot;USA&quot;;IF([.I230]=2;&quot;Europe&quot;;&quot;Asia&quot;))" table:style-name="ce1">
            <text:p>USA</text:p>
          </table:table-cell>
          <table:table-cell office:value-type="string" table:style-name="ce1">
            <text:p>"chevrolet monte carlo landau"</text:p>
          </table:table-cell>
          <table:table-cell table:number-columns-repeated="16373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string" office:string-value="bad" table:formula="of:=IF([.A23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90" table:style-name="ce1">
            <text:p>190</text:p>
          </table:table-cell>
          <table:table-cell office:value-type="float" office:value="4325" table:style-name="ce1">
            <text:p>4325</text:p>
          </table:table-cell>
          <table:table-cell office:value-type="float" office:value="12.2" table:style-name="ce1">
            <text:p>12.2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1]=1;&quot;USA&quot;;IF([.I231]=2;&quot;Europe&quot;;&quot;Asia&quot;))" table:style-name="ce1">
            <text:p>USA</text:p>
          </table:table-cell>
          <table:table-cell office:value-type="string" table:style-name="ce1">
            <text:p>"chrysler cordoba"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office:string-value="bad" table:formula="of:=IF([.A23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49" table:style-name="ce1">
            <text:p>149</text:p>
          </table:table-cell>
          <table:table-cell office:value-type="float" office:value="4335" table:style-name="ce1">
            <text:p>4335</text:p>
          </table:table-cell>
          <table:table-cell office:value-type="float" office:value="14.5" table:style-name="ce1">
            <text:p>14.5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2]=1;&quot;USA&quot;;IF([.I232]=2;&quot;Europe&quot;;&quot;Asia&quot;))" table:style-name="ce1">
            <text:p>USA</text:p>
          </table:table-cell>
          <table:table-cell office:value-type="string" table:style-name="ce1">
            <text:p>"ford thunderbird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23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1940" table:style-name="ce1">
            <text:p>1940</text:p>
          </table:table-cell>
          <table:table-cell office:value-type="float" office:value="14.5" table:style-name="ce1">
            <text:p>14.5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33]=1;&quot;USA&quot;;IF([.I233]=2;&quot;Europe&quot;;&quot;Asia&quot;))" table:style-name="ce1">
            <text:p>Europe</text:p>
          </table:table-cell>
          <table:table-cell office:value-type="string" table:style-name="ce1">
            <text:p>"volkswagen rabbit custom"</text:p>
          </table:table-cell>
          <table:table-cell table:number-columns-repeated="16373"/>
        </table:table-row>
        <table:table-row table:style-name="ro1">
          <table:table-cell office:value-type="float" office:value="24.5" table:style-name="ce3">
            <text:p>24.5</text:p>
          </table:table-cell>
          <table:table-cell office:value-type="string" office:string-value="good" table:formula="of:=IF([.A23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88" table:style-name="ce1">
            <text:p>88</text:p>
          </table:table-cell>
          <table:table-cell office:value-type="float" office:value="2740" table:style-name="ce1">
            <text:p>2740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4]=1;&quot;USA&quot;;IF([.I234]=2;&quot;Europe&quot;;&quot;Asia&quot;))" table:style-name="ce1">
            <text:p>USA</text:p>
          </table:table-cell>
          <table:table-cell office:value-type="string" table:style-name="ce1">
            <text:p>"pontiac sunbird coupe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23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2265" table:style-name="ce1">
            <text:p>2265</text:p>
          </table:table-cell>
          <table:table-cell office:value-type="float" office:value="18.2" table:style-name="ce1">
            <text:p>18.2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35]=1;&quot;USA&quot;;IF([.I235]=2;&quot;Europe&quot;;&quot;Asia&quot;))" table:style-name="ce1">
            <text:p>Asia</text:p>
          </table:table-cell>
          <table:table-cell office:value-type="string" table:style-name="ce1">
            <text:p>"toyota corolla liftback"</text:p>
          </table:table-cell>
          <table:table-cell table:number-columns-repeated="16373"/>
        </table:table-row>
        <table:table-row table:style-name="ro1">
          <table:table-cell office:value-type="float" office:value="25.5" table:style-name="ce3">
            <text:p>25.5</text:p>
          </table:table-cell>
          <table:table-cell office:value-type="string" office:string-value="good" table:formula="of:=IF([.A23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9" table:style-name="ce1">
            <text:p>89</text:p>
          </table:table-cell>
          <table:table-cell office:value-type="float" office:value="2755" table:style-name="ce1">
            <text:p>2755</text:p>
          </table:table-cell>
          <table:table-cell office:value-type="float" office:value="15.8" table:style-name="ce1">
            <text:p>15.8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6]=1;&quot;USA&quot;;IF([.I236]=2;&quot;Europe&quot;;&quot;Asia&quot;))" table:style-name="ce1">
            <text:p>USA</text:p>
          </table:table-cell>
          <table:table-cell office:value-type="string" table:style-name="ce1">
            <text:p>"ford mustang ii 2+2"</text:p>
          </table:table-cell>
          <table:table-cell table:number-columns-repeated="16373"/>
        </table:table-row>
        <table:table-row table:style-name="ro1">
          <table:table-cell office:value-type="float" office:value="30.5" table:style-name="ce3">
            <text:p>30.5</text:p>
          </table:table-cell>
          <table:table-cell office:value-type="string" office:string-value="good" table:formula="of:=IF([.A23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2051" table:style-name="ce1">
            <text:p>2051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7]=1;&quot;USA&quot;;IF([.I237]=2;&quot;Europe&quot;;&quot;Asia&quot;))" table:style-name="ce1">
            <text:p>USA</text:p>
          </table:table-cell>
          <table:table-cell office:value-type="string" table:style-name="ce1">
            <text:p>"chevrolet chevette"</text:p>
          </table:table-cell>
          <table:table-cell table:number-columns-repeated="16373"/>
        </table:table-row>
        <table:table-row table:style-name="ro1">
          <table:table-cell office:value-type="float" office:value="33.5" table:style-name="ce3">
            <text:p>33.5</text:p>
          </table:table-cell>
          <table:table-cell office:value-type="string" office:string-value="good" table:formula="of:=IF([.A23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2075" table:style-name="ce1">
            <text:p>2075</text:p>
          </table:table-cell>
          <table:table-cell office:value-type="float" office:value="15.9" table:style-name="ce1">
            <text:p>15.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38]=1;&quot;USA&quot;;IF([.I238]=2;&quot;Europe&quot;;&quot;Asia&quot;))" table:style-name="ce1">
            <text:p>USA</text:p>
          </table:table-cell>
          <table:table-cell office:value-type="string" table:style-name="ce1">
            <text:p>"dodge colt m/m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23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1985" table:style-name="ce1">
            <text:p>198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39]=1;&quot;USA&quot;;IF([.I239]=2;&quot;Europe&quot;;&quot;Asia&quot;))" table:style-name="ce1">
            <text:p>Asia</text:p>
          </table:table-cell>
          <table:table-cell office:value-type="string" table:style-name="ce1">
            <text:p>"subaru dl"</text:p>
          </table:table-cell>
          <table:table-cell table:number-columns-repeated="16373"/>
        </table:table-row>
        <table:table-row table:style-name="ro1">
          <table:table-cell office:value-type="float" office:value="30.5" table:style-name="ce3">
            <text:p>30.5</text:p>
          </table:table-cell>
          <table:table-cell office:value-type="string" office:string-value="good" table:formula="of:=IF([.A24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2190" table:style-name="ce1">
            <text:p>2190</text:p>
          </table:table-cell>
          <table:table-cell office:value-type="float" office:value="14.1" table:style-name="ce1">
            <text:p>14.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40]=1;&quot;USA&quot;;IF([.I240]=2;&quot;Europe&quot;;&quot;Asia&quot;))" table:style-name="ce1">
            <text:p>Europe</text:p>
          </table:table-cell>
          <table:table-cell office:value-type="string" table:style-name="ce1">
            <text:p>"volkswagen dasher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241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46" table:style-name="ce1">
            <text:p>146</text:p>
          </table:table-cell>
          <table:table-cell office:value-type="float" office:value="97" table:style-name="ce1">
            <text:p>97</text:p>
          </table:table-cell>
          <table:table-cell office:value-type="float" office:value="2815" table:style-name="ce1">
            <text:p>2815</text:p>
          </table:table-cell>
          <table:table-cell office:value-type="float" office:value="14.5" table:style-name="ce1">
            <text:p>14.5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41]=1;&quot;USA&quot;;IF([.I241]=2;&quot;Europe&quot;;&quot;Asia&quot;))" table:style-name="ce1">
            <text:p>Asia</text:p>
          </table:table-cell>
          <table:table-cell office:value-type="string" table:style-name="ce1">
            <text:p>"datsun 810"</text:p>
          </table:table-cell>
          <table:table-cell table:number-columns-repeated="16373"/>
        </table:table-row>
        <table:table-row table:style-name="ro1">
          <table:table-cell office:value-type="float" office:value="21.5" table:style-name="ce3">
            <text:p>21.5</text:p>
          </table:table-cell>
          <table:table-cell office:value-type="string" office:string-value="good" table:formula="of:=IF([.A24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0" table:style-name="ce1">
            <text:p>110</text:p>
          </table:table-cell>
          <table:table-cell office:value-type="float" office:value="2600" table:style-name="ce1">
            <text:p>2600</text:p>
          </table:table-cell>
          <table:table-cell office:value-type="float" office:value="12.8" table:style-name="ce1">
            <text:p>12.8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42]=1;&quot;USA&quot;;IF([.I242]=2;&quot;Europe&quot;;&quot;Asia&quot;))" table:style-name="ce1">
            <text:p>Europe</text:p>
          </table:table-cell>
          <table:table-cell office:value-type="string" table:style-name="ce1">
            <text:p>"bmw 320i"</text:p>
          </table:table-cell>
          <table:table-cell table:number-columns-repeated="16373"/>
        </table:table-row>
        <table:table-row table:style-name="ro1">
          <table:table-cell office:value-type="float" office:value="21.5" table:style-name="ce3">
            <text:p>21.5</text:p>
          </table:table-cell>
          <table:table-cell office:value-type="string" office:string-value="good" table:formula="of:=IF([.A243]&lt;20;&quot;bad&quot;;&quot;good&quot;)" table:style-name="ce3">
            <text:p>good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10" table:style-name="ce1">
            <text:p>110</text:p>
          </table:table-cell>
          <table:table-cell office:value-type="float" office:value="2720" table:style-name="ce1">
            <text:p>2720</text:p>
          </table:table-cell>
          <table:table-cell office:value-type="float" office:value="13.5" table:style-name="ce1">
            <text:p>13.5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43]=1;&quot;USA&quot;;IF([.I243]=2;&quot;Europe&quot;;&quot;Asia&quot;))" table:style-name="ce1">
            <text:p>Asia</text:p>
          </table:table-cell>
          <table:table-cell office:value-type="string" table:style-name="ce1">
            <text:p>"mazda rx-4"</text:p>
          </table:table-cell>
          <table:table-cell table:number-columns-repeated="16373"/>
        </table:table-row>
        <table:table-row table:style-name="ro1">
          <table:table-cell office:value-type="float" office:value="43.1" table:style-name="ce3">
            <text:p>43.1</text:p>
          </table:table-cell>
          <table:table-cell office:value-type="string" office:string-value="good" table:formula="of:=IF([.A24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1985" table:style-name="ce1">
            <text:p>1985</text:p>
          </table:table-cell>
          <table:table-cell office:value-type="float" office:value="21.5" table:style-name="ce1">
            <text:p>21.5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44]=1;&quot;USA&quot;;IF([.I244]=2;&quot;Europe&quot;;&quot;Asia&quot;))" table:style-name="ce1">
            <text:p>Europe</text:p>
          </table:table-cell>
          <table:table-cell office:value-type="string" table:style-name="ce1">
            <text:p>"volkswagen rabbit custom diesel"</text:p>
          </table:table-cell>
          <table:table-cell table:number-columns-repeated="16373"/>
        </table:table-row>
        <table:table-row table:style-name="ro1">
          <table:table-cell office:value-type="float" office:value="36.1" table:style-name="ce3">
            <text:p>36.1</text:p>
          </table:table-cell>
          <table:table-cell office:value-type="string" office:string-value="good" table:formula="of:=IF([.A24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1800" table:style-name="ce1">
            <text:p>1800</text:p>
          </table:table-cell>
          <table:table-cell office:value-type="float" office:value="14.4" table:style-name="ce1">
            <text:p>14.4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45]=1;&quot;USA&quot;;IF([.I245]=2;&quot;Europe&quot;;&quot;Asia&quot;))" table:style-name="ce1">
            <text:p>USA</text:p>
          </table:table-cell>
          <table:table-cell office:value-type="string" table:style-name="ce1">
            <text:p>"ford fiesta"</text:p>
          </table:table-cell>
          <table:table-cell table:number-columns-repeated="16373"/>
        </table:table-row>
        <table:table-row table:style-name="ro1">
          <table:table-cell office:value-type="float" office:value="32.799999999999997" table:style-name="ce3">
            <text:p>32.8</text:p>
          </table:table-cell>
          <table:table-cell office:value-type="string" office:string-value="good" table:formula="of:=IF([.A24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52" table:style-name="ce1">
            <text:p>52</text:p>
          </table:table-cell>
          <table:table-cell office:value-type="float" office:value="1985" table:style-name="ce1">
            <text:p>1985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46]=1;&quot;USA&quot;;IF([.I246]=2;&quot;Europe&quot;;&quot;Asia&quot;))" table:style-name="ce1">
            <text:p>Asia</text:p>
          </table:table-cell>
          <table:table-cell office:value-type="string" table:style-name="ce1">
            <text:p>"mazda glc deluxe"</text:p>
          </table:table-cell>
          <table:table-cell table:number-columns-repeated="16373"/>
        </table:table-row>
        <table:table-row table:style-name="ro1">
          <table:table-cell office:value-type="float" office:value="39.4" table:style-name="ce3">
            <text:p>39.4</text:p>
          </table:table-cell>
          <table:table-cell office:value-type="string" office:string-value="good" table:formula="of:=IF([.A24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2070" table:style-name="ce1">
            <text:p>207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47]=1;&quot;USA&quot;;IF([.I247]=2;&quot;Europe&quot;;&quot;Asia&quot;))" table:style-name="ce1">
            <text:p>Asia</text:p>
          </table:table-cell>
          <table:table-cell office:value-type="string" table:style-name="ce1">
            <text:p>"datsun b210 gx"</text:p>
          </table:table-cell>
          <table:table-cell table:number-columns-repeated="16373"/>
        </table:table-row>
        <table:table-row table:style-name="ro1">
          <table:table-cell office:value-type="float" office:value="36.1" table:style-name="ce3">
            <text:p>36.1</text:p>
          </table:table-cell>
          <table:table-cell office:value-type="string" office:string-value="good" table:formula="of:=IF([.A24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1800" table:style-name="ce1">
            <text:p>180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48]=1;&quot;USA&quot;;IF([.I248]=2;&quot;Europe&quot;;&quot;Asia&quot;))" table:style-name="ce1">
            <text:p>Asia</text:p>
          </table:table-cell>
          <table:table-cell office:value-type="string" table:style-name="ce1">
            <text:p>"honda civic cvcc"</text:p>
          </table:table-cell>
          <table:table-cell table:number-columns-repeated="16373"/>
        </table:table-row>
        <table:table-row table:style-name="ro1">
          <table:table-cell office:value-type="float" office:value="19.899999999999999" table:style-name="ce3">
            <text:p>19.9</text:p>
          </table:table-cell>
          <table:table-cell office:value-type="string" office:string-value="bad" table:formula="of:=IF([.A24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110" table:style-name="ce1">
            <text:p>110</text:p>
          </table:table-cell>
          <table:table-cell office:value-type="float" office:value="3365" table:style-name="ce1">
            <text:p>3365</text:p>
          </table:table-cell>
          <table:table-cell office:value-type="float" office:value="15.5" table:style-name="ce1">
            <text:p>15.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49]=1;&quot;USA&quot;;IF([.I249]=2;&quot;Europe&quot;;&quot;Asia&quot;))" table:style-name="ce1">
            <text:p>USA</text:p>
          </table:table-cell>
          <table:table-cell office:value-type="string" table:style-name="ce1">
            <text:p>"oldsmobile cutlass salon brougham"</text:p>
          </table:table-cell>
          <table:table-cell table:number-columns-repeated="16373"/>
        </table:table-row>
        <table:table-row table:style-name="ro1">
          <table:table-cell office:value-type="float" office:value="19.399999999999999" table:style-name="ce3">
            <text:p>19.4</text:p>
          </table:table-cell>
          <table:table-cell office:value-type="string" office:string-value="bad" table:formula="of:=IF([.A25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40" table:style-name="ce1">
            <text:p>140</text:p>
          </table:table-cell>
          <table:table-cell office:value-type="float" office:value="3735" table:style-name="ce1">
            <text:p>3735</text:p>
          </table:table-cell>
          <table:table-cell office:value-type="float" office:value="13.2" table:style-name="ce1">
            <text:p>13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0]=1;&quot;USA&quot;;IF([.I250]=2;&quot;Europe&quot;;&quot;Asia&quot;))" table:style-name="ce1">
            <text:p>USA</text:p>
          </table:table-cell>
          <table:table-cell office:value-type="string" table:style-name="ce1">
            <text:p>"dodge diplomat"</text:p>
          </table:table-cell>
          <table:table-cell table:number-columns-repeated="16373"/>
        </table:table-row>
        <table:table-row table:style-name="ro1">
          <table:table-cell office:value-type="float" office:value="20.2" table:style-name="ce3">
            <text:p>20.2</text:p>
          </table:table-cell>
          <table:table-cell office:value-type="string" office:string-value="good" table:formula="of:=IF([.A251]&lt;20;&quot;bad&quot;;&quot;good&quot;)" table:style-name="ce3">
            <text:p>goo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39" table:style-name="ce1">
            <text:p>139</text:p>
          </table:table-cell>
          <table:table-cell office:value-type="float" office:value="3570" table:style-name="ce1">
            <text:p>3570</text:p>
          </table:table-cell>
          <table:table-cell office:value-type="float" office:value="12.8" table:style-name="ce1">
            <text:p>12.8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1]=1;&quot;USA&quot;;IF([.I251]=2;&quot;Europe&quot;;&quot;Asia&quot;))" table:style-name="ce1">
            <text:p>USA</text:p>
          </table:table-cell>
          <table:table-cell office:value-type="string" table:style-name="ce1">
            <text:p>"mercury monarch ghia"</text:p>
          </table:table-cell>
          <table:table-cell table:number-columns-repeated="16373"/>
        </table:table-row>
        <table:table-row table:style-name="ro1">
          <table:table-cell office:value-type="float" office:value="19.2" table:style-name="ce3">
            <text:p>19.2</text:p>
          </table:table-cell>
          <table:table-cell office:value-type="string" office:string-value="bad" table:formula="of:=IF([.A252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05" table:style-name="ce1">
            <text:p>105</text:p>
          </table:table-cell>
          <table:table-cell office:value-type="float" office:value="3535" table:style-name="ce1">
            <text:p>3535</text:p>
          </table:table-cell>
          <table:table-cell office:value-type="float" office:value="19.2" table:style-name="ce1">
            <text:p>19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2]=1;&quot;USA&quot;;IF([.I252]=2;&quot;Europe&quot;;&quot;Asia&quot;))" table:style-name="ce1">
            <text:p>USA</text:p>
          </table:table-cell>
          <table:table-cell office:value-type="string" table:style-name="ce1">
            <text:p>"pontiac phoenix lj"</text:p>
          </table:table-cell>
          <table:table-cell table:number-columns-repeated="16373"/>
        </table:table-row>
        <table:table-row table:style-name="ro1">
          <table:table-cell office:value-type="float" office:value="20.5" table:style-name="ce3">
            <text:p>20.5</text:p>
          </table:table-cell>
          <table:table-cell office:value-type="string" office:string-value="good" table:formula="of:=IF([.A253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3155" table:style-name="ce1">
            <text:p>3155</text:p>
          </table:table-cell>
          <table:table-cell office:value-type="float" office:value="18.2" table:style-name="ce1">
            <text:p>18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3]=1;&quot;USA&quot;;IF([.I253]=2;&quot;Europe&quot;;&quot;Asia&quot;))" table:style-name="ce1">
            <text:p>USA</text:p>
          </table:table-cell>
          <table:table-cell office:value-type="string" table:style-name="ce1">
            <text:p>"chevrolet malibu"</text:p>
          </table:table-cell>
          <table:table-cell table:number-columns-repeated="16373"/>
        </table:table-row>
        <table:table-row table:style-name="ro1">
          <table:table-cell office:value-type="float" office:value="20.2" table:style-name="ce3">
            <text:p>20.2</text:p>
          </table:table-cell>
          <table:table-cell office:value-type="string" office:string-value="good" table:formula="of:=IF([.A25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5" table:style-name="ce1">
            <text:p>85</text:p>
          </table:table-cell>
          <table:table-cell office:value-type="float" office:value="2965" table:style-name="ce1">
            <text:p>2965</text:p>
          </table:table-cell>
          <table:table-cell office:value-type="float" office:value="15.8" table:style-name="ce1">
            <text:p>15.8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4]=1;&quot;USA&quot;;IF([.I254]=2;&quot;Europe&quot;;&quot;Asia&quot;))" table:style-name="ce1">
            <text:p>USA</text:p>
          </table:table-cell>
          <table:table-cell office:value-type="string" table:style-name="ce1">
            <text:p>"ford fairmont (auto)"</text:p>
          </table:table-cell>
          <table:table-cell table:number-columns-repeated="16373"/>
        </table:table-row>
        <table:table-row table:style-name="ro1">
          <table:table-cell office:value-type="float" office:value="25.1" table:style-name="ce3">
            <text:p>25.1</text:p>
          </table:table-cell>
          <table:table-cell office:value-type="string" office:string-value="good" table:formula="of:=IF([.A25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8" table:style-name="ce1">
            <text:p>88</text:p>
          </table:table-cell>
          <table:table-cell office:value-type="float" office:value="2720" table:style-name="ce1">
            <text:p>2720</text:p>
          </table:table-cell>
          <table:table-cell office:value-type="float" office:value="15.4" table:style-name="ce1">
            <text:p>15.4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5]=1;&quot;USA&quot;;IF([.I255]=2;&quot;Europe&quot;;&quot;Asia&quot;))" table:style-name="ce1">
            <text:p>USA</text:p>
          </table:table-cell>
          <table:table-cell office:value-type="string" table:style-name="ce1">
            <text:p>"ford fairmont (man)"</text:p>
          </table:table-cell>
          <table:table-cell table:number-columns-repeated="16373"/>
        </table:table-row>
        <table:table-row table:style-name="ro1">
          <table:table-cell office:value-type="float" office:value="20.5" table:style-name="ce3">
            <text:p>20.5</text:p>
          </table:table-cell>
          <table:table-cell office:value-type="string" office:string-value="good" table:formula="of:=IF([.A256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0" table:style-name="ce1">
            <text:p>100</text:p>
          </table:table-cell>
          <table:table-cell office:value-type="float" office:value="3430" table:style-name="ce1">
            <text:p>3430</text:p>
          </table:table-cell>
          <table:table-cell office:value-type="float" office:value="17.2" table:style-name="ce1">
            <text:p>17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6]=1;&quot;USA&quot;;IF([.I256]=2;&quot;Europe&quot;;&quot;Asia&quot;))" table:style-name="ce1">
            <text:p>USA</text:p>
          </table:table-cell>
          <table:table-cell office:value-type="string" table:style-name="ce1">
            <text:p>"plymouth volare"</text:p>
          </table:table-cell>
          <table:table-cell table:number-columns-repeated="16373"/>
        </table:table-row>
        <table:table-row table:style-name="ro1">
          <table:table-cell office:value-type="float" office:value="19.399999999999999" table:style-name="ce3">
            <text:p>19.4</text:p>
          </table:table-cell>
          <table:table-cell office:value-type="string" office:string-value="bad" table:formula="of:=IF([.A257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90" table:style-name="ce1">
            <text:p>90</text:p>
          </table:table-cell>
          <table:table-cell office:value-type="float" office:value="3210" table:style-name="ce1">
            <text:p>3210</text:p>
          </table:table-cell>
          <table:table-cell office:value-type="float" office:value="17.2" table:style-name="ce1">
            <text:p>17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7]=1;&quot;USA&quot;;IF([.I257]=2;&quot;Europe&quot;;&quot;Asia&quot;))" table:style-name="ce1">
            <text:p>USA</text:p>
          </table:table-cell>
          <table:table-cell office:value-type="string" table:style-name="ce1">
            <text:p>"amc concord"</text:p>
          </table:table-cell>
          <table:table-cell table:number-columns-repeated="16373"/>
        </table:table-row>
        <table:table-row table:style-name="ro1">
          <table:table-cell office:value-type="float" office:value="20.6" table:style-name="ce3">
            <text:p>20.6</text:p>
          </table:table-cell>
          <table:table-cell office:value-type="string" office:string-value="good" table:formula="of:=IF([.A258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05" table:style-name="ce1">
            <text:p>105</text:p>
          </table:table-cell>
          <table:table-cell office:value-type="float" office:value="3380" table:style-name="ce1">
            <text:p>3380</text:p>
          </table:table-cell>
          <table:table-cell office:value-type="float" office:value="15.8" table:style-name="ce1">
            <text:p>15.8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8]=1;&quot;USA&quot;;IF([.I258]=2;&quot;Europe&quot;;&quot;Asia&quot;))" table:style-name="ce1">
            <text:p>USA</text:p>
          </table:table-cell>
          <table:table-cell office:value-type="string" table:style-name="ce1">
            <text:p>"buick century special"</text:p>
          </table:table-cell>
          <table:table-cell table:number-columns-repeated="16373"/>
        </table:table-row>
        <table:table-row table:style-name="ro1">
          <table:table-cell office:value-type="float" office:value="20.8" table:style-name="ce3">
            <text:p>20.8</text:p>
          </table:table-cell>
          <table:table-cell office:value-type="string" office:string-value="good" table:formula="of:=IF([.A25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5" table:style-name="ce1">
            <text:p>85</text:p>
          </table:table-cell>
          <table:table-cell office:value-type="float" office:value="3070" table:style-name="ce1">
            <text:p>3070</text:p>
          </table:table-cell>
          <table:table-cell office:value-type="float" office:value="16.7" table:style-name="ce1">
            <text:p>16.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59]=1;&quot;USA&quot;;IF([.I259]=2;&quot;Europe&quot;;&quot;Asia&quot;))" table:style-name="ce1">
            <text:p>USA</text:p>
          </table:table-cell>
          <table:table-cell office:value-type="string" table:style-name="ce1">
            <text:p>"mercury zephyr"</text:p>
          </table:table-cell>
          <table:table-cell table:number-columns-repeated="16373"/>
        </table:table-row>
        <table:table-row table:style-name="ro1">
          <table:table-cell office:value-type="float" office:value="18.600000000000001" table:style-name="ce3">
            <text:p>18.6</text:p>
          </table:table-cell>
          <table:table-cell office:value-type="string" office:string-value="bad" table:formula="of:=IF([.A260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10" table:style-name="ce1">
            <text:p>110</text:p>
          </table:table-cell>
          <table:table-cell office:value-type="float" office:value="3620" table:style-name="ce1">
            <text:p>3620</text:p>
          </table:table-cell>
          <table:table-cell office:value-type="float" office:value="18.7" table:style-name="ce1">
            <text:p>18.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0]=1;&quot;USA&quot;;IF([.I260]=2;&quot;Europe&quot;;&quot;Asia&quot;))" table:style-name="ce1">
            <text:p>USA</text:p>
          </table:table-cell>
          <table:table-cell office:value-type="string" table:style-name="ce1">
            <text:p>"dodge aspen"</text:p>
          </table:table-cell>
          <table:table-cell table:number-columns-repeated="16373"/>
        </table:table-row>
        <table:table-row table:style-name="ro1">
          <table:table-cell office:value-type="float" office:value="18.100000000000001" table:style-name="ce3">
            <text:p>18.1</text:p>
          </table:table-cell>
          <table:table-cell office:value-type="string" office:string-value="bad" table:formula="of:=IF([.A26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20" table:style-name="ce1">
            <text:p>120</text:p>
          </table:table-cell>
          <table:table-cell office:value-type="float" office:value="3410" table:style-name="ce1">
            <text:p>3410</text:p>
          </table:table-cell>
          <table:table-cell office:value-type="float" office:value="15.1" table:style-name="ce1">
            <text:p>15.1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1]=1;&quot;USA&quot;;IF([.I261]=2;&quot;Europe&quot;;&quot;Asia&quot;))" table:style-name="ce1">
            <text:p>USA</text:p>
          </table:table-cell>
          <table:table-cell office:value-type="string" table:style-name="ce1">
            <text:p>"amc concord d/l"</text:p>
          </table:table-cell>
          <table:table-cell table:number-columns-repeated="16373"/>
        </table:table-row>
        <table:table-row table:style-name="ro1">
          <table:table-cell office:value-type="float" office:value="19.2" table:style-name="ce3">
            <text:p>19.2</text:p>
          </table:table-cell>
          <table:table-cell office:value-type="string" office:string-value="bad" table:formula="of:=IF([.A26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5" table:style-name="ce1">
            <text:p>305</text:p>
          </table:table-cell>
          <table:table-cell office:value-type="float" office:value="145" table:style-name="ce1">
            <text:p>145</text:p>
          </table:table-cell>
          <table:table-cell office:value-type="float" office:value="3425" table:style-name="ce1">
            <text:p>3425</text:p>
          </table:table-cell>
          <table:table-cell office:value-type="float" office:value="13.2" table:style-name="ce1">
            <text:p>13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2]=1;&quot;USA&quot;;IF([.I262]=2;&quot;Europe&quot;;&quot;Asia&quot;))" table:style-name="ce1">
            <text:p>USA</text:p>
          </table:table-cell>
          <table:table-cell office:value-type="string" table:style-name="ce1">
            <text:p>"chevrolet monte carlo landau"</text:p>
          </table:table-cell>
          <table:table-cell table:number-columns-repeated="16373"/>
        </table:table-row>
        <table:table-row table:style-name="ro1">
          <table:table-cell office:value-type="float" office:value="17.7" table:style-name="ce3">
            <text:p>17.7</text:p>
          </table:table-cell>
          <table:table-cell office:value-type="string" office:string-value="bad" table:formula="of:=IF([.A263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65" table:style-name="ce1">
            <text:p>165</text:p>
          </table:table-cell>
          <table:table-cell office:value-type="float" office:value="3445" table:style-name="ce1">
            <text:p>3445</text:p>
          </table:table-cell>
          <table:table-cell office:value-type="float" office:value="13.4" table:style-name="ce1">
            <text:p>13.4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3]=1;&quot;USA&quot;;IF([.I263]=2;&quot;Europe&quot;;&quot;Asia&quot;))" table:style-name="ce1">
            <text:p>USA</text:p>
          </table:table-cell>
          <table:table-cell office:value-type="string" table:style-name="ce1">
            <text:p>"buick regal sport coupe (turbo)"</text:p>
          </table:table-cell>
          <table:table-cell table:number-columns-repeated="16373"/>
        </table:table-row>
        <table:table-row table:style-name="ro1">
          <table:table-cell office:value-type="float" office:value="18.100000000000001" table:style-name="ce3">
            <text:p>18.1</text:p>
          </table:table-cell>
          <table:table-cell office:value-type="string" office:string-value="bad" table:formula="of:=IF([.A264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39" table:style-name="ce1">
            <text:p>139</text:p>
          </table:table-cell>
          <table:table-cell office:value-type="float" office:value="3205" table:style-name="ce1">
            <text:p>3205</text:p>
          </table:table-cell>
          <table:table-cell office:value-type="float" office:value="11.2" table:style-name="ce1">
            <text:p>11.2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4]=1;&quot;USA&quot;;IF([.I264]=2;&quot;Europe&quot;;&quot;Asia&quot;))" table:style-name="ce1">
            <text:p>USA</text:p>
          </table:table-cell>
          <table:table-cell office:value-type="string" table:style-name="ce1">
            <text:p>"ford futura"</text:p>
          </table:table-cell>
          <table:table-cell table:number-columns-repeated="16373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string" office:string-value="bad" table:formula="of:=IF([.A26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40" table:style-name="ce1">
            <text:p>140</text:p>
          </table:table-cell>
          <table:table-cell office:value-type="float" office:value="4080" table:style-name="ce1">
            <text:p>4080</text:p>
          </table:table-cell>
          <table:table-cell office:value-type="float" office:value="13.7" table:style-name="ce1">
            <text:p>13.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5]=1;&quot;USA&quot;;IF([.I265]=2;&quot;Europe&quot;;&quot;Asia&quot;))" table:style-name="ce1">
            <text:p>USA</text:p>
          </table:table-cell>
          <table:table-cell office:value-type="string" table:style-name="ce1">
            <text:p>"dodge magnum xe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26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155" table:style-name="ce1">
            <text:p>2155</text:p>
          </table:table-cell>
          <table:table-cell office:value-type="float" office:value="16.5" table:style-name="ce1">
            <text:p>16.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6]=1;&quot;USA&quot;;IF([.I266]=2;&quot;Europe&quot;;&quot;Asia&quot;))" table:style-name="ce1">
            <text:p>USA</text:p>
          </table:table-cell>
          <table:table-cell office:value-type="string" table:style-name="ce1">
            <text:p>"chevrolet chevette"</text:p>
          </table:table-cell>
          <table:table-cell table:number-columns-repeated="16373"/>
        </table:table-row>
        <table:table-row table:style-name="ro1">
          <table:table-cell office:value-type="float" office:value="27.5" table:style-name="ce3">
            <text:p>27.5</text:p>
          </table:table-cell>
          <table:table-cell office:value-type="string" office:string-value="good" table:formula="of:=IF([.A26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4" table:style-name="ce1">
            <text:p>134</text:p>
          </table:table-cell>
          <table:table-cell office:value-type="float" office:value="95" table:style-name="ce1">
            <text:p>95</text:p>
          </table:table-cell>
          <table:table-cell office:value-type="float" office:value="2560" table:style-name="ce1">
            <text:p>2560</text:p>
          </table:table-cell>
          <table:table-cell office:value-type="float" office:value="14.2" table:style-name="ce1">
            <text:p>14.2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67]=1;&quot;USA&quot;;IF([.I267]=2;&quot;Europe&quot;;&quot;Asia&quot;))" table:style-name="ce1">
            <text:p>Asia</text:p>
          </table:table-cell>
          <table:table-cell office:value-type="string" table:style-name="ce1">
            <text:p>"toyota corona"</text:p>
          </table:table-cell>
          <table:table-cell table:number-columns-repeated="16373"/>
        </table:table-row>
        <table:table-row table:style-name="ro1">
          <table:table-cell office:value-type="float" office:value="27.2" table:style-name="ce3">
            <text:p>27.2</text:p>
          </table:table-cell>
          <table:table-cell office:value-type="string" office:string-value="good" table:formula="of:=IF([.A26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97" table:style-name="ce1">
            <text:p>97</text:p>
          </table:table-cell>
          <table:table-cell office:value-type="float" office:value="2300" table:style-name="ce1">
            <text:p>2300</text:p>
          </table:table-cell>
          <table:table-cell office:value-type="float" office:value="14.7" table:style-name="ce1">
            <text:p>14.7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68]=1;&quot;USA&quot;;IF([.I268]=2;&quot;Europe&quot;;&quot;Asia&quot;))" table:style-name="ce1">
            <text:p>Asia</text:p>
          </table:table-cell>
          <table:table-cell office:value-type="string" table:style-name="ce1">
            <text:p>"datsun 510"</text:p>
          </table:table-cell>
          <table:table-cell table:number-columns-repeated="16373"/>
        </table:table-row>
        <table:table-row table:style-name="ro1">
          <table:table-cell office:value-type="float" office:value="30.9" table:style-name="ce3">
            <text:p>30.9</text:p>
          </table:table-cell>
          <table:table-cell office:value-type="string" office:string-value="good" table:formula="of:=IF([.A26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2230" table:style-name="ce1">
            <text:p>2230</text:p>
          </table:table-cell>
          <table:table-cell office:value-type="float" office:value="14.5" table:style-name="ce1">
            <text:p>14.5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69]=1;&quot;USA&quot;;IF([.I269]=2;&quot;Europe&quot;;&quot;Asia&quot;))" table:style-name="ce1">
            <text:p>USA</text:p>
          </table:table-cell>
          <table:table-cell office:value-type="string" table:style-name="ce1">
            <text:p>"dodge omni"</text:p>
          </table:table-cell>
          <table:table-cell table:number-columns-repeated="16373"/>
        </table:table-row>
        <table:table-row table:style-name="ro1">
          <table:table-cell office:value-type="float" office:value="21.1" table:style-name="ce3">
            <text:p>21.1</text:p>
          </table:table-cell>
          <table:table-cell office:value-type="string" office:string-value="good" table:formula="of:=IF([.A27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4" table:style-name="ce1">
            <text:p>134</text:p>
          </table:table-cell>
          <table:table-cell office:value-type="float" office:value="95" table:style-name="ce1">
            <text:p>95</text:p>
          </table:table-cell>
          <table:table-cell office:value-type="float" office:value="2515" table:style-name="ce1">
            <text:p>2515</text:p>
          </table:table-cell>
          <table:table-cell office:value-type="float" office:value="14.8" table:style-name="ce1">
            <text:p>14.8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70]=1;&quot;USA&quot;;IF([.I270]=2;&quot;Europe&quot;;&quot;Asia&quot;))" table:style-name="ce1">
            <text:p>Asia</text:p>
          </table:table-cell>
          <table:table-cell office:value-type="string" table:style-name="ce1">
            <text:p>"toyota celica gt liftback"</text:p>
          </table:table-cell>
          <table:table-cell table:number-columns-repeated="16373"/>
        </table:table-row>
        <table:table-row table:style-name="ro1">
          <table:table-cell office:value-type="float" office:value="23.2" table:style-name="ce3">
            <text:p>23.2</text:p>
          </table:table-cell>
          <table:table-cell office:value-type="string" office:string-value="good" table:formula="of:=IF([.A27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6" table:style-name="ce1">
            <text:p>156</text:p>
          </table:table-cell>
          <table:table-cell office:value-type="float" office:value="105" table:style-name="ce1">
            <text:p>105</text:p>
          </table:table-cell>
          <table:table-cell office:value-type="float" office:value="2745" table:style-name="ce1">
            <text:p>2745</text:p>
          </table:table-cell>
          <table:table-cell office:value-type="float" office:value="16.7" table:style-name="ce1">
            <text:p>16.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71]=1;&quot;USA&quot;;IF([.I271]=2;&quot;Europe&quot;;&quot;Asia&quot;))" table:style-name="ce1">
            <text:p>USA</text:p>
          </table:table-cell>
          <table:table-cell office:value-type="string" table:style-name="ce1">
            <text:p>"plymouth sapporo"</text:p>
          </table:table-cell>
          <table:table-cell table:number-columns-repeated="16373"/>
        </table:table-row>
        <table:table-row table:style-name="ro1">
          <table:table-cell office:value-type="float" office:value="23.8" table:style-name="ce3">
            <text:p>23.8</text:p>
          </table:table-cell>
          <table:table-cell office:value-type="string" office:string-value="good" table:formula="of:=IF([.A27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85" table:style-name="ce1">
            <text:p>85</text:p>
          </table:table-cell>
          <table:table-cell office:value-type="float" office:value="2855" table:style-name="ce1">
            <text:p>2855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72]=1;&quot;USA&quot;;IF([.I272]=2;&quot;Europe&quot;;&quot;Asia&quot;))" table:style-name="ce1">
            <text:p>USA</text:p>
          </table:table-cell>
          <table:table-cell office:value-type="string" table:style-name="ce1">
            <text:p>"oldsmobile starfire sx"</text:p>
          </table:table-cell>
          <table:table-cell table:number-columns-repeated="16373"/>
        </table:table-row>
        <table:table-row table:style-name="ro1">
          <table:table-cell office:value-type="float" office:value="23.9" table:style-name="ce3">
            <text:p>23.9</text:p>
          </table:table-cell>
          <table:table-cell office:value-type="string" office:string-value="good" table:formula="of:=IF([.A27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97" table:style-name="ce1">
            <text:p>97</text:p>
          </table:table-cell>
          <table:table-cell office:value-type="float" office:value="2405" table:style-name="ce1">
            <text:p>2405</text:p>
          </table:table-cell>
          <table:table-cell office:value-type="float" office:value="14.9" table:style-name="ce1">
            <text:p>14.9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73]=1;&quot;USA&quot;;IF([.I273]=2;&quot;Europe&quot;;&quot;Asia&quot;))" table:style-name="ce1">
            <text:p>Asia</text:p>
          </table:table-cell>
          <table:table-cell office:value-type="string" table:style-name="ce1">
            <text:p>"datsun 200-sx"</text:p>
          </table:table-cell>
          <table:table-cell table:number-columns-repeated="16373"/>
        </table:table-row>
        <table:table-row table:style-name="ro1">
          <table:table-cell office:value-type="float" office:value="20.3" table:style-name="ce3">
            <text:p>20.3</text:p>
          </table:table-cell>
          <table:table-cell office:value-type="string" office:string-value="good" table:formula="of:=IF([.A274]&lt;20;&quot;bad&quot;;&quot;good&quot;)" table:style-name="ce3">
            <text:p>good</text:p>
          </table:table-cell>
          <table:table-cell office:value-type="float" office:value="5" table:style-name="ce1">
            <text:p>5</text:p>
          </table:table-cell>
          <table:table-cell office:value-type="float" office:value="131" table:style-name="ce1">
            <text:p>131</text:p>
          </table:table-cell>
          <table:table-cell office:value-type="float" office:value="103" table:style-name="ce1">
            <text:p>103</text:p>
          </table:table-cell>
          <table:table-cell office:value-type="float" office:value="2830" table:style-name="ce1">
            <text:p>2830</text:p>
          </table:table-cell>
          <table:table-cell office:value-type="float" office:value="15.9" table:style-name="ce1">
            <text:p>15.9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74]=1;&quot;USA&quot;;IF([.I274]=2;&quot;Europe&quot;;&quot;Asia&quot;))" table:style-name="ce1">
            <text:p>Europe</text:p>
          </table:table-cell>
          <table:table-cell office:value-type="string" table:style-name="ce1">
            <text:p>"audi 5000"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275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25" table:style-name="ce1">
            <text:p>125</text:p>
          </table:table-cell>
          <table:table-cell office:value-type="float" office:value="3140" table:style-name="ce1">
            <text:p>3140</text:p>
          </table:table-cell>
          <table:table-cell office:value-type="float" office:value="13.6" table:style-name="ce1">
            <text:p>13.6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75]=1;&quot;USA&quot;;IF([.I275]=2;&quot;Europe&quot;;&quot;Asia&quot;))" table:style-name="ce1">
            <text:p>Europe</text:p>
          </table:table-cell>
          <table:table-cell office:value-type="string" table:style-name="ce1">
            <text:p>"volvo 264gl"</text:p>
          </table:table-cell>
          <table:table-cell table:number-columns-repeated="16373"/>
        </table:table-row>
        <table:table-row table:style-name="ro1">
          <table:table-cell office:value-type="float" office:value="21.6" table:style-name="ce3">
            <text:p>21.6</text:p>
          </table:table-cell>
          <table:table-cell office:value-type="string" office:string-value="good" table:formula="of:=IF([.A27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15" table:style-name="ce1">
            <text:p>115</text:p>
          </table:table-cell>
          <table:table-cell office:value-type="float" office:value="2795" table:style-name="ce1">
            <text:p>2795</text:p>
          </table:table-cell>
          <table:table-cell office:value-type="float" office:value="15.7" table:style-name="ce1">
            <text:p>15.7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76]=1;&quot;USA&quot;;IF([.I276]=2;&quot;Europe&quot;;&quot;Asia&quot;))" table:style-name="ce1">
            <text:p>Europe</text:p>
          </table:table-cell>
          <table:table-cell office:value-type="string" table:style-name="ce1">
            <text:p>"saab 99gle"</text:p>
          </table:table-cell>
          <table:table-cell table:number-columns-repeated="16373"/>
        </table:table-row>
        <table:table-row table:style-name="ro1">
          <table:table-cell office:value-type="float" office:value="16.2" table:style-name="ce3">
            <text:p>16.2</text:p>
          </table:table-cell>
          <table:table-cell office:value-type="string" office:string-value="bad" table:formula="of:=IF([.A277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33" table:style-name="ce1">
            <text:p>133</text:p>
          </table:table-cell>
          <table:table-cell office:value-type="float" office:value="3410" table:style-name="ce1">
            <text:p>3410</text:p>
          </table:table-cell>
          <table:table-cell office:value-type="float" office:value="15.8" table:style-name="ce1">
            <text:p>15.8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77]=1;&quot;USA&quot;;IF([.I277]=2;&quot;Europe&quot;;&quot;Asia&quot;))" table:style-name="ce1">
            <text:p>Europe</text:p>
          </table:table-cell>
          <table:table-cell office:value-type="string" table:style-name="ce1">
            <text:p>"peugeot 604sl"</text:p>
          </table:table-cell>
          <table:table-cell table:number-columns-repeated="16373"/>
        </table:table-row>
        <table:table-row table:style-name="ro1">
          <table:table-cell office:value-type="float" office:value="31.5" table:style-name="ce3">
            <text:p>31.5</text:p>
          </table:table-cell>
          <table:table-cell office:value-type="string" office:string-value="good" table:formula="of:=IF([.A27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1990" table:style-name="ce1">
            <text:p>1990</text:p>
          </table:table-cell>
          <table:table-cell office:value-type="float" office:value="14.9" table:style-name="ce1">
            <text:p>14.9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78]=1;&quot;USA&quot;;IF([.I278]=2;&quot;Europe&quot;;&quot;Asia&quot;))" table:style-name="ce1">
            <text:p>Europe</text:p>
          </table:table-cell>
          <table:table-cell office:value-type="string" table:style-name="ce1">
            <text:p>"volkswagen scirocco"</text:p>
          </table:table-cell>
          <table:table-cell table:number-columns-repeated="16373"/>
        </table:table-row>
        <table:table-row table:style-name="ro1">
          <table:table-cell office:value-type="float" office:value="29.5" table:style-name="ce3">
            <text:p>29.5</text:p>
          </table:table-cell>
          <table:table-cell office:value-type="string" office:string-value="good" table:formula="of:=IF([.A27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135" table:style-name="ce1">
            <text:p>213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79]=1;&quot;USA&quot;;IF([.I279]=2;&quot;Europe&quot;;&quot;Asia&quot;))" table:style-name="ce1">
            <text:p>Asia</text:p>
          </table:table-cell>
          <table:table-cell office:value-type="string" table:style-name="ce1">
            <text:p>"honda accord lx"</text:p>
          </table:table-cell>
          <table:table-cell table:number-columns-repeated="16373"/>
        </table:table-row>
        <table:table-row table:style-name="ro1">
          <table:table-cell office:value-type="float" office:value="21.5" table:style-name="ce3">
            <text:p>21.5</text:p>
          </table:table-cell>
          <table:table-cell office:value-type="string" office:string-value="good" table:formula="of:=IF([.A280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15" table:style-name="ce1">
            <text:p>115</text:p>
          </table:table-cell>
          <table:table-cell office:value-type="float" office:value="3245" table:style-name="ce1">
            <text:p>3245</text:p>
          </table:table-cell>
          <table:table-cell office:value-type="float" office:value="15.4" table:style-name="ce1">
            <text:p>15.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0]=1;&quot;USA&quot;;IF([.I280]=2;&quot;Europe&quot;;&quot;Asia&quot;))" table:style-name="ce1">
            <text:p>USA</text:p>
          </table:table-cell>
          <table:table-cell office:value-type="string" table:style-name="ce1">
            <text:p>"pontiac lemans v6"</text:p>
          </table:table-cell>
          <table:table-cell table:number-columns-repeated="16373"/>
        </table:table-row>
        <table:table-row table:style-name="ro1">
          <table:table-cell office:value-type="float" office:value="19.8" table:style-name="ce3">
            <text:p>19.8</text:p>
          </table:table-cell>
          <table:table-cell office:value-type="string" office:string-value="bad" table:formula="of:=IF([.A281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5" table:style-name="ce1">
            <text:p>85</text:p>
          </table:table-cell>
          <table:table-cell office:value-type="float" office:value="2990" table:style-name="ce1">
            <text:p>2990</text:p>
          </table:table-cell>
          <table:table-cell office:value-type="float" office:value="18.2" table:style-name="ce1">
            <text:p>18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1]=1;&quot;USA&quot;;IF([.I281]=2;&quot;Europe&quot;;&quot;Asia&quot;))" table:style-name="ce1">
            <text:p>USA</text:p>
          </table:table-cell>
          <table:table-cell office:value-type="string" table:style-name="ce1">
            <text:p>"mercury zephyr 6"</text:p>
          </table:table-cell>
          <table:table-cell table:number-columns-repeated="16373"/>
        </table:table-row>
        <table:table-row table:style-name="ro1">
          <table:table-cell office:value-type="float" office:value="22.3" table:style-name="ce3">
            <text:p>22.3</text:p>
          </table:table-cell>
          <table:table-cell office:value-type="string" office:string-value="good" table:formula="of:=IF([.A28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8" table:style-name="ce1">
            <text:p>88</text:p>
          </table:table-cell>
          <table:table-cell office:value-type="float" office:value="2890" table:style-name="ce1">
            <text:p>2890</text:p>
          </table:table-cell>
          <table:table-cell office:value-type="float" office:value="17.3" table:style-name="ce1">
            <text:p>17.3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2]=1;&quot;USA&quot;;IF([.I282]=2;&quot;Europe&quot;;&quot;Asia&quot;))" table:style-name="ce1">
            <text:p>USA</text:p>
          </table:table-cell>
          <table:table-cell office:value-type="string" table:style-name="ce1">
            <text:p>"ford fairmont 4"</text:p>
          </table:table-cell>
          <table:table-cell table:number-columns-repeated="16373"/>
        </table:table-row>
        <table:table-row table:style-name="ro1">
          <table:table-cell office:value-type="float" office:value="20.2" table:style-name="ce3">
            <text:p>20.2</text:p>
          </table:table-cell>
          <table:table-cell office:value-type="string" office:string-value="good" table:formula="of:=IF([.A283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90" table:style-name="ce1">
            <text:p>90</text:p>
          </table:table-cell>
          <table:table-cell office:value-type="float" office:value="3265" table:style-name="ce1">
            <text:p>3265</text:p>
          </table:table-cell>
          <table:table-cell office:value-type="float" office:value="18.2" table:style-name="ce1">
            <text:p>18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3]=1;&quot;USA&quot;;IF([.I283]=2;&quot;Europe&quot;;&quot;Asia&quot;))" table:style-name="ce1">
            <text:p>USA</text:p>
          </table:table-cell>
          <table:table-cell office:value-type="string" table:style-name="ce1">
            <text:p>"amc concord dl 6"</text:p>
          </table:table-cell>
          <table:table-cell table:number-columns-repeated="16373"/>
        </table:table-row>
        <table:table-row table:style-name="ro1">
          <table:table-cell office:value-type="float" office:value="20.6" table:style-name="ce3">
            <text:p>20.6</text:p>
          </table:table-cell>
          <table:table-cell office:value-type="string" office:string-value="good" table:formula="of:=IF([.A284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10" table:style-name="ce1">
            <text:p>110</text:p>
          </table:table-cell>
          <table:table-cell office:value-type="float" office:value="3360" table:style-name="ce1">
            <text:p>3360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4]=1;&quot;USA&quot;;IF([.I284]=2;&quot;Europe&quot;;&quot;Asia&quot;))" table:style-name="ce1">
            <text:p>USA</text:p>
          </table:table-cell>
          <table:table-cell office:value-type="string" table:style-name="ce1">
            <text:p>"dodge aspen 6"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office:string-value="bad" table:formula="of:=IF([.A285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5" table:style-name="ce1">
            <text:p>305</text:p>
          </table:table-cell>
          <table:table-cell office:value-type="float" office:value="130" table:style-name="ce1">
            <text:p>130</text:p>
          </table:table-cell>
          <table:table-cell office:value-type="float" office:value="3840" table:style-name="ce1">
            <text:p>3840</text:p>
          </table:table-cell>
          <table:table-cell office:value-type="float" office:value="15.4" table:style-name="ce1">
            <text:p>15.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5]=1;&quot;USA&quot;;IF([.I285]=2;&quot;Europe&quot;;&quot;Asia&quot;))" table:style-name="ce1">
            <text:p>USA</text:p>
          </table:table-cell>
          <table:table-cell office:value-type="string" table:style-name="ce1">
            <text:p>"chevrolet caprice classic"</text:p>
          </table:table-cell>
          <table:table-cell table:number-columns-repeated="16373"/>
        </table:table-row>
        <table:table-row table:style-name="ro1">
          <table:table-cell office:value-type="float" office:value="17.600000000000001" table:style-name="ce3">
            <text:p>17.6</text:p>
          </table:table-cell>
          <table:table-cell office:value-type="string" office:string-value="bad" table:formula="of:=IF([.A286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office:value-type="float" office:value="129" table:style-name="ce1">
            <text:p>129</text:p>
          </table:table-cell>
          <table:table-cell office:value-type="float" office:value="3725" table:style-name="ce1">
            <text:p>3725</text:p>
          </table:table-cell>
          <table:table-cell office:value-type="float" office:value="13.4" table:style-name="ce1">
            <text:p>13.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6]=1;&quot;USA&quot;;IF([.I286]=2;&quot;Europe&quot;;&quot;Asia&quot;))" table:style-name="ce1">
            <text:p>USA</text:p>
          </table:table-cell>
          <table:table-cell office:value-type="string" table:style-name="ce1">
            <text:p>"ford ltd landau"</text:p>
          </table:table-cell>
          <table:table-cell table:number-columns-repeated="16373"/>
        </table:table-row>
        <table:table-row table:style-name="ro1">
          <table:table-cell office:value-type="float" office:value="16.5" table:style-name="ce3">
            <text:p>16.5</text:p>
          </table:table-cell>
          <table:table-cell office:value-type="string" office:string-value="bad" table:formula="of:=IF([.A287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38" table:style-name="ce1">
            <text:p>138</text:p>
          </table:table-cell>
          <table:table-cell office:value-type="float" office:value="3955" table:style-name="ce1">
            <text:p>3955</text:p>
          </table:table-cell>
          <table:table-cell office:value-type="float" office:value="13.2" table:style-name="ce1">
            <text:p>13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7]=1;&quot;USA&quot;;IF([.I287]=2;&quot;Europe&quot;;&quot;Asia&quot;))" table:style-name="ce1">
            <text:p>USA</text:p>
          </table:table-cell>
          <table:table-cell office:value-type="string" table:style-name="ce1">
            <text:p>"mercury grand marquis"</text:p>
          </table:table-cell>
          <table:table-cell table:number-columns-repeated="1637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string" office:string-value="bad" table:formula="of:=IF([.A288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35" table:style-name="ce1">
            <text:p>135</text:p>
          </table:table-cell>
          <table:table-cell office:value-type="float" office:value="3830" table:style-name="ce1">
            <text:p>3830</text:p>
          </table:table-cell>
          <table:table-cell office:value-type="float" office:value="15.2" table:style-name="ce1">
            <text:p>15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8]=1;&quot;USA&quot;;IF([.I288]=2;&quot;Europe&quot;;&quot;Asia&quot;))" table:style-name="ce1">
            <text:p>USA</text:p>
          </table:table-cell>
          <table:table-cell office:value-type="string" table:style-name="ce1">
            <text:p>"dodge st. regis"</text:p>
          </table:table-cell>
          <table:table-cell table:number-columns-repeated="16373"/>
        </table:table-row>
        <table:table-row table:style-name="ro1">
          <table:table-cell office:value-type="float" office:value="16.899999999999999" table:style-name="ce3">
            <text:p>16.9</text:p>
          </table:table-cell>
          <table:table-cell office:value-type="string" office:string-value="bad" table:formula="of:=IF([.A289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55" table:style-name="ce1">
            <text:p>155</text:p>
          </table:table-cell>
          <table:table-cell office:value-type="float" office:value="4360" table:style-name="ce1">
            <text:p>4360</text:p>
          </table:table-cell>
          <table:table-cell office:value-type="float" office:value="14.9" table:style-name="ce1">
            <text:p>14.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89]=1;&quot;USA&quot;;IF([.I289]=2;&quot;Europe&quot;;&quot;Asia&quot;))" table:style-name="ce1">
            <text:p>USA</text:p>
          </table:table-cell>
          <table:table-cell office:value-type="string" table:style-name="ce1">
            <text:p>"buick estate wagon (sw)"</text:p>
          </table:table-cell>
          <table:table-cell table:number-columns-repeated="16373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string" office:string-value="bad" table:formula="of:=IF([.A290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142" table:style-name="ce1">
            <text:p>142</text:p>
          </table:table-cell>
          <table:table-cell office:value-type="float" office:value="4054" table:style-name="ce1">
            <text:p>4054</text:p>
          </table:table-cell>
          <table:table-cell office:value-type="float" office:value="14.3" table:style-name="ce1">
            <text:p>14.3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0]=1;&quot;USA&quot;;IF([.I290]=2;&quot;Europe&quot;;&quot;Asia&quot;))" table:style-name="ce1">
            <text:p>USA</text:p>
          </table:table-cell>
          <table:table-cell office:value-type="string" table:style-name="ce1">
            <text:p>"ford country squire (sw)"</text:p>
          </table:table-cell>
          <table:table-cell table:number-columns-repeated="16373"/>
        </table:table-row>
        <table:table-row table:style-name="ro1">
          <table:table-cell office:value-type="float" office:value="19.2" table:style-name="ce3">
            <text:p>19.2</text:p>
          </table:table-cell>
          <table:table-cell office:value-type="string" office:string-value="bad" table:formula="of:=IF([.A291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267" table:style-name="ce1">
            <text:p>267</text:p>
          </table:table-cell>
          <table:table-cell office:value-type="float" office:value="125" table:style-name="ce1">
            <text:p>125</text:p>
          </table:table-cell>
          <table:table-cell office:value-type="float" office:value="3605" table:style-name="ce1">
            <text:p>3605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1]=1;&quot;USA&quot;;IF([.I291]=2;&quot;Europe&quot;;&quot;Asia&quot;))" table:style-name="ce1">
            <text:p>USA</text:p>
          </table:table-cell>
          <table:table-cell office:value-type="string" table:style-name="ce1">
            <text:p>"chevrolet malibu classic (sw)"</text:p>
          </table:table-cell>
          <table:table-cell table:number-columns-repeated="16373"/>
        </table:table-row>
        <table:table-row table:style-name="ro1">
          <table:table-cell office:value-type="float" office:value="18.5" table:style-name="ce3">
            <text:p>18.5</text:p>
          </table:table-cell>
          <table:table-cell office:value-type="string" office:string-value="bad" table:formula="of:=IF([.A292]&lt;20;&quot;bad&quot;;&quot;good&quot;)" table:style-name="ce3">
            <text:p>bad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50" table:style-name="ce1">
            <text:p>150</text:p>
          </table:table-cell>
          <table:table-cell office:value-type="float" office:value="3940" table:style-name="ce1">
            <text:p>3940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2]=1;&quot;USA&quot;;IF([.I292]=2;&quot;Europe&quot;;&quot;Asia&quot;))" table:style-name="ce1">
            <text:p>USA</text:p>
          </table:table-cell>
          <table:table-cell office:value-type="string" table:style-name="ce1">
            <text:p>"chrysler lebaron town @ country (sw)"</text:p>
          </table:table-cell>
          <table:table-cell table:number-columns-repeated="16373"/>
        </table:table-row>
        <table:table-row table:style-name="ro1">
          <table:table-cell office:value-type="float" office:value="31.9" table:style-name="ce3">
            <text:p>31.9</text:p>
          </table:table-cell>
          <table:table-cell office:value-type="string" office:string-value="good" table:formula="of:=IF([.A29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1925" table:style-name="ce1">
            <text:p>1925</text:p>
          </table:table-cell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93]=1;&quot;USA&quot;;IF([.I293]=2;&quot;Europe&quot;;&quot;Asia&quot;))" table:style-name="ce1">
            <text:p>Europe</text:p>
          </table:table-cell>
          <table:table-cell office:value-type="string" table:style-name="ce1">
            <text:p>"vw rabbit custom"</text:p>
          </table:table-cell>
          <table:table-cell table:number-columns-repeated="16373"/>
        </table:table-row>
        <table:table-row table:style-name="ro1">
          <table:table-cell office:value-type="float" office:value="34.1" table:style-name="ce3">
            <text:p>34.1</text:p>
          </table:table-cell>
          <table:table-cell office:value-type="string" office:string-value="good" table:formula="of:=IF([.A29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1975" table:style-name="ce1">
            <text:p>1975</text:p>
          </table:table-cell>
          <table:table-cell office:value-type="float" office:value="15.2" table:style-name="ce1">
            <text:p>15.2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294]=1;&quot;USA&quot;;IF([.I294]=2;&quot;Europe&quot;;&quot;Asia&quot;))" table:style-name="ce1">
            <text:p>Asia</text:p>
          </table:table-cell>
          <table:table-cell office:value-type="string" table:style-name="ce1">
            <text:p>"maxda glc deluxe"</text:p>
          </table:table-cell>
          <table:table-cell table:number-columns-repeated="16373"/>
        </table:table-row>
        <table:table-row table:style-name="ro1">
          <table:table-cell office:value-type="float" office:value="35.700000000000003" table:style-name="ce3">
            <text:p>35.7</text:p>
          </table:table-cell>
          <table:table-cell office:value-type="string" office:string-value="good" table:formula="of:=IF([.A29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1915" table:style-name="ce1">
            <text:p>1915</text:p>
          </table:table-cell>
          <table:table-cell office:value-type="float" office:value="14.4" table:style-name="ce1">
            <text:p>14.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5]=1;&quot;USA&quot;;IF([.I295]=2;&quot;Europe&quot;;&quot;Asia&quot;))" table:style-name="ce1">
            <text:p>USA</text:p>
          </table:table-cell>
          <table:table-cell office:value-type="string" table:style-name="ce1">
            <text:p>"dodge colt hatchback custom"</text:p>
          </table:table-cell>
          <table:table-cell table:number-columns-repeated="16373"/>
        </table:table-row>
        <table:table-row table:style-name="ro1">
          <table:table-cell office:value-type="float" office:value="27.4" table:style-name="ce3">
            <text:p>27.4</text:p>
          </table:table-cell>
          <table:table-cell office:value-type="string" office:string-value="good" table:formula="of:=IF([.A29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80" table:style-name="ce1">
            <text:p>80</text:p>
          </table:table-cell>
          <table:table-cell office:value-type="float" office:value="2670" table:style-name="ce1">
            <text:p>2670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6]=1;&quot;USA&quot;;IF([.I296]=2;&quot;Europe&quot;;&quot;Asia&quot;))" table:style-name="ce1">
            <text:p>USA</text:p>
          </table:table-cell>
          <table:table-cell office:value-type="string" table:style-name="ce1">
            <text:p>"amc spirit dl"</text:p>
          </table:table-cell>
          <table:table-cell table:number-columns-repeated="16373"/>
        </table:table-row>
        <table:table-row table:style-name="ro1">
          <table:table-cell office:value-type="float" office:value="25.4" table:style-name="ce3">
            <text:p>25.4</text:p>
          </table:table-cell>
          <table:table-cell office:value-type="string" office:string-value="good" table:formula="of:=IF([.A297]&lt;20;&quot;bad&quot;;&quot;good&quot;)" table:style-name="ce3">
            <text:p>good</text:p>
          </table:table-cell>
          <table:table-cell office:value-type="float" office:value="5" table:style-name="ce1">
            <text:p>5</text:p>
          </table:table-cell>
          <table:table-cell office:value-type="float" office:value="183" table:style-name="ce1">
            <text:p>183</text:p>
          </table:table-cell>
          <table:table-cell office:value-type="float" office:value="77" table:style-name="ce1">
            <text:p>77</text:p>
          </table:table-cell>
          <table:table-cell office:value-type="float" office:value="3530" table:style-name="ce1">
            <text:p>3530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97]=1;&quot;USA&quot;;IF([.I297]=2;&quot;Europe&quot;;&quot;Asia&quot;))" table:style-name="ce1">
            <text:p>Europe</text:p>
          </table:table-cell>
          <table:table-cell office:value-type="string" table:style-name="ce1">
            <text:p>"mercedes benz 300d"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office:string-value="good" table:formula="of:=IF([.A298]&lt;20;&quot;bad&quot;;&quot;good&quot;)" table:style-name="ce3">
            <text:p>goo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25" table:style-name="ce1">
            <text:p>125</text:p>
          </table:table-cell>
          <table:table-cell office:value-type="float" office:value="3900" table:style-name="ce1">
            <text:p>390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298]=1;&quot;USA&quot;;IF([.I298]=2;&quot;Europe&quot;;&quot;Asia&quot;))" table:style-name="ce1">
            <text:p>USA</text:p>
          </table:table-cell>
          <table:table-cell office:value-type="string" table:style-name="ce1">
            <text:p>"cadillac eldorado"</text:p>
          </table:table-cell>
          <table:table-cell table:number-columns-repeated="16373"/>
        </table:table-row>
        <table:table-row table:style-name="ro1">
          <table:table-cell office:value-type="float" office:value="27.2" table:style-name="ce3">
            <text:p>27.2</text:p>
          </table:table-cell>
          <table:table-cell office:value-type="string" office:string-value="good" table:formula="of:=IF([.A29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1" table:style-name="ce1">
            <text:p>141</text:p>
          </table:table-cell>
          <table:table-cell office:value-type="float" office:value="71" table:style-name="ce1">
            <text:p>71</text:p>
          </table:table-cell>
          <table:table-cell office:value-type="float" office:value="3190" table:style-name="ce1">
            <text:p>3190</text:p>
          </table:table-cell>
          <table:table-cell office:value-type="float" office:value="24.8" table:style-name="ce1">
            <text:p>24.8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299]=1;&quot;USA&quot;;IF([.I299]=2;&quot;Europe&quot;;&quot;Asia&quot;))" table:style-name="ce1">
            <text:p>Europe</text:p>
          </table:table-cell>
          <table:table-cell office:value-type="string" table:style-name="ce1">
            <text:p>"peugeot 504"</text:p>
          </table:table-cell>
          <table:table-cell table:number-columns-repeated="16373"/>
        </table:table-row>
        <table:table-row table:style-name="ro1">
          <table:table-cell office:value-type="float" office:value="23.9" table:style-name="ce3">
            <text:p>23.9</text:p>
          </table:table-cell>
          <table:table-cell office:value-type="string" office:string-value="good" table:formula="of:=IF([.A300]&lt;20;&quot;bad&quot;;&quot;good&quot;)" table:style-name="ce3">
            <text:p>good</text:p>
          </table:table-cell>
          <table:table-cell office:value-type="float" office:value="8" table:style-name="ce1">
            <text:p>8</text:p>
          </table:table-cell>
          <table:table-cell office:value-type="float" office:value="260" table:style-name="ce1">
            <text:p>260</text:p>
          </table:table-cell>
          <table:table-cell office:value-type="float" office:value="90" table:style-name="ce1">
            <text:p>90</text:p>
          </table:table-cell>
          <table:table-cell office:value-type="float" office:value="3420" table:style-name="ce1">
            <text:p>3420</text:p>
          </table:table-cell>
          <table:table-cell office:value-type="float" office:value="22.2" table:style-name="ce1">
            <text:p>22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0]=1;&quot;USA&quot;;IF([.I300]=2;&quot;Europe&quot;;&quot;Asia&quot;))" table:style-name="ce1">
            <text:p>USA</text:p>
          </table:table-cell>
          <table:table-cell office:value-type="string" table:style-name="ce1">
            <text:p>"oldsmobile cutlass salon brougham"</text:p>
          </table:table-cell>
          <table:table-cell table:number-columns-repeated="16373"/>
        </table:table-row>
        <table:table-row table:style-name="ro1">
          <table:table-cell office:value-type="float" office:value="34.200000000000003" table:style-name="ce3">
            <text:p>34.2</text:p>
          </table:table-cell>
          <table:table-cell office:value-type="string" office:string-value="good" table:formula="of:=IF([.A30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float" office:value="2200" table:style-name="ce1">
            <text:p>2200</text:p>
          </table:table-cell>
          <table:table-cell office:value-type="float" office:value="13.2" table:style-name="ce1">
            <text:p>13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1]=1;&quot;USA&quot;;IF([.I301]=2;&quot;Europe&quot;;&quot;Asia&quot;))" table:style-name="ce1">
            <text:p>USA</text:p>
          </table:table-cell>
          <table:table-cell office:value-type="string" table:style-name="ce1">
            <text:p>"plymouth horizon"</text:p>
          </table:table-cell>
          <table:table-cell table:number-columns-repeated="16373"/>
        </table:table-row>
        <table:table-row table:style-name="ro1">
          <table:table-cell office:value-type="float" office:value="34.5" table:style-name="ce3">
            <text:p>34.5</text:p>
          </table:table-cell>
          <table:table-cell office:value-type="string" office:string-value="good" table:formula="of:=IF([.A30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office:value-type="float" office:value="2150" table:style-name="ce1">
            <text:p>2150</text:p>
          </table:table-cell>
          <table:table-cell office:value-type="float" office:value="14.9" table:style-name="ce1">
            <text:p>14.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2]=1;&quot;USA&quot;;IF([.I302]=2;&quot;Europe&quot;;&quot;Asia&quot;))" table:style-name="ce1">
            <text:p>USA</text:p>
          </table:table-cell>
          <table:table-cell office:value-type="string" table:style-name="ce1">
            <text:p>"plymouth horizon tc3"</text:p>
          </table:table-cell>
          <table:table-cell table:number-columns-repeated="16373"/>
        </table:table-row>
        <table:table-row table:style-name="ro1">
          <table:table-cell office:value-type="float" office:value="31.8" table:style-name="ce3">
            <text:p>31.8</text:p>
          </table:table-cell>
          <table:table-cell office:value-type="string" office:string-value="good" table:formula="of:=IF([.A30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2020" table:style-name="ce1">
            <text:p>2020</text:p>
          </table:table-cell>
          <table:table-cell office:value-type="float" office:value="19.2" table:style-name="ce1">
            <text:p>19.2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03]=1;&quot;USA&quot;;IF([.I303]=2;&quot;Europe&quot;;&quot;Asia&quot;))" table:style-name="ce1">
            <text:p>Asia</text:p>
          </table:table-cell>
          <table:table-cell office:value-type="string" table:style-name="ce1">
            <text:p>"datsun 210"</text:p>
          </table:table-cell>
          <table:table-cell table:number-columns-repeated="16373"/>
        </table:table-row>
        <table:table-row table:style-name="ro1">
          <table:table-cell office:value-type="float" office:value="37.299999999999997" table:style-name="ce3">
            <text:p>37.3</text:p>
          </table:table-cell>
          <table:table-cell office:value-type="string" office:string-value="good" table:formula="of:=IF([.A30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2130" table:style-name="ce1">
            <text:p>2130</text:p>
          </table:table-cell>
          <table:table-cell office:value-type="float" office:value="14.7" table:style-name="ce1">
            <text:p>14.7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04]=1;&quot;USA&quot;;IF([.I304]=2;&quot;Europe&quot;;&quot;Asia&quot;))" table:style-name="ce1">
            <text:p>Europe</text:p>
          </table:table-cell>
          <table:table-cell office:value-type="string" table:style-name="ce1">
            <text:p>"fiat strada custom"</text:p>
          </table:table-cell>
          <table:table-cell table:number-columns-repeated="16373"/>
        </table:table-row>
        <table:table-row table:style-name="ro1">
          <table:table-cell office:value-type="float" office:value="28.4" table:style-name="ce3">
            <text:p>28.4</text:p>
          </table:table-cell>
          <table:table-cell office:value-type="string" office:string-value="good" table:formula="of:=IF([.A30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2670" table:style-name="ce1">
            <text:p>2670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5]=1;&quot;USA&quot;;IF([.I305]=2;&quot;Europe&quot;;&quot;Asia&quot;))" table:style-name="ce1">
            <text:p>USA</text:p>
          </table:table-cell>
          <table:table-cell office:value-type="string" table:style-name="ce1">
            <text:p>"buick skylark limited"</text:p>
          </table:table-cell>
          <table:table-cell table:number-columns-repeated="16373"/>
        </table:table-row>
        <table:table-row table:style-name="ro1">
          <table:table-cell office:value-type="float" office:value="28.8" table:style-name="ce3">
            <text:p>28.8</text:p>
          </table:table-cell>
          <table:table-cell office:value-type="string" office:string-value="good" table:formula="of:=IF([.A306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1">
            <text:p>115</text:p>
          </table:table-cell>
          <table:table-cell office:value-type="float" office:value="2595" table:style-name="ce1">
            <text:p>2595</text:p>
          </table:table-cell>
          <table:table-cell office:value-type="float" office:value="11.3" table:style-name="ce1">
            <text:p>11.3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6]=1;&quot;USA&quot;;IF([.I306]=2;&quot;Europe&quot;;&quot;Asia&quot;))" table:style-name="ce1">
            <text:p>USA</text:p>
          </table:table-cell>
          <table:table-cell office:value-type="string" table:style-name="ce1">
            <text:p>"chevrolet citation"</text:p>
          </table:table-cell>
          <table:table-cell table:number-columns-repeated="16373"/>
        </table:table-row>
        <table:table-row table:style-name="ro1">
          <table:table-cell office:value-type="float" office:value="26.8" table:style-name="ce3">
            <text:p>26.8</text:p>
          </table:table-cell>
          <table:table-cell office:value-type="string" office:string-value="good" table:formula="of:=IF([.A307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1">
            <text:p>115</text:p>
          </table:table-cell>
          <table:table-cell office:value-type="float" office:value="2700" table:style-name="ce1">
            <text:p>2700</text:p>
          </table:table-cell>
          <table:table-cell office:value-type="float" office:value="12.9" table:style-name="ce1">
            <text:p>12.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7]=1;&quot;USA&quot;;IF([.I307]=2;&quot;Europe&quot;;&quot;Asia&quot;))" table:style-name="ce1">
            <text:p>USA</text:p>
          </table:table-cell>
          <table:table-cell office:value-type="string" table:style-name="ce1">
            <text:p>"oldsmobile omega brougham"</text:p>
          </table:table-cell>
          <table:table-cell table:number-columns-repeated="16373"/>
        </table:table-row>
        <table:table-row table:style-name="ro1">
          <table:table-cell office:value-type="float" office:value="33.5" table:style-name="ce3">
            <text:p>33.5</text:p>
          </table:table-cell>
          <table:table-cell office:value-type="string" office:string-value="good" table:formula="of:=IF([.A30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2556" table:style-name="ce1">
            <text:p>2556</text:p>
          </table:table-cell>
          <table:table-cell office:value-type="float" office:value="13.2" table:style-name="ce1">
            <text:p>13.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08]=1;&quot;USA&quot;;IF([.I308]=2;&quot;Europe&quot;;&quot;Asia&quot;))" table:style-name="ce1">
            <text:p>USA</text:p>
          </table:table-cell>
          <table:table-cell office:value-type="string" table:style-name="ce1">
            <text:p>"pontiac phoenix"</text:p>
          </table:table-cell>
          <table:table-cell table:number-columns-repeated="16373"/>
        </table:table-row>
        <table:table-row table:style-name="ro1">
          <table:table-cell office:value-type="float" office:value="41.5" table:style-name="ce3">
            <text:p>41.5</text:p>
          </table:table-cell>
          <table:table-cell office:value-type="string" office:string-value="good" table:formula="of:=IF([.A30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office:value-type="float" office:value="2144" table:style-name="ce1">
            <text:p>2144</text:p>
          </table:table-cell>
          <table:table-cell office:value-type="float" office:value="14.7" table:style-name="ce1">
            <text:p>14.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09]=1;&quot;USA&quot;;IF([.I309]=2;&quot;Europe&quot;;&quot;Asia&quot;))" table:style-name="ce1">
            <text:p>Europe</text:p>
          </table:table-cell>
          <table:table-cell office:value-type="string" table:style-name="ce1">
            <text:p>"vw rabbit"</text:p>
          </table:table-cell>
          <table:table-cell table:number-columns-repeated="16373"/>
        </table:table-row>
        <table:table-row table:style-name="ro1">
          <table:table-cell office:value-type="float" office:value="38.1" table:style-name="ce3">
            <text:p>38.1</text:p>
          </table:table-cell>
          <table:table-cell office:value-type="string" office:string-value="good" table:formula="of:=IF([.A31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1968" table:style-name="ce1">
            <text:p>1968</text:p>
          </table:table-cell>
          <table:table-cell office:value-type="float" office:value="18.8" table:style-name="ce1">
            <text:p>18.8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10]=1;&quot;USA&quot;;IF([.I310]=2;&quot;Europe&quot;;&quot;Asia&quot;))" table:style-name="ce1">
            <text:p>Asia</text:p>
          </table:table-cell>
          <table:table-cell office:value-type="string" table:style-name="ce1">
            <text:p>"toyota corolla tercel"</text:p>
          </table:table-cell>
          <table:table-cell table:number-columns-repeated="16373"/>
        </table:table-row>
        <table:table-row table:style-name="ro1">
          <table:table-cell office:value-type="float" office:value="32.1" table:style-name="ce3">
            <text:p>32.1</text:p>
          </table:table-cell>
          <table:table-cell office:value-type="string" office:string-value="good" table:formula="of:=IF([.A31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2120" table:style-name="ce1">
            <text:p>2120</text:p>
          </table:table-cell>
          <table:table-cell office:value-type="float" office:value="15.5" table:style-name="ce1">
            <text:p>15.5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11]=1;&quot;USA&quot;;IF([.I311]=2;&quot;Europe&quot;;&quot;Asia&quot;))" table:style-name="ce1">
            <text:p>USA</text:p>
          </table:table-cell>
          <table:table-cell office:value-type="string" table:style-name="ce1">
            <text:p>"chevrolet chevette"</text:p>
          </table:table-cell>
          <table:table-cell table:number-columns-repeated="16373"/>
        </table:table-row>
        <table:table-row table:style-name="ro1">
          <table:table-cell office:value-type="float" office:value="37.200000000000003" table:style-name="ce3">
            <text:p>37.2</text:p>
          </table:table-cell>
          <table:table-cell office:value-type="string" office:string-value="good" table:formula="of:=IF([.A31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2019" table:style-name="ce1">
            <text:p>2019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12]=1;&quot;USA&quot;;IF([.I312]=2;&quot;Europe&quot;;&quot;Asia&quot;))" table:style-name="ce1">
            <text:p>Asia</text:p>
          </table:table-cell>
          <table:table-cell office:value-type="string" table:style-name="ce1">
            <text:p>"datsun 310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31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2678" table:style-name="ce1">
            <text:p>2678</text:p>
          </table:table-cell>
          <table:table-cell office:value-type="float" office:value="16.5" table:style-name="ce1">
            <text:p>16.5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13]=1;&quot;USA&quot;;IF([.I313]=2;&quot;Europe&quot;;&quot;Asia&quot;))" table:style-name="ce1">
            <text:p>USA</text:p>
          </table:table-cell>
          <table:table-cell office:value-type="string" table:style-name="ce1">
            <text:p>"chevrolet citation"</text:p>
          </table:table-cell>
          <table:table-cell table:number-columns-repeated="16373"/>
        </table:table-row>
        <table:table-row table:style-name="ro1">
          <table:table-cell office:value-type="float" office:value="26.4" table:style-name="ce3">
            <text:p>26.4</text:p>
          </table:table-cell>
          <table:table-cell office:value-type="string" office:string-value="good" table:formula="of:=IF([.A31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8" table:style-name="ce1">
            <text:p>88</text:p>
          </table:table-cell>
          <table:table-cell office:value-type="float" office:value="2870" table:style-name="ce1">
            <text:p>2870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14]=1;&quot;USA&quot;;IF([.I314]=2;&quot;Europe&quot;;&quot;Asia&quot;))" table:style-name="ce1">
            <text:p>USA</text:p>
          </table:table-cell>
          <table:table-cell office:value-type="string" table:style-name="ce1">
            <text:p>"ford fairmont"</text:p>
          </table:table-cell>
          <table:table-cell table:number-columns-repeated="16373"/>
        </table:table-row>
        <table:table-row table:style-name="ro1">
          <table:table-cell office:value-type="float" office:value="24.3" table:style-name="ce3">
            <text:p>24.3</text:p>
          </table:table-cell>
          <table:table-cell office:value-type="string" office:string-value="good" table:formula="of:=IF([.A31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3003" table:style-name="ce1">
            <text:p>3003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15]=1;&quot;USA&quot;;IF([.I315]=2;&quot;Europe&quot;;&quot;Asia&quot;))" table:style-name="ce1">
            <text:p>USA</text:p>
          </table:table-cell>
          <table:table-cell office:value-type="string" table:style-name="ce1">
            <text:p>"amc concord"</text:p>
          </table:table-cell>
          <table:table-cell table:number-columns-repeated="16373"/>
        </table:table-row>
        <table:table-row table:style-name="ro1">
          <table:table-cell office:value-type="float" office:value="19.100000000000001" table:style-name="ce3">
            <text:p>19.1</text:p>
          </table:table-cell>
          <table:table-cell office:value-type="string" office:string-value="bad" table:formula="of:=IF([.A316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3381" table:style-name="ce1">
            <text:p>3381</text:p>
          </table:table-cell>
          <table:table-cell office:value-type="float" office:value="18.7" table:style-name="ce1">
            <text:p>18.7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16]=1;&quot;USA&quot;;IF([.I316]=2;&quot;Europe&quot;;&quot;Asia&quot;))" table:style-name="ce1">
            <text:p>USA</text:p>
          </table:table-cell>
          <table:table-cell office:value-type="string" table:style-name="ce1">
            <text:p>"dodge aspen"</text:p>
          </table:table-cell>
          <table:table-cell table:number-columns-repeated="16373"/>
        </table:table-row>
        <table:table-row table:style-name="ro1">
          <table:table-cell office:value-type="float" office:value="34.299999999999997" table:style-name="ce3">
            <text:p>34.3</text:p>
          </table:table-cell>
          <table:table-cell office:value-type="string" office:string-value="good" table:formula="of:=IF([.A31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2188" table:style-name="ce1">
            <text:p>2188</text:p>
          </table:table-cell>
          <table:table-cell office:value-type="float" office:value="15.8" table:style-name="ce1">
            <text:p>15.8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17]=1;&quot;USA&quot;;IF([.I317]=2;&quot;Europe&quot;;&quot;Asia&quot;))" table:style-name="ce1">
            <text:p>Europe</text:p>
          </table:table-cell>
          <table:table-cell office:value-type="string" table:style-name="ce1">
            <text:p>"audi 4000"</text:p>
          </table:table-cell>
          <table:table-cell table:number-columns-repeated="16373"/>
        </table:table-row>
        <table:table-row table:style-name="ro1">
          <table:table-cell office:value-type="float" office:value="29.8" table:style-name="ce3">
            <text:p>29.8</text:p>
          </table:table-cell>
          <table:table-cell office:value-type="string" office:string-value="good" table:formula="of:=IF([.A31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4" table:style-name="ce1">
            <text:p>134</text:p>
          </table:table-cell>
          <table:table-cell office:value-type="float" office:value="90" table:style-name="ce1">
            <text:p>90</text:p>
          </table:table-cell>
          <table:table-cell office:value-type="float" office:value="2711" table:style-name="ce1">
            <text:p>2711</text:p>
          </table:table-cell>
          <table:table-cell office:value-type="float" office:value="15.5" table:style-name="ce1">
            <text:p>15.5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18]=1;&quot;USA&quot;;IF([.I318]=2;&quot;Europe&quot;;&quot;Asia&quot;))" table:style-name="ce1">
            <text:p>Asia</text:p>
          </table:table-cell>
          <table:table-cell office:value-type="string" table:style-name="ce1">
            <text:p>"toyota corona liftback"</text:p>
          </table:table-cell>
          <table:table-cell table:number-columns-repeated="16373"/>
        </table:table-row>
        <table:table-row table:style-name="ro1">
          <table:table-cell office:value-type="float" office:value="31.3" table:style-name="ce3">
            <text:p>31.3</text:p>
          </table:table-cell>
          <table:table-cell office:value-type="string" office:string-value="good" table:formula="of:=IF([.A31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2542" table:style-name="ce1">
            <text:p>2542</text:p>
          </table:table-cell>
          <table:table-cell office:value-type="float" office:value="17.5" table:style-name="ce1">
            <text:p>17.5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19]=1;&quot;USA&quot;;IF([.I319]=2;&quot;Europe&quot;;&quot;Asia&quot;))" table:style-name="ce1">
            <text:p>Asia</text:p>
          </table:table-cell>
          <table:table-cell office:value-type="string" table:style-name="ce1">
            <text:p>"mazda 626"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office:string-value="good" table:formula="of:=IF([.A32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92" table:style-name="ce1">
            <text:p>92</text:p>
          </table:table-cell>
          <table:table-cell office:value-type="float" office:value="2434" table:style-name="ce1">
            <text:p>2434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20]=1;&quot;USA&quot;;IF([.I320]=2;&quot;Europe&quot;;&quot;Asia&quot;))" table:style-name="ce1">
            <text:p>Asia</text:p>
          </table:table-cell>
          <table:table-cell office:value-type="string" table:style-name="ce1">
            <text:p>"datsun 510 hatchback"</text:p>
          </table:table-cell>
          <table:table-cell table:number-columns-repeated="16373"/>
        </table:table-row>
        <table:table-row table:style-name="ro1">
          <table:table-cell office:value-type="float" office:value="32.200000000000003" table:style-name="ce3">
            <text:p>32.2</text:p>
          </table:table-cell>
          <table:table-cell office:value-type="string" office:string-value="good" table:formula="of:=IF([.A32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75" table:style-name="ce1">
            <text:p>75</text:p>
          </table:table-cell>
          <table:table-cell office:value-type="float" office:value="2265" table:style-name="ce1">
            <text:p>2265</text:p>
          </table:table-cell>
          <table:table-cell office:value-type="float" office:value="15.2" table:style-name="ce1">
            <text:p>15.2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21]=1;&quot;USA&quot;;IF([.I321]=2;&quot;Europe&quot;;&quot;Asia&quot;))" table:style-name="ce1">
            <text:p>Asia</text:p>
          </table:table-cell>
          <table:table-cell office:value-type="string" table:style-name="ce1">
            <text:p>"toyota corolla"</text:p>
          </table:table-cell>
          <table:table-cell table:number-columns-repeated="16373"/>
        </table:table-row>
        <table:table-row table:style-name="ro1">
          <table:table-cell office:value-type="float" office:value="46.6" table:style-name="ce3">
            <text:p>46.6</text:p>
          </table:table-cell>
          <table:table-cell office:value-type="string" office:string-value="good" table:formula="of:=IF([.A32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2110" table:style-name="ce1">
            <text:p>211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22]=1;&quot;USA&quot;;IF([.I322]=2;&quot;Europe&quot;;&quot;Asia&quot;))" table:style-name="ce1">
            <text:p>Asia</text:p>
          </table:table-cell>
          <table:table-cell office:value-type="string" table:style-name="ce1">
            <text:p>"mazda glc"</text:p>
          </table:table-cell>
          <table:table-cell table:number-columns-repeated="16373"/>
        </table:table-row>
        <table:table-row table:style-name="ro1">
          <table:table-cell office:value-type="float" office:value="27.9" table:style-name="ce3">
            <text:p>27.9</text:p>
          </table:table-cell>
          <table:table-cell office:value-type="string" office:string-value="good" table:formula="of:=IF([.A32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6" table:style-name="ce1">
            <text:p>156</text:p>
          </table:table-cell>
          <table:table-cell office:value-type="float" office:value="105" table:style-name="ce1">
            <text:p>105</text:p>
          </table:table-cell>
          <table:table-cell office:value-type="float" office:value="2800" table:style-name="ce1">
            <text:p>2800</text:p>
          </table:table-cell>
          <table:table-cell office:value-type="float" office:value="14.4" table:style-name="ce1">
            <text:p>14.4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23]=1;&quot;USA&quot;;IF([.I323]=2;&quot;Europe&quot;;&quot;Asia&quot;))" table:style-name="ce1">
            <text:p>USA</text:p>
          </table:table-cell>
          <table:table-cell office:value-type="string" table:style-name="ce1">
            <text:p>"dodge colt"</text:p>
          </table:table-cell>
          <table:table-cell table:number-columns-repeated="16373"/>
        </table:table-row>
        <table:table-row table:style-name="ro1">
          <table:table-cell office:value-type="float" office:value="40.799999999999997" table:style-name="ce3">
            <text:p>40.8</text:p>
          </table:table-cell>
          <table:table-cell office:value-type="string" office:string-value="good" table:formula="of:=IF([.A32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2110" table:style-name="ce1">
            <text:p>2110</text:p>
          </table:table-cell>
          <table:table-cell office:value-type="float" office:value="19.2" table:style-name="ce1">
            <text:p>19.2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24]=1;&quot;USA&quot;;IF([.I324]=2;&quot;Europe&quot;;&quot;Asia&quot;))" table:style-name="ce1">
            <text:p>Asia</text:p>
          </table:table-cell>
          <table:table-cell office:value-type="string" table:style-name="ce1">
            <text:p>"datsun 210"</text:p>
          </table:table-cell>
          <table:table-cell table:number-columns-repeated="16373"/>
        </table:table-row>
        <table:table-row table:style-name="ro1">
          <table:table-cell office:value-type="float" office:value="44.3" table:style-name="ce3">
            <text:p>44.3</text:p>
          </table:table-cell>
          <table:table-cell office:value-type="string" office:string-value="good" table:formula="of:=IF([.A32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2085" table:style-name="ce1">
            <text:p>2085</text:p>
          </table:table-cell>
          <table:table-cell office:value-type="float" office:value="21.7" table:style-name="ce1">
            <text:p>21.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25]=1;&quot;USA&quot;;IF([.I325]=2;&quot;Europe&quot;;&quot;Asia&quot;))" table:style-name="ce1">
            <text:p>Europe</text:p>
          </table:table-cell>
          <table:table-cell office:value-type="string" table:style-name="ce1">
            <text:p>"vw rabbit c (diesel)"</text:p>
          </table:table-cell>
          <table:table-cell table:number-columns-repeated="16373"/>
        </table:table-row>
        <table:table-row table:style-name="ro1">
          <table:table-cell office:value-type="float" office:value="43.4" table:style-name="ce3">
            <text:p>43.4</text:p>
          </table:table-cell>
          <table:table-cell office:value-type="string" office:string-value="good" table:formula="of:=IF([.A32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2335" table:style-name="ce1">
            <text:p>2335</text:p>
          </table:table-cell>
          <table:table-cell office:value-type="float" office:value="23.7" table:style-name="ce1">
            <text:p>23.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26]=1;&quot;USA&quot;;IF([.I326]=2;&quot;Europe&quot;;&quot;Asia&quot;))" table:style-name="ce1">
            <text:p>Europe</text:p>
          </table:table-cell>
          <table:table-cell office:value-type="string" table:style-name="ce1">
            <text:p>"vw dasher (diesel)"</text:p>
          </table:table-cell>
          <table:table-cell table:number-columns-repeated="16373"/>
        </table:table-row>
        <table:table-row table:style-name="ro1">
          <table:table-cell office:value-type="float" office:value="36.4" table:style-name="ce3">
            <text:p>36.4</text:p>
          </table:table-cell>
          <table:table-cell office:value-type="string" office:string-value="good" table:formula="of:=IF([.A327]&lt;20;&quot;bad&quot;;&quot;good&quot;)" table:style-name="ce3">
            <text:p>good</text:p>
          </table:table-cell>
          <table:table-cell office:value-type="float" office:value="5" table:style-name="ce1">
            <text:p>5</text:p>
          </table:table-cell>
          <table:table-cell office:value-type="float" office:value="121" table:style-name="ce1">
            <text:p>121</text:p>
          </table:table-cell>
          <table:table-cell office:value-type="float" office:value="67" table:style-name="ce1">
            <text:p>67</text:p>
          </table:table-cell>
          <table:table-cell office:value-type="float" office:value="2950" table:style-name="ce1">
            <text:p>2950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27]=1;&quot;USA&quot;;IF([.I327]=2;&quot;Europe&quot;;&quot;Asia&quot;))" table:style-name="ce1">
            <text:p>Europe</text:p>
          </table:table-cell>
          <table:table-cell office:value-type="string" table:style-name="ce1">
            <text:p>"audi 5000s (diesel)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32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6" table:style-name="ce1">
            <text:p>146</text:p>
          </table:table-cell>
          <table:table-cell office:value-type="float" office:value="67" table:style-name="ce1">
            <text:p>67</text:p>
          </table:table-cell>
          <table:table-cell office:value-type="float" office:value="3250" table:style-name="ce1">
            <text:p>3250</text:p>
          </table:table-cell>
          <table:table-cell office:value-type="float" office:value="21.8" table:style-name="ce1">
            <text:p>21.8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28]=1;&quot;USA&quot;;IF([.I328]=2;&quot;Europe&quot;;&quot;Asia&quot;))" table:style-name="ce1">
            <text:p>Europe</text:p>
          </table:table-cell>
          <table:table-cell office:value-type="string" table:style-name="ce1">
            <text:p>"mercedes-benz 240d"</text:p>
          </table:table-cell>
          <table:table-cell table:number-columns-repeated="16373"/>
        </table:table-row>
        <table:table-row table:style-name="ro1">
          <table:table-cell office:value-type="float" office:value="44.6" table:style-name="ce3">
            <text:p>44.6</text:p>
          </table:table-cell>
          <table:table-cell office:value-type="string" office:string-value="good" table:formula="of:=IF([.A32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1850" table:style-name="ce1">
            <text:p>1850</text:p>
          </table:table-cell>
          <table:table-cell office:value-type="float" office:value="13.8" table:style-name="ce1">
            <text:p>13.8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29]=1;&quot;USA&quot;;IF([.I329]=2;&quot;Europe&quot;;&quot;Asia&quot;))" table:style-name="ce1">
            <text:p>Asia</text:p>
          </table:table-cell>
          <table:table-cell office:value-type="string" table:style-name="ce1">
            <text:p>"honda civic 1500 gl"</text:p>
          </table:table-cell>
          <table:table-cell table:number-columns-repeated="16373"/>
        </table:table-row>
        <table:table-row table:style-name="ro1">
          <table:table-cell office:value-type="float" office:value="33.799999999999997" table:style-name="ce3">
            <text:p>33.8</text:p>
          </table:table-cell>
          <table:table-cell office:value-type="string" office:string-value="good" table:formula="of:=IF([.A33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2145" table:style-name="ce1">
            <text:p>214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30]=1;&quot;USA&quot;;IF([.I330]=2;&quot;Europe&quot;;&quot;Asia&quot;))" table:style-name="ce1">
            <text:p>Asia</text:p>
          </table:table-cell>
          <table:table-cell office:value-type="string" table:style-name="ce1">
            <text:p>"subaru dl"</text:p>
          </table:table-cell>
          <table:table-cell table:number-columns-repeated="16373"/>
        </table:table-row>
        <table:table-row table:style-name="ro1">
          <table:table-cell office:value-type="float" office:value="29.8" table:style-name="ce3">
            <text:p>29.8</text:p>
          </table:table-cell>
          <table:table-cell office:value-type="string" office:string-value="good" table:formula="of:=IF([.A33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62" table:style-name="ce1">
            <text:p>62</text:p>
          </table:table-cell>
          <table:table-cell office:value-type="float" office:value="1845" table:style-name="ce1">
            <text:p>1845</text:p>
          </table:table-cell>
          <table:table-cell office:value-type="float" office:value="15.3" table:style-name="ce1">
            <text:p>15.3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31]=1;&quot;USA&quot;;IF([.I331]=2;&quot;Europe&quot;;&quot;Asia&quot;))" table:style-name="ce1">
            <text:p>Europe</text:p>
          </table:table-cell>
          <table:table-cell office:value-type="string" table:style-name="ce1">
            <text:p>"vokswagen rabbit"</text:p>
          </table:table-cell>
          <table:table-cell table:number-columns-repeated="16373"/>
        </table:table-row>
        <table:table-row table:style-name="ro1">
          <table:table-cell office:value-type="float" office:value="32.700000000000003" table:style-name="ce3">
            <text:p>32.7</text:p>
          </table:table-cell>
          <table:table-cell office:value-type="string" office:string-value="good" table:formula="of:=IF([.A332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132" table:style-name="ce1">
            <text:p>132</text:p>
          </table:table-cell>
          <table:table-cell office:value-type="float" office:value="2910" table:style-name="ce1">
            <text:p>2910</text:p>
          </table:table-cell>
          <table:table-cell office:value-type="float" office:value="11.4" table:style-name="ce1">
            <text:p>11.4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32]=1;&quot;USA&quot;;IF([.I332]=2;&quot;Europe&quot;;&quot;Asia&quot;))" table:style-name="ce1">
            <text:p>Asia</text:p>
          </table:table-cell>
          <table:table-cell office:value-type="string" table:style-name="ce1">
            <text:p>"datsun 280-zx"</text:p>
          </table:table-cell>
          <table:table-cell table:number-columns-repeated="16373"/>
        </table:table-row>
        <table:table-row table:style-name="ro1">
          <table:table-cell office:value-type="float" office:value="23.7" table:style-name="ce3">
            <text:p>23.7</text:p>
          </table:table-cell>
          <table:table-cell office:value-type="string" office:string-value="good" table:formula="of:=IF([.A333]&lt;20;&quot;bad&quot;;&quot;good&quot;)" table:style-name="ce3">
            <text:p>good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420" table:style-name="ce1">
            <text:p>2420</text:p>
          </table:table-cell>
          <table:table-cell office:value-type="float" office:value="12.5" table:style-name="ce1">
            <text:p>12.5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33]=1;&quot;USA&quot;;IF([.I333]=2;&quot;Europe&quot;;&quot;Asia&quot;))" table:style-name="ce1">
            <text:p>Asia</text:p>
          </table:table-cell>
          <table:table-cell office:value-type="string" table:style-name="ce1">
            <text:p>"mazda rx-7 gs"</text:p>
          </table:table-cell>
          <table:table-cell table:number-columns-repeated="1637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office:string-value="good" table:formula="of:=IF([.A33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88" table:style-name="ce1">
            <text:p>88</text:p>
          </table:table-cell>
          <table:table-cell office:value-type="float" office:value="2500" table:style-name="ce1">
            <text:p>2500</text:p>
          </table:table-cell>
          <table:table-cell office:value-type="float" office:value="15.1" table:style-name="ce1">
            <text:p>15.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34]=1;&quot;USA&quot;;IF([.I334]=2;&quot;Europe&quot;;&quot;Asia&quot;))" table:style-name="ce1">
            <text:p>Europe</text:p>
          </table:table-cell>
          <table:table-cell office:value-type="string" table:style-name="ce1">
            <text:p>"triumph tr7 coupe"</text:p>
          </table:table-cell>
          <table:table-cell table:number-columns-repeated="16373"/>
        </table:table-row>
        <table:table-row table:style-name="ro1">
          <table:table-cell office:value-type="float" office:value="32.4" table:style-name="ce3">
            <text:p>32.4</text:p>
          </table:table-cell>
          <table:table-cell office:value-type="string" office:string-value="good" table:formula="of:=IF([.A33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72" table:style-name="ce1">
            <text:p>72</text:p>
          </table:table-cell>
          <table:table-cell office:value-type="float" office:value="2290" table:style-name="ce1">
            <text:p>2290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35]=1;&quot;USA&quot;;IF([.I335]=2;&quot;Europe&quot;;&quot;Asia&quot;))" table:style-name="ce1">
            <text:p>Asia</text:p>
          </table:table-cell>
          <table:table-cell office:value-type="string" table:style-name="ce1">
            <text:p>"honda accord"</text:p>
          </table:table-cell>
          <table:table-cell table:number-columns-repeated="16373"/>
        </table:table-row>
        <table:table-row table:style-name="ro1">
          <table:table-cell office:value-type="float" office:value="27.2" table:style-name="ce3">
            <text:p>27.2</text:p>
          </table:table-cell>
          <table:table-cell office:value-type="string" office:string-value="good" table:formula="of:=IF([.A33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2490" table:style-name="ce1">
            <text:p>2490</text:p>
          </table:table-cell>
          <table:table-cell office:value-type="float" office:value="15.7" table:style-name="ce1">
            <text:p>15.7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36]=1;&quot;USA&quot;;IF([.I336]=2;&quot;Europe&quot;;&quot;Asia&quot;))" table:style-name="ce1">
            <text:p>USA</text:p>
          </table:table-cell>
          <table:table-cell office:value-type="string" table:style-name="ce1">
            <text:p>"plymouth reliant"</text:p>
          </table:table-cell>
          <table:table-cell table:number-columns-repeated="16373"/>
        </table:table-row>
        <table:table-row table:style-name="ro1">
          <table:table-cell office:value-type="float" office:value="26.6" table:style-name="ce3">
            <text:p>26.6</text:p>
          </table:table-cell>
          <table:table-cell office:value-type="string" office:string-value="good" table:formula="of:=IF([.A33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84" table:style-name="ce1">
            <text:p>84</text:p>
          </table:table-cell>
          <table:table-cell office:value-type="float" office:value="2635" table:style-name="ce1">
            <text:p>263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37]=1;&quot;USA&quot;;IF([.I337]=2;&quot;Europe&quot;;&quot;Asia&quot;))" table:style-name="ce1">
            <text:p>USA</text:p>
          </table:table-cell>
          <table:table-cell office:value-type="string" table:style-name="ce1">
            <text:p>"buick skylark"</text:p>
          </table:table-cell>
          <table:table-cell table:number-columns-repeated="16373"/>
        </table:table-row>
        <table:table-row table:style-name="ro1">
          <table:table-cell office:value-type="float" office:value="25.8" table:style-name="ce3">
            <text:p>25.8</text:p>
          </table:table-cell>
          <table:table-cell office:value-type="string" office:string-value="good" table:formula="of:=IF([.A33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6" table:style-name="ce1">
            <text:p>156</text:p>
          </table:table-cell>
          <table:table-cell office:value-type="float" office:value="92" table:style-name="ce1">
            <text:p>92</text:p>
          </table:table-cell>
          <table:table-cell office:value-type="float" office:value="2620" table:style-name="ce1">
            <text:p>2620</text:p>
          </table:table-cell>
          <table:table-cell office:value-type="float" office:value="14.4" table:style-name="ce1">
            <text:p>14.4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38]=1;&quot;USA&quot;;IF([.I338]=2;&quot;Europe&quot;;&quot;Asia&quot;))" table:style-name="ce1">
            <text:p>USA</text:p>
          </table:table-cell>
          <table:table-cell office:value-type="string" table:style-name="ce1">
            <text:p>"dodge aries wagon (sw)"</text:p>
          </table:table-cell>
          <table:table-cell table:number-columns-repeated="16373"/>
        </table:table-row>
        <table:table-row table:style-name="ro1">
          <table:table-cell office:value-type="float" office:value="23.5" table:style-name="ce3">
            <text:p>23.5</text:p>
          </table:table-cell>
          <table:table-cell office:value-type="string" office:string-value="good" table:formula="of:=IF([.A33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73" table:style-name="ce1">
            <text:p>173</text:p>
          </table:table-cell>
          <table:table-cell office:value-type="float" office:value="110" table:style-name="ce1">
            <text:p>110</text:p>
          </table:table-cell>
          <table:table-cell office:value-type="float" office:value="2725" table:style-name="ce1">
            <text:p>2725</text:p>
          </table:table-cell>
          <table:table-cell office:value-type="float" office:value="12.6" table:style-name="ce1">
            <text:p>12.6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39]=1;&quot;USA&quot;;IF([.I339]=2;&quot;Europe&quot;;&quot;Asia&quot;))" table:style-name="ce1">
            <text:p>USA</text:p>
          </table:table-cell>
          <table:table-cell office:value-type="string" table:style-name="ce1">
            <text:p>"chevrolet citation"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office:string-value="good" table:formula="of:=IF([.A34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2385" table:style-name="ce1">
            <text:p>2385</text:p>
          </table:table-cell>
          <table:table-cell office:value-type="float" office:value="12.9" table:style-name="ce1">
            <text:p>12.9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40]=1;&quot;USA&quot;;IF([.I340]=2;&quot;Europe&quot;;&quot;Asia&quot;))" table:style-name="ce1">
            <text:p>USA</text:p>
          </table:table-cell>
          <table:table-cell office:value-type="string" table:style-name="ce1">
            <text:p>"plymouth reliant"</text:p>
          </table:table-cell>
          <table:table-cell table:number-columns-repeated="16373"/>
        </table:table-row>
        <table:table-row table:style-name="ro1">
          <table:table-cell office:value-type="float" office:value="39.1" table:style-name="ce3">
            <text:p>39.1</text:p>
          </table:table-cell>
          <table:table-cell office:value-type="string" office:string-value="good" table:formula="of:=IF([.A34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1755" table:style-name="ce1">
            <text:p>175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1]=1;&quot;USA&quot;;IF([.I341]=2;&quot;Europe&quot;;&quot;Asia&quot;))" table:style-name="ce1">
            <text:p>Asia</text:p>
          </table:table-cell>
          <table:table-cell office:value-type="string" table:style-name="ce1">
            <text:p>"toyota starlet"</text:p>
          </table:table-cell>
          <table:table-cell table:number-columns-repeated="1637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office:string-value="good" table:formula="of:=IF([.A34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1875" table:style-name="ce1">
            <text:p>187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42]=1;&quot;USA&quot;;IF([.I342]=2;&quot;Europe&quot;;&quot;Asia&quot;))" table:style-name="ce1">
            <text:p>USA</text:p>
          </table:table-cell>
          <table:table-cell office:value-type="string" table:style-name="ce1">
            <text:p>"plymouth champ"</text:p>
          </table:table-cell>
          <table:table-cell table:number-columns-repeated="16373"/>
        </table:table-row>
        <table:table-row table:style-name="ro1">
          <table:table-cell office:value-type="float" office:value="35.1" table:style-name="ce3">
            <text:p>35.1</text:p>
          </table:table-cell>
          <table:table-cell office:value-type="string" office:string-value="good" table:formula="of:=IF([.A34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1760" table:style-name="ce1">
            <text:p>1760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3]=1;&quot;USA&quot;;IF([.I343]=2;&quot;Europe&quot;;&quot;Asia&quot;))" table:style-name="ce1">
            <text:p>Asia</text:p>
          </table:table-cell>
          <table:table-cell office:value-type="string" table:style-name="ce1">
            <text:p>"honda civic 1300"</text:p>
          </table:table-cell>
          <table:table-cell table:number-columns-repeated="16373"/>
        </table:table-row>
        <table:table-row table:style-name="ro1">
          <table:table-cell office:value-type="float" office:value="32.299999999999997" table:style-name="ce3">
            <text:p>32.3</text:p>
          </table:table-cell>
          <table:table-cell office:value-type="string" office:string-value="good" table:formula="of:=IF([.A34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2065" table:style-name="ce1">
            <text:p>2065</text:p>
          </table:table-cell>
          <table:table-cell office:value-type="float" office:value="17.8" table:style-name="ce1">
            <text:p>17.8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4]=1;&quot;USA&quot;;IF([.I344]=2;&quot;Europe&quot;;&quot;Asia&quot;))" table:style-name="ce1">
            <text:p>Asia</text:p>
          </table:table-cell>
          <table:table-cell office:value-type="string" table:style-name="ce1">
            <text:p>"subaru"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office:string-value="good" table:formula="of:=IF([.A34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1975" table:style-name="ce1">
            <text:p>1975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5]=1;&quot;USA&quot;;IF([.I345]=2;&quot;Europe&quot;;&quot;Asia&quot;))" table:style-name="ce1">
            <text:p>Asia</text:p>
          </table:table-cell>
          <table:table-cell office:value-type="string" table:style-name="ce1">
            <text:p>"datsun 210 mpg"</text:p>
          </table:table-cell>
          <table:table-cell table:number-columns-repeated="16373"/>
        </table:table-row>
        <table:table-row table:style-name="ro1">
          <table:table-cell office:value-type="float" office:value="37.700000000000003" table:style-name="ce3">
            <text:p>37.7</text:p>
          </table:table-cell>
          <table:table-cell office:value-type="string" office:string-value="good" table:formula="of:=IF([.A34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62" table:style-name="ce1">
            <text:p>62</text:p>
          </table:table-cell>
          <table:table-cell office:value-type="float" office:value="2050" table:style-name="ce1">
            <text:p>2050</text:p>
          </table:table-cell>
          <table:table-cell office:value-type="float" office:value="17.3" table:style-name="ce1">
            <text:p>17.3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6]=1;&quot;USA&quot;;IF([.I346]=2;&quot;Europe&quot;;&quot;Asia&quot;))" table:style-name="ce1">
            <text:p>Asia</text:p>
          </table:table-cell>
          <table:table-cell office:value-type="string" table:style-name="ce1">
            <text:p>"toyota tercel"</text:p>
          </table:table-cell>
          <table:table-cell table:number-columns-repeated="16373"/>
        </table:table-row>
        <table:table-row table:style-name="ro1">
          <table:table-cell office:value-type="float" office:value="34.1" table:style-name="ce3">
            <text:p>34.1</text:p>
          </table:table-cell>
          <table:table-cell office:value-type="string" office:string-value="good" table:formula="of:=IF([.A34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1985" table:style-name="ce1">
            <text:p>1985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47]=1;&quot;USA&quot;;IF([.I347]=2;&quot;Europe&quot;;&quot;Asia&quot;))" table:style-name="ce1">
            <text:p>Asia</text:p>
          </table:table-cell>
          <table:table-cell office:value-type="string" table:style-name="ce1">
            <text:p>"mazda glc 4"</text:p>
          </table:table-cell>
          <table:table-cell table:number-columns-repeated="16373"/>
        </table:table-row>
        <table:table-row table:style-name="ro1">
          <table:table-cell office:value-type="float" office:value="34.700000000000003" table:style-name="ce3">
            <text:p>34.7</text:p>
          </table:table-cell>
          <table:table-cell office:value-type="string" office:string-value="good" table:formula="of:=IF([.A34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63" table:style-name="ce1">
            <text:p>63</text:p>
          </table:table-cell>
          <table:table-cell office:value-type="float" office:value="2215" table:style-name="ce1">
            <text:p>2215</text:p>
          </table:table-cell>
          <table:table-cell office:value-type="float" office:value="14.9" table:style-name="ce1">
            <text:p>14.9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48]=1;&quot;USA&quot;;IF([.I348]=2;&quot;Europe&quot;;&quot;Asia&quot;))" table:style-name="ce1">
            <text:p>USA</text:p>
          </table:table-cell>
          <table:table-cell office:value-type="string" table:style-name="ce1">
            <text:p>"plymouth horizon 4"</text:p>
          </table:table-cell>
          <table:table-cell table:number-columns-repeated="16373"/>
        </table:table-row>
        <table:table-row table:style-name="ro1">
          <table:table-cell office:value-type="float" office:value="34.4" table:style-name="ce3">
            <text:p>34.4</text:p>
          </table:table-cell>
          <table:table-cell office:value-type="string" office:string-value="good" table:formula="of:=IF([.A34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2045" table:style-name="ce1">
            <text:p>2045</text:p>
          </table:table-cell>
          <table:table-cell office:value-type="float" office:value="16.2" table:style-name="ce1">
            <text:p>16.2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49]=1;&quot;USA&quot;;IF([.I349]=2;&quot;Europe&quot;;&quot;Asia&quot;))" table:style-name="ce1">
            <text:p>USA</text:p>
          </table:table-cell>
          <table:table-cell office:value-type="string" table:style-name="ce1">
            <text:p>"ford escort 4w"</text:p>
          </table:table-cell>
          <table:table-cell table:number-columns-repeated="16373"/>
        </table:table-row>
        <table:table-row table:style-name="ro1">
          <table:table-cell office:value-type="float" office:value="29.9" table:style-name="ce3">
            <text:p>29.9</text:p>
          </table:table-cell>
          <table:table-cell office:value-type="string" office:string-value="good" table:formula="of:=IF([.A35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2380" table:style-name="ce1">
            <text:p>2380</text:p>
          </table:table-cell>
          <table:table-cell office:value-type="float" office:value="20.7" table:style-name="ce1">
            <text:p>20.7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50]=1;&quot;USA&quot;;IF([.I350]=2;&quot;Europe&quot;;&quot;Asia&quot;))" table:style-name="ce1">
            <text:p>USA</text:p>
          </table:table-cell>
          <table:table-cell office:value-type="string" table:style-name="ce1">
            <text:p>"ford escort 2h"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office:string-value="good" table:formula="of:=IF([.A35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74" table:style-name="ce1">
            <text:p>74</text:p>
          </table:table-cell>
          <table:table-cell office:value-type="float" office:value="2190" table:style-name="ce1">
            <text:p>2190</text:p>
          </table:table-cell>
          <table:table-cell office:value-type="float" office:value="14.2" table:style-name="ce1">
            <text:p>14.2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51]=1;&quot;USA&quot;;IF([.I351]=2;&quot;Europe&quot;;&quot;Asia&quot;))" table:style-name="ce1">
            <text:p>Europe</text:p>
          </table:table-cell>
          <table:table-cell office:value-type="string" table:style-name="ce1">
            <text:p>"volkswagen jetta"</text:p>
          </table:table-cell>
          <table:table-cell table:number-columns-repeated="16373"/>
        </table:table-row>
        <table:table-row table:style-name="ro1">
          <table:table-cell office:value-type="float" office:value="33.700000000000003" table:style-name="ce3">
            <text:p>33.7</text:p>
          </table:table-cell>
          <table:table-cell office:value-type="string" office:string-value="good" table:formula="of:=IF([.A35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75" table:style-name="ce1">
            <text:p>75</text:p>
          </table:table-cell>
          <table:table-cell office:value-type="float" office:value="2210" table:style-name="ce1">
            <text:p>2210</text:p>
          </table:table-cell>
          <table:table-cell office:value-type="float" office:value="14.4" table:style-name="ce1">
            <text:p>14.4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2]=1;&quot;USA&quot;;IF([.I352]=2;&quot;Europe&quot;;&quot;Asia&quot;))" table:style-name="ce1">
            <text:p>Asia</text:p>
          </table:table-cell>
          <table:table-cell office:value-type="string" table:style-name="ce1">
            <text:p>"honda prelude"</text:p>
          </table:table-cell>
          <table:table-cell table:number-columns-repeated="16373"/>
        </table:table-row>
        <table:table-row table:style-name="ro1">
          <table:table-cell office:value-type="float" office:value="32.4" table:style-name="ce3">
            <text:p>32.4</text:p>
          </table:table-cell>
          <table:table-cell office:value-type="string" office:string-value="good" table:formula="of:=IF([.A35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75" table:style-name="ce1">
            <text:p>75</text:p>
          </table:table-cell>
          <table:table-cell office:value-type="float" office:value="2350" table:style-name="ce1">
            <text:p>2350</text:p>
          </table:table-cell>
          <table:table-cell office:value-type="float" office:value="16.8" table:style-name="ce1">
            <text:p>16.8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3]=1;&quot;USA&quot;;IF([.I353]=2;&quot;Europe&quot;;&quot;Asia&quot;))" table:style-name="ce1">
            <text:p>Asia</text:p>
          </table:table-cell>
          <table:table-cell office:value-type="string" table:style-name="ce1">
            <text:p>"toyota corolla"</text:p>
          </table:table-cell>
          <table:table-cell table:number-columns-repeated="16373"/>
        </table:table-row>
        <table:table-row table:style-name="ro1">
          <table:table-cell office:value-type="float" office:value="32.9" table:style-name="ce3">
            <text:p>32.9</text:p>
          </table:table-cell>
          <table:table-cell office:value-type="string" office:string-value="good" table:formula="of:=IF([.A35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100" table:style-name="ce1">
            <text:p>100</text:p>
          </table:table-cell>
          <table:table-cell office:value-type="float" office:value="2615" table:style-name="ce1">
            <text:p>2615</text:p>
          </table:table-cell>
          <table:table-cell office:value-type="float" office:value="14.8" table:style-name="ce1">
            <text:p>14.8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4]=1;&quot;USA&quot;;IF([.I354]=2;&quot;Europe&quot;;&quot;Asia&quot;))" table:style-name="ce1">
            <text:p>Asia</text:p>
          </table:table-cell>
          <table:table-cell office:value-type="string" table:style-name="ce1">
            <text:p>"datsun 200sx"</text:p>
          </table:table-cell>
          <table:table-cell table:number-columns-repeated="16373"/>
        </table:table-row>
        <table:table-row table:style-name="ro1">
          <table:table-cell office:value-type="float" office:value="31.6" table:style-name="ce3">
            <text:p>31.6</text:p>
          </table:table-cell>
          <table:table-cell office:value-type="string" office:string-value="good" table:formula="of:=IF([.A35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74" table:style-name="ce1">
            <text:p>74</text:p>
          </table:table-cell>
          <table:table-cell office:value-type="float" office:value="2635" table:style-name="ce1">
            <text:p>2635</text:p>
          </table:table-cell>
          <table:table-cell office:value-type="float" office:value="18.3" table:style-name="ce1">
            <text:p>18.3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5]=1;&quot;USA&quot;;IF([.I355]=2;&quot;Europe&quot;;&quot;Asia&quot;))" table:style-name="ce1">
            <text:p>Asia</text:p>
          </table:table-cell>
          <table:table-cell office:value-type="string" table:style-name="ce1">
            <text:p>"mazda 626"</text:p>
          </table:table-cell>
          <table:table-cell table:number-columns-repeated="16373"/>
        </table:table-row>
        <table:table-row table:style-name="ro1">
          <table:table-cell office:value-type="float" office:value="28.1" table:style-name="ce3">
            <text:p>28.1</text:p>
          </table:table-cell>
          <table:table-cell office:value-type="string" office:string-value="good" table:formula="of:=IF([.A35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1" table:style-name="ce1">
            <text:p>141</text:p>
          </table:table-cell>
          <table:table-cell office:value-type="float" office:value="80" table:style-name="ce1">
            <text:p>80</text:p>
          </table:table-cell>
          <table:table-cell office:value-type="float" office:value="3230" table:style-name="ce1">
            <text:p>323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56]=1;&quot;USA&quot;;IF([.I356]=2;&quot;Europe&quot;;&quot;Asia&quot;))" table:style-name="ce1">
            <text:p>Europe</text:p>
          </table:table-cell>
          <table:table-cell office:value-type="string" table:style-name="ce1">
            <text:p>"peugeot 505s turbo diesel"</text:p>
          </table:table-cell>
          <table:table-cell table:number-columns-repeated="16373"/>
        </table:table-row>
        <table:table-row table:style-name="ro1">
          <table:table-cell office:value-type="float" office:value="30.7" table:style-name="ce3">
            <text:p>30.7</text:p>
          </table:table-cell>
          <table:table-cell office:value-type="string" office:string-value="good" table:formula="of:=IF([.A357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45" table:style-name="ce1">
            <text:p>145</text:p>
          </table:table-cell>
          <table:table-cell office:value-type="float" office:value="76" table:style-name="ce1">
            <text:p>76</text:p>
          </table:table-cell>
          <table:table-cell office:value-type="float" office:value="3160" table:style-name="ce1">
            <text:p>316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57]=1;&quot;USA&quot;;IF([.I357]=2;&quot;Europe&quot;;&quot;Asia&quot;))" table:style-name="ce1">
            <text:p>Europe</text:p>
          </table:table-cell>
          <table:table-cell office:value-type="string" table:style-name="ce1">
            <text:p>"volvo diesel"</text:p>
          </table:table-cell>
          <table:table-cell table:number-columns-repeated="16373"/>
        </table:table-row>
        <table:table-row table:style-name="ro1">
          <table:table-cell office:value-type="float" office:value="25.4" table:style-name="ce3">
            <text:p>25.4</text:p>
          </table:table-cell>
          <table:table-cell office:value-type="string" office:string-value="good" table:formula="of:=IF([.A358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68" table:style-name="ce1">
            <text:p>168</text:p>
          </table:table-cell>
          <table:table-cell office:value-type="float" office:value="116" table:style-name="ce1">
            <text:p>116</text:p>
          </table:table-cell>
          <table:table-cell office:value-type="float" office:value="2900" table:style-name="ce1">
            <text:p>2900</text:p>
          </table:table-cell>
          <table:table-cell office:value-type="float" office:value="12.6" table:style-name="ce1">
            <text:p>12.6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8]=1;&quot;USA&quot;;IF([.I358]=2;&quot;Europe&quot;;&quot;Asia&quot;))" table:style-name="ce1">
            <text:p>Asia</text:p>
          </table:table-cell>
          <table:table-cell office:value-type="string" table:style-name="ce1">
            <text:p>"toyota cressida"</text:p>
          </table:table-cell>
          <table:table-cell table:number-columns-repeated="16373"/>
        </table:table-row>
        <table:table-row table:style-name="ro1">
          <table:table-cell office:value-type="float" office:value="24.2" table:style-name="ce3">
            <text:p>24.2</text:p>
          </table:table-cell>
          <table:table-cell office:value-type="string" office:string-value="good" table:formula="of:=IF([.A359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46" table:style-name="ce1">
            <text:p>146</text:p>
          </table:table-cell>
          <table:table-cell office:value-type="float" office:value="120" table:style-name="ce1">
            <text:p>120</text:p>
          </table:table-cell>
          <table:table-cell office:value-type="float" office:value="2930" table:style-name="ce1">
            <text:p>2930</text:p>
          </table:table-cell>
          <table:table-cell office:value-type="float" office:value="13.8" table:style-name="ce1">
            <text:p>13.8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59]=1;&quot;USA&quot;;IF([.I359]=2;&quot;Europe&quot;;&quot;Asia&quot;))" table:style-name="ce1">
            <text:p>Asia</text:p>
          </table:table-cell>
          <table:table-cell office:value-type="string" table:style-name="ce1">
            <text:p>"datsun 810 maxima"</text:p>
          </table:table-cell>
          <table:table-cell table:number-columns-repeated="16373"/>
        </table:table-row>
        <table:table-row table:style-name="ro1">
          <table:table-cell office:value-type="float" office:value="22.4" table:style-name="ce3">
            <text:p>22.4</text:p>
          </table:table-cell>
          <table:table-cell office:value-type="string" office:string-value="good" table:formula="of:=IF([.A360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1" table:style-name="ce1">
            <text:p>231</text:p>
          </table:table-cell>
          <table:table-cell office:value-type="float" office:value="110" table:style-name="ce1">
            <text:p>110</text:p>
          </table:table-cell>
          <table:table-cell office:value-type="float" office:value="3415" table:style-name="ce1">
            <text:p>3415</text:p>
          </table:table-cell>
          <table:table-cell office:value-type="float" office:value="15.8" table:style-name="ce1">
            <text:p>15.8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0]=1;&quot;USA&quot;;IF([.I360]=2;&quot;Europe&quot;;&quot;Asia&quot;))" table:style-name="ce1">
            <text:p>USA</text:p>
          </table:table-cell>
          <table:table-cell office:value-type="string" table:style-name="ce1">
            <text:p>"buick century"</text:p>
          </table:table-cell>
          <table:table-cell table:number-columns-repeated="16373"/>
        </table:table-row>
        <table:table-row table:style-name="ro1">
          <table:table-cell office:value-type="float" office:value="26.6" table:style-name="ce3">
            <text:p>26.6</text:p>
          </table:table-cell>
          <table:table-cell office:value-type="string" office:string-value="good" table:formula="of:=IF([.A361]&lt;20;&quot;bad&quot;;&quot;good&quot;)" table:style-name="ce3">
            <text:p>good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105" table:style-name="ce1">
            <text:p>105</text:p>
          </table:table-cell>
          <table:table-cell office:value-type="float" office:value="3725" table:style-name="ce1">
            <text:p>3725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1]=1;&quot;USA&quot;;IF([.I361]=2;&quot;Europe&quot;;&quot;Asia&quot;))" table:style-name="ce1">
            <text:p>USA</text:p>
          </table:table-cell>
          <table:table-cell office:value-type="string" table:style-name="ce1">
            <text:p>"oldsmobile cutlass ls"</text:p>
          </table:table-cell>
          <table:table-cell table:number-columns-repeated="16373"/>
        </table:table-row>
        <table:table-row table:style-name="ro1">
          <table:table-cell office:value-type="float" office:value="20.2" table:style-name="ce3">
            <text:p>20.2</text:p>
          </table:table-cell>
          <table:table-cell office:value-type="string" office:string-value="good" table:formula="of:=IF([.A362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00" table:style-name="ce1">
            <text:p>200</text:p>
          </table:table-cell>
          <table:table-cell office:value-type="float" office:value="88" table:style-name="ce1">
            <text:p>88</text:p>
          </table:table-cell>
          <table:table-cell office:value-type="float" office:value="3060" table:style-name="ce1">
            <text:p>3060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2]=1;&quot;USA&quot;;IF([.I362]=2;&quot;Europe&quot;;&quot;Asia&quot;))" table:style-name="ce1">
            <text:p>USA</text:p>
          </table:table-cell>
          <table:table-cell office:value-type="string" table:style-name="ce1">
            <text:p>"ford granada gl"</text:p>
          </table:table-cell>
          <table:table-cell table:number-columns-repeated="16373"/>
        </table:table-row>
        <table:table-row table:style-name="ro1">
          <table:table-cell office:value-type="float" office:value="17.600000000000001" table:style-name="ce3">
            <text:p>17.6</text:p>
          </table:table-cell>
          <table:table-cell office:value-type="string" office:string-value="bad" table:formula="of:=IF([.A363]&lt;20;&quot;bad&quot;;&quot;good&quot;)" table:style-name="ce3">
            <text:p>bad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85" table:style-name="ce1">
            <text:p>85</text:p>
          </table:table-cell>
          <table:table-cell office:value-type="float" office:value="3465" table:style-name="ce1">
            <text:p>346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3]=1;&quot;USA&quot;;IF([.I363]=2;&quot;Europe&quot;;&quot;Asia&quot;))" table:style-name="ce1">
            <text:p>USA</text:p>
          </table:table-cell>
          <table:table-cell office:value-type="string" table:style-name="ce1">
            <text:p>"chrysler lebaron salon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36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88" table:style-name="ce1">
            <text:p>88</text:p>
          </table:table-cell>
          <table:table-cell office:value-type="float" office:value="2605" table:style-name="ce1">
            <text:p>2605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4]=1;&quot;USA&quot;;IF([.I364]=2;&quot;Europe&quot;;&quot;Asia&quot;))" table:style-name="ce1">
            <text:p>USA</text:p>
          </table:table-cell>
          <table:table-cell office:value-type="string" table:style-name="ce1">
            <text:p>"chevrolet cavalier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36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88" table:style-name="ce1">
            <text:p>88</text:p>
          </table:table-cell>
          <table:table-cell office:value-type="float" office:value="2640" table:style-name="ce1">
            <text:p>264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5]=1;&quot;USA&quot;;IF([.I365]=2;&quot;Europe&quot;;&quot;Asia&quot;))" table:style-name="ce1">
            <text:p>USA</text:p>
          </table:table-cell>
          <table:table-cell office:value-type="string" table:style-name="ce1">
            <text:p>"chevrolet cavalier wagon"</text:p>
          </table:table-cell>
          <table:table-cell table:number-columns-repeated="1637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office:string-value="good" table:formula="of:=IF([.A36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88" table:style-name="ce1">
            <text:p>88</text:p>
          </table:table-cell>
          <table:table-cell office:value-type="float" office:value="2395" table:style-name="ce1">
            <text:p>2395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6]=1;&quot;USA&quot;;IF([.I366]=2;&quot;Europe&quot;;&quot;Asia&quot;))" table:style-name="ce1">
            <text:p>USA</text:p>
          </table:table-cell>
          <table:table-cell office:value-type="string" table:style-name="ce1">
            <text:p>"chevrolet cavalier 2-door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36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office:value-type="float" office:value="2575" table:style-name="ce1">
            <text:p>2575</text:p>
          </table:table-cell>
          <table:table-cell office:value-type="float" office:value="16.2" table:style-name="ce1">
            <text:p>16.2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7]=1;&quot;USA&quot;;IF([.I367]=2;&quot;Europe&quot;;&quot;Asia&quot;))" table:style-name="ce1">
            <text:p>USA</text:p>
          </table:table-cell>
          <table:table-cell office:value-type="string" table:style-name="ce1">
            <text:p>"pontiac j2000 se hatchback"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office:string-value="good" table:formula="of:=IF([.A36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2525" table:style-name="ce1">
            <text:p>2525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8]=1;&quot;USA&quot;;IF([.I368]=2;&quot;Europe&quot;;&quot;Asia&quot;))" table:style-name="ce1">
            <text:p>USA</text:p>
          </table:table-cell>
          <table:table-cell office:value-type="string" table:style-name="ce1">
            <text:p>"dodge aries se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36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2735" table:style-name="ce1">
            <text:p>2735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69]=1;&quot;USA&quot;;IF([.I369]=2;&quot;Europe&quot;;&quot;Asia&quot;))" table:style-name="ce1">
            <text:p>USA</text:p>
          </table:table-cell>
          <table:table-cell office:value-type="string" table:style-name="ce1">
            <text:p>"pontiac phoenix"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office:string-value="good" table:formula="of:=IF([.A37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92" table:style-name="ce1">
            <text:p>92</text:p>
          </table:table-cell>
          <table:table-cell office:value-type="float" office:value="2865" table:style-name="ce1">
            <text:p>286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70]=1;&quot;USA&quot;;IF([.I370]=2;&quot;Europe&quot;;&quot;Asia&quot;))" table:style-name="ce1">
            <text:p>USA</text:p>
          </table:table-cell>
          <table:table-cell office:value-type="string" table:style-name="ce1">
            <text:p>"ford fairmont futura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37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74" table:style-name="ce1">
            <text:p>74</text:p>
          </table:table-cell>
          <table:table-cell office:value-type="float" office:value="1980" table:style-name="ce1">
            <text:p>1980</text:p>
          </table:table-cell>
          <table:table-cell office:value-type="float" office:value="15.3" table:style-name="ce1">
            <text:p>15.3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71]=1;&quot;USA&quot;;IF([.I371]=2;&quot;Europe&quot;;&quot;Asia&quot;))" table:style-name="ce1">
            <text:p>Europe</text:p>
          </table:table-cell>
          <table:table-cell office:value-type="string" table:style-name="ce1">
            <text:p>"volkswagen rabbit l"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office:string-value="good" table:formula="of:=IF([.A37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2025" table:style-name="ce1">
            <text:p>2025</text:p>
          </table:table-cell>
          <table:table-cell office:value-type="float" office:value="18.2" table:style-name="ce1">
            <text:p>18.2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2]=1;&quot;USA&quot;;IF([.I372]=2;&quot;Europe&quot;;&quot;Asia&quot;))" table:style-name="ce1">
            <text:p>Asia</text:p>
          </table:table-cell>
          <table:table-cell office:value-type="string" table:style-name="ce1">
            <text:p>"mazda glc custom l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37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1970" table:style-name="ce1">
            <text:p>197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3]=1;&quot;USA&quot;;IF([.I373]=2;&quot;Europe&quot;;&quot;Asia&quot;))" table:style-name="ce1">
            <text:p>Asia</text:p>
          </table:table-cell>
          <table:table-cell office:value-type="string" table:style-name="ce1">
            <text:p>"mazda glc custom"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office:string-value="good" table:formula="of:=IF([.A37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63" table:style-name="ce1">
            <text:p>63</text:p>
          </table:table-cell>
          <table:table-cell office:value-type="float" office:value="2125" table:style-name="ce1">
            <text:p>2125</text:p>
          </table:table-cell>
          <table:table-cell office:value-type="float" office:value="14.7" table:style-name="ce1">
            <text:p>14.7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74]=1;&quot;USA&quot;;IF([.I374]=2;&quot;Europe&quot;;&quot;Asia&quot;))" table:style-name="ce1">
            <text:p>USA</text:p>
          </table:table-cell>
          <table:table-cell office:value-type="string" table:style-name="ce1">
            <text:p>"plymouth horizon miser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375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2125" table:style-name="ce1">
            <text:p>2125</text:p>
          </table:table-cell>
          <table:table-cell office:value-type="float" office:value="17.3" table:style-name="ce1">
            <text:p>17.3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75]=1;&quot;USA&quot;;IF([.I375]=2;&quot;Europe&quot;;&quot;Asia&quot;))" table:style-name="ce1">
            <text:p>USA</text:p>
          </table:table-cell>
          <table:table-cell office:value-type="string" table:style-name="ce1">
            <text:p>"mercury lynx l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37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88" table:style-name="ce1">
            <text:p>88</text:p>
          </table:table-cell>
          <table:table-cell office:value-type="float" office:value="2160" table:style-name="ce1">
            <text:p>2160</text:p>
          </table:table-cell>
          <table:table-cell office:value-type="float" office:value="14.5" table:style-name="ce1">
            <text:p>14.5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6]=1;&quot;USA&quot;;IF([.I376]=2;&quot;Europe&quot;;&quot;Asia&quot;))" table:style-name="ce1">
            <text:p>Asia</text:p>
          </table:table-cell>
          <table:table-cell office:value-type="string" table:style-name="ce1">
            <text:p>"nissan stanza xe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37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7" table:style-name="ce1">
            <text:p>107</text:p>
          </table:table-cell>
          <table:table-cell office:value-type="float" office:value="75" table:style-name="ce1">
            <text:p>75</text:p>
          </table:table-cell>
          <table:table-cell office:value-type="float" office:value="2205" table:style-name="ce1">
            <text:p>2205</text:p>
          </table:table-cell>
          <table:table-cell office:value-type="float" office:value="14.5" table:style-name="ce1">
            <text:p>14.5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7]=1;&quot;USA&quot;;IF([.I377]=2;&quot;Europe&quot;;&quot;Asia&quot;))" table:style-name="ce1">
            <text:p>Asia</text:p>
          </table:table-cell>
          <table:table-cell office:value-type="string" table:style-name="ce1">
            <text:p>"honda accord"</text:p>
          </table:table-cell>
          <table:table-cell table:number-columns-repeated="1637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office:string-value="good" table:formula="of:=IF([.A37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office:value-type="float" office:value="2245" table:style-name="ce1">
            <text:p>224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8]=1;&quot;USA&quot;;IF([.I378]=2;&quot;Europe&quot;;&quot;Asia&quot;))" table:style-name="ce1">
            <text:p>Asia</text:p>
          </table:table-cell>
          <table:table-cell office:value-type="string" table:style-name="ce1">
            <text:p>"toyota corolla"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office:string-value="good" table:formula="of:=IF([.A37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1965" table:style-name="ce1">
            <text:p>1965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79]=1;&quot;USA&quot;;IF([.I379]=2;&quot;Europe&quot;;&quot;Asia&quot;))" table:style-name="ce1">
            <text:p>Asia</text:p>
          </table:table-cell>
          <table:table-cell office:value-type="string" table:style-name="ce1">
            <text:p>"honda civic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38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1965" table:style-name="ce1">
            <text:p>1965</text:p>
          </table:table-cell>
          <table:table-cell office:value-type="float" office:value="15.7" table:style-name="ce1">
            <text:p>15.7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80]=1;&quot;USA&quot;;IF([.I380]=2;&quot;Europe&quot;;&quot;Asia&quot;))" table:style-name="ce1">
            <text:p>Asia</text:p>
          </table:table-cell>
          <table:table-cell office:value-type="string" table:style-name="ce1">
            <text:p>"honda civic (auto)"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office:string-value="good" table:formula="of:=IF([.A38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1995" table:style-name="ce1">
            <text:p>1995</text:p>
          </table:table-cell>
          <table:table-cell office:value-type="float" office:value="16.2" table:style-name="ce1">
            <text:p>16.2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81]=1;&quot;USA&quot;;IF([.I381]=2;&quot;Europe&quot;;&quot;Asia&quot;))" table:style-name="ce1">
            <text:p>Asia</text:p>
          </table:table-cell>
          <table:table-cell office:value-type="string" table:style-name="ce1">
            <text:p>"datsun 310 gx"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office:string-value="good" table:formula="of:=IF([.A382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181" table:style-name="ce1">
            <text:p>181</text:p>
          </table:table-cell>
          <table:table-cell office:value-type="float" office:value="110" table:style-name="ce1">
            <text:p>110</text:p>
          </table:table-cell>
          <table:table-cell office:value-type="float" office:value="2945" table:style-name="ce1">
            <text:p>294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2]=1;&quot;USA&quot;;IF([.I382]=2;&quot;Europe&quot;;&quot;Asia&quot;))" table:style-name="ce1">
            <text:p>USA</text:p>
          </table:table-cell>
          <table:table-cell office:value-type="string" table:style-name="ce1">
            <text:p>"buick century limited"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office:string-value="good" table:formula="of:=IF([.A383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62" table:style-name="ce1">
            <text:p>262</text:p>
          </table:table-cell>
          <table:table-cell office:value-type="float" office:value="85" table:style-name="ce1">
            <text:p>85</text:p>
          </table:table-cell>
          <table:table-cell office:value-type="float" office:value="3015" table:style-name="ce1">
            <text:p>3015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3]=1;&quot;USA&quot;;IF([.I383]=2;&quot;Europe&quot;;&quot;Asia&quot;))" table:style-name="ce1">
            <text:p>USA</text:p>
          </table:table-cell>
          <table:table-cell office:value-type="string" table:style-name="ce1">
            <text:p>"oldsmobile cutlass ciera (diesel)"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office:string-value="good" table:formula="of:=IF([.A384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6" table:style-name="ce1">
            <text:p>156</text:p>
          </table:table-cell>
          <table:table-cell office:value-type="float" office:value="92" table:style-name="ce1">
            <text:p>92</text:p>
          </table:table-cell>
          <table:table-cell office:value-type="float" office:value="2585" table:style-name="ce1">
            <text:p>2585</text:p>
          </table:table-cell>
          <table:table-cell office:value-type="float" office:value="14.5" table:style-name="ce1">
            <text:p>14.5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4]=1;&quot;USA&quot;;IF([.I384]=2;&quot;Europe&quot;;&quot;Asia&quot;))" table:style-name="ce1">
            <text:p>USA</text:p>
          </table:table-cell>
          <table:table-cell office:value-type="string" table:style-name="ce1">
            <text:p>"chrysler lebaron medallion"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office:string-value="good" table:formula="of:=IF([.A385]&lt;20;&quot;bad&quot;;&quot;good&quot;)" table:style-name="ce3">
            <text:p>good</text:p>
          </table:table-cell>
          <table:table-cell office:value-type="float" office:value="6" table:style-name="ce1">
            <text:p>6</text:p>
          </table:table-cell>
          <table:table-cell office:value-type="float" office:value="232" table:style-name="ce1">
            <text:p>232</text:p>
          </table:table-cell>
          <table:table-cell office:value-type="float" office:value="112" table:style-name="ce1">
            <text:p>112</text:p>
          </table:table-cell>
          <table:table-cell office:value-type="float" office:value="2835" table:style-name="ce1">
            <text:p>2835</text:p>
          </table:table-cell>
          <table:table-cell office:value-type="float" office:value="14.7" table:style-name="ce1">
            <text:p>14.7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5]=1;&quot;USA&quot;;IF([.I385]=2;&quot;Europe&quot;;&quot;Asia&quot;))" table:style-name="ce1">
            <text:p>USA</text:p>
          </table:table-cell>
          <table:table-cell office:value-type="string" table:style-name="ce1">
            <text:p>"ford granada l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386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96" table:style-name="ce1">
            <text:p>96</text:p>
          </table:table-cell>
          <table:table-cell office:value-type="float" office:value="2665" table:style-name="ce1">
            <text:p>2665</text:p>
          </table:table-cell>
          <table:table-cell office:value-type="float" office:value="13.9" table:style-name="ce1">
            <text:p>13.9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office:string-value="Asia" table:formula="of:=IF([.I386]=1;&quot;USA&quot;;IF([.I386]=2;&quot;Europe&quot;;&quot;Asia&quot;))" table:style-name="ce1">
            <text:p>Asia</text:p>
          </table:table-cell>
          <table:table-cell office:value-type="string" table:style-name="ce1">
            <text:p>"toyota celica gt"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office:string-value="good" table:formula="of:=IF([.A387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2370" table:style-name="ce1">
            <text:p>2370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7]=1;&quot;USA&quot;;IF([.I387]=2;&quot;Europe&quot;;&quot;Asia&quot;))" table:style-name="ce1">
            <text:p>USA</text:p>
          </table:table-cell>
          <table:table-cell office:value-type="string" table:style-name="ce1">
            <text:p>"dodge charger 2.2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388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51" table:style-name="ce1">
            <text:p>151</text:p>
          </table:table-cell>
          <table:table-cell office:value-type="float" office:value="90" table:style-name="ce1">
            <text:p>90</text:p>
          </table:table-cell>
          <table:table-cell office:value-type="float" office:value="2950" table:style-name="ce1">
            <text:p>2950</text:p>
          </table:table-cell>
          <table:table-cell office:value-type="float" office:value="17.3" table:style-name="ce1">
            <text:p>17.3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8]=1;&quot;USA&quot;;IF([.I388]=2;&quot;Europe&quot;;&quot;Asia&quot;))" table:style-name="ce1">
            <text:p>USA</text:p>
          </table:table-cell>
          <table:table-cell office:value-type="string" table:style-name="ce1">
            <text:p>"chevrolet camaro"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office:string-value="good" table:formula="of:=IF([.A389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40" table:style-name="ce1">
            <text:p>140</text:p>
          </table:table-cell>
          <table:table-cell office:value-type="float" office:value="86" table:style-name="ce1">
            <text:p>86</text:p>
          </table:table-cell>
          <table:table-cell office:value-type="float" office:value="2790" table:style-name="ce1">
            <text:p>2790</text:p>
          </table:table-cell>
          <table:table-cell office:value-type="float" office:value="15.6" table:style-name="ce1">
            <text:p>15.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89]=1;&quot;USA&quot;;IF([.I389]=2;&quot;Europe&quot;;&quot;Asia&quot;))" table:style-name="ce1">
            <text:p>USA</text:p>
          </table:table-cell>
          <table:table-cell office:value-type="string" table:style-name="ce1">
            <text:p>"ford mustang gl"</text:p>
          </table:table-cell>
          <table:table-cell table:number-columns-repeated="16373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office:string-value="good" table:formula="of:=IF([.A390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2130" table:style-name="ce1">
            <text:p>2130</text:p>
          </table:table-cell>
          <table:table-cell office:value-type="float" office:value="24.6" table:style-name="ce1">
            <text:p>24.6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string" office:string-value="Europe" table:formula="of:=IF([.I390]=1;&quot;USA&quot;;IF([.I390]=2;&quot;Europe&quot;;&quot;Asia&quot;))" table:style-name="ce1">
            <text:p>Europe</text:p>
          </table:table-cell>
          <table:table-cell office:value-type="string" table:style-name="ce1">
            <text:p>"vw pickup"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office:string-value="good" table:formula="of:=IF([.A391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35" table:style-name="ce1">
            <text:p>135</text:p>
          </table:table-cell>
          <table:table-cell office:value-type="float" office:value="84" table:style-name="ce1">
            <text:p>84</text:p>
          </table:table-cell>
          <table:table-cell office:value-type="float" office:value="2295" table:style-name="ce1">
            <text:p>2295</text:p>
          </table:table-cell>
          <table:table-cell office:value-type="float" office:value="11.6" table:style-name="ce1">
            <text:p>11.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91]=1;&quot;USA&quot;;IF([.I391]=2;&quot;Europe&quot;;&quot;Asia&quot;))" table:style-name="ce1">
            <text:p>USA</text:p>
          </table:table-cell>
          <table:table-cell office:value-type="string" table:style-name="ce1">
            <text:p>"dodge rampage"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office:string-value="good" table:formula="of:=IF([.A392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79" table:style-name="ce1">
            <text:p>79</text:p>
          </table:table-cell>
          <table:table-cell office:value-type="float" office:value="2625" table:style-name="ce1">
            <text:p>2625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92]=1;&quot;USA&quot;;IF([.I392]=2;&quot;Europe&quot;;&quot;Asia&quot;))" table:style-name="ce1">
            <text:p>USA</text:p>
          </table:table-cell>
          <table:table-cell office:value-type="string" table:style-name="ce1">
            <text:p>"ford ranger"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office:string-value="good" table:formula="of:=IF([.A393]&lt;20;&quot;bad&quot;;&quot;good&quot;)" table:style-name="ce3">
            <text:p>good</text:p>
          </table:table-cell>
          <table:table-cell office:value-type="float" office:value="4" table:style-name="ce1">
            <text:p>4</text:p>
          </table:table-cell>
          <table:table-cell office:value-type="float" office:value="119" table:style-name="ce1">
            <text:p>119</text:p>
          </table:table-cell>
          <table:table-cell office:value-type="float" office:value="82" table:style-name="ce1">
            <text:p>82</text:p>
          </table:table-cell>
          <table:table-cell office:value-type="float" office:value="2720" table:style-name="ce1">
            <text:p>2720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office:string-value="USA" table:formula="of:=IF([.I393]=1;&quot;USA&quot;;IF([.I393]=2;&quot;Europe&quot;;&quot;Asia&quot;))" table:style-name="ce1">
            <text:p>USA</text:p>
          </table:table-cell>
          <table:table-cell office:value-type="string" table:style-name="ce1">
            <text:p>"chevy s-10"</text:p>
          </table:table-cell>
          <table:table-cell table:number-columns-repeated="16373"/>
        </table:table-row>
        <table:table-row table:number-rows-repeated="1048183" table:style-name="ro1">
          <table:table-cell table:number-columns-repeated="16384"/>
        </table:table-row>
      </table:table>
      <table:named-expressions>
        <table:named-range table:name="ACC" table:cell-range-address="Data_+_Layer_1.$G$2:Data_+_Layer_1.$G$393" table:base-cell-address="Data_+_Layer_1.$A$1"/>
        <table:named-range table:name="COU" table:cell-range-address="Data_+_Layer_1.$I$2:Data_+_Layer_1.$I$393" table:base-cell-address="Data_+_Layer_1.$A$1"/>
        <table:named-range table:name="CYC" table:cell-range-address="Data_+_Layer_1.$C$2:Data_+_Layer_1.$C$393" table:base-cell-address="Data_+_Layer_1.$A$1"/>
        <table:named-range table:name="DIS" table:cell-range-address="Data_+_Layer_1.$D$2:Data_+_Layer_1.$D$393" table:base-cell-address="Data_+_Layer_1.$A$1"/>
        <table:named-range table:name="DSP" table:cell-range-address="Data_+_Layer_1.$D$2:Data_+_Layer_1.$D$393" table:base-cell-address="Data_+_Layer_1.$A$1"/>
        <table:named-range table:name="HOR" table:cell-range-address="Data_+_Layer_1.$E$2:Data_+_Layer_1.$E$393" table:base-cell-address="Data_+_Layer_1.$A$1"/>
        <table:named-range table:name="MPG" table:cell-range-address="Data_+_Layer_1.$B$2:Data_+_Layer_1.$B$393" table:base-cell-address="Data_+_Layer_1.$A$1"/>
        <table:named-range table:name="WEI" table:cell-range-address="Data_+_Layer_1.$F$2:Data_+_Layer_1.$F$393" table:base-cell-address="Data_+_Layer_1.$A$1"/>
        <table:named-range table:name="YEA" table:cell-range-address="Data_+_Layer_1.$H$2:Data_+_Layer_1.$H$393" table:base-cell-address="Data_+_Layer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bondry-note</meta:initial-creator>
    <dc:creator>Yosua Ian</dc:creator>
    <meta:creation-date>2017-09-12T02:42:51Z</meta:creation-date>
    <dc:date>2017-09-13T08:18:17Z</dc:date>
    <meta:editing-cycles>2</meta:editing-cycles>
    <meta:editing-duration>PT391S</meta:editing-duration>
    <meta:user-defined meta:name="AppVersion">16.0300</meta:user-defined>
  </office:meta>
</office:document-meta>
</file>